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automatic-styles>
    <style:style style:name="P1" style:family="paragraph" style:parent-style-name="Heading_20_3">
      <style:paragraph-properties fo:margin-top="0in" fo:margin-bottom="0.0972in" style:contextual-spacing="false" fo:line-height="115%"/>
    </style:style>
    <style:style style:name="P2" style:family="paragraph" style:parent-style-name="Preformatted_20_Text">
      <style:paragraph-properties fo:margin-top="0in" fo:margin-bottom="0.0972in" style:contextual-spacing="false" fo:line-height="115%"/>
    </style:style>
    <style:style style:name="P3" style:family="paragraph" style:parent-style-name="Horizontal_20_Line">
      <style:paragraph-properties fo:margin-top="0in" fo:margin-bottom="0.0972in" style:contextual-spacing="false" fo:line-height="115%"/>
    </style:style>
    <style:style style:name="P4" style:family="paragraph" style:parent-style-name="Preformatted_20_Text">
      <style:paragraph-properties fo:margin-left="0in" fo:margin-right="0in" fo:margin-top="0in" fo:margin-bottom="0.0972in" style:contextual-spacing="false" fo:line-height="115%" fo:text-indent="0in" style:auto-text-indent="false"/>
    </style:style>
    <style:style style:name="P5" style:family="paragraph" style:parent-style-name="Heading_20_4">
      <style:paragraph-properties fo:margin-left="0in" fo:margin-right="0in" fo:margin-top="0in" fo:margin-bottom="0.0972in" style:contextual-spacing="false" fo:line-height="115%" fo:text-indent="0in" style:auto-text-indent="false"/>
    </style:style>
    <style:style style:name="P6" style:family="paragraph" style:parent-style-name="Text_20_body">
      <style:text-properties officeooo:rsid="00239c79" officeooo:paragraph-rsid="00239c79"/>
    </style:style>
    <style:style style:name="P7" style:family="paragraph" style:parent-style-name="Text_20_body">
      <style:text-properties fo:font-weight="bold"/>
    </style:style>
    <style:style style:name="P8"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9"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officeooo:paragraph-rsid="0025d959" fo:background-color="#1f1f1f"/>
    </style:style>
    <style:style style:name="P10" style:family="paragraph" style:parent-style-name="Standard">
      <style:paragraph-properties fo:margin-left="0in" fo:margin-right="0in" style:line-height-at-least="0.1665in" fo:text-indent="0in" style:auto-text-indent="false"/>
      <style:text-properties fo:color="#ce9178" loext:opacity="100%" style:font-name="Droid Sans Mono" fo:font-size="9pt" fo:font-weight="normal" fo:background-color="#1f1f1f"/>
    </style:style>
    <style:style style:name="P11" style:family="paragraph" style:parent-style-name="Standard">
      <style:paragraph-properties style:line-height-at-least="0.1665in"/>
    </style:style>
    <style:style style:name="P12" style:family="paragraph" style:parent-style-name="Standard">
      <style:paragraph-properties fo:margin-left="0in" fo:margin-right="0in" style:line-height-at-least="0.1665in" fo:text-indent="0in" style:auto-text-indent="false"/>
      <style:text-properties officeooo:paragraph-rsid="0025d959"/>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text-properties fo:font-style="italic" officeooo:rsid="0033a5d1"/>
    </style:style>
    <style:style style:name="P15" style:family="paragraph" style:parent-style-name="Heading_20_3">
      <style:text-properties officeooo:rsid="002d6f91" officeooo:paragraph-rsid="002d6f91"/>
    </style:style>
    <style:style style:name="P16" style:family="paragraph" style:parent-style-name="Text_20_body">
      <style:text-properties officeooo:rsid="002d6f91" officeooo:paragraph-rsid="002d6f91"/>
    </style:style>
    <style:style style:name="P17" style:family="paragraph" style:parent-style-name="Text_20_body">
      <style:text-properties officeooo:rsid="002d6f91"/>
    </style:style>
    <style:style style:name="P18" style:family="paragraph" style:parent-style-name="Text_20_body">
      <style:text-properties officeooo:paragraph-rsid="0030fdad"/>
    </style:style>
    <style:style style:name="P19" style:family="paragraph" style:parent-style-name="Text_20_body">
      <style:text-properties officeooo:rsid="0033a5d1" officeooo:paragraph-rsid="0033a5d1"/>
    </style:style>
    <style:style style:name="P20" style:family="paragraph" style:parent-style-name="Heading_20_3">
      <style:text-properties officeooo:rsid="0033a5d1" officeooo:paragraph-rsid="0033a5d1"/>
    </style:style>
    <style:style style:name="P21" style:family="paragraph" style:parent-style-name="Heading_20_3">
      <style:paragraph-properties fo:margin-top="0in" fo:margin-bottom="0.0972in" style:contextual-spacing="false" fo:line-height="115%"/>
      <style:text-properties officeooo:rsid="0033a5d1"/>
    </style:style>
    <style:style style:name="P22" style:family="paragraph" style:parent-style-name="Horizontal_20_Line">
      <style:paragraph-properties fo:margin-top="0in" fo:margin-bottom="0.0972in" style:contextual-spacing="false" fo:line-height="115%"/>
      <style:text-properties officeooo:rsid="0033a5d1"/>
    </style:style>
    <style:style style:name="P23" style:family="paragraph" style:parent-style-name="Text_20_body">
      <style:text-properties officeooo:rsid="0033a5d1"/>
    </style:style>
    <style:style style:name="P24" style:family="paragraph" style:parent-style-name="Text_20_body">
      <style:text-properties fo:font-weight="normal" style:font-weight-asian="normal" style:font-weight-complex="normal"/>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margin-top="0in" fo:margin-bottom="0.0972in" style:contextual-spacing="false" fo:line-height="115%"/>
      <style:text-properties fo:font-weight="normal" style:font-weight-asian="normal" style:font-weight-complex="normal"/>
    </style:style>
    <style:style style:name="P27" style:family="paragraph" style:parent-style-name="Text_20_body">
      <style:text-properties officeooo:rsid="003db784" officeooo:paragraph-rsid="003db784"/>
    </style:style>
    <style:style style:name="P28" style:family="paragraph" style:parent-style-name="Heading_20_3">
      <style:text-properties officeooo:rsid="003db784" officeooo:paragraph-rsid="003db784"/>
    </style:style>
    <style:style style:name="P29" style:family="paragraph" style:parent-style-name="Text_20_body">
      <style:text-properties officeooo:paragraph-rsid="003db784"/>
    </style:style>
    <style:style style:name="P30" style:family="paragraph" style:parent-style-name="Text_20_body">
      <style:paragraph-properties fo:margin-left="0in" fo:margin-right="0in" fo:margin-top="0in" fo:margin-bottom="0.0972in" style:contextual-spacing="false" fo:line-height="114%" fo:text-indent="0in" style:auto-text-indent="false"/>
    </style:style>
    <style:style style:name="P31"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 style:family="paragraph" style:parent-style-name="Preformatted_20_Text"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4" style:family="paragraph" style:parent-style-name="Preformatted_20_Text">
      <style:paragraph-properties fo:margin-left="0in" fo:margin-right="0in" fo:margin-top="0in" fo:margin-bottom="0in" style:contextual-spacing="false" fo:line-height="114%" fo:orphans="2" fo:widows="2" fo:text-indent="0in" style:auto-text-indent="false" fo:break-before="auto" fo:break-after="auto" fo:padding="0in" fo:border="none" fo:keep-with-next="auto"/>
    </style:style>
    <style:style style:name="P35" style:family="paragraph" style:parent-style-name="Preformatted_20_Text">
      <style:paragraph-properties fo:margin-top="0in" fo:margin-bottom="0in" style:contextual-spacing="false" fo:line-height="114%" fo:orphans="2" fo:widows="2" fo:break-before="auto" fo:break-after="auto" fo:padding="0in" fo:border="none" fo:keep-with-next="auto"/>
    </style:style>
    <style:style style:name="P36" style:family="paragraph" style:parent-style-name="Heading_20_3">
      <style:paragraph-properties fo:margin-top="0in" fo:margin-bottom="0.0835in" style:contextual-spacing="false" fo:line-height="114%"/>
    </style:style>
    <style:style style:name="P37" style:family="paragraph" style:parent-style-name="Preformatted_20_Text">
      <style:paragraph-properties fo:margin-top="0in" fo:margin-bottom="0in" style:contextual-spacing="false" fo:line-height="114%"/>
    </style:style>
    <style:style style:name="P38" style:family="paragraph" style:parent-style-name="Text_20_body">
      <style:paragraph-properties fo:margin-top="0in" fo:margin-bottom="0.0972in" style:contextual-spacing="false" fo:line-height="114%"/>
    </style:style>
    <style:style style:name="P39" style:family="paragraph" style:parent-style-name="Heading_20_3">
      <style:text-properties officeooo:paragraph-rsid="00419c2c"/>
    </style:style>
    <style:style style:name="P40" style:family="paragraph" style:parent-style-name="Text_20_body">
      <style:text-properties officeooo:paragraph-rsid="00419c2c"/>
    </style:style>
    <style:style style:name="P41" style:family="paragraph" style:parent-style-name="Heading_20_3">
      <style:paragraph-properties fo:margin-top="0in" fo:margin-bottom="0.0972in" style:contextual-spacing="false" fo:line-height="114%"/>
      <style:text-properties style:font-name="Google Sans"/>
    </style:style>
    <style:style style:name="P42" style:family="paragraph" style:parent-style-name="Preformatted_20_Text">
      <style:paragraph-properties fo:margin-top="0in" fo:margin-bottom="0.1965in" style:contextual-spacing="false"/>
    </style:style>
    <style:style style:name="P43" style:family="paragraph" style:parent-style-name="Text_20_body">
      <style:paragraph-properties fo:margin-top="0in" fo:margin-bottom="0.0972in" style:contextual-spacing="false" fo:line-height="114%"/>
      <style:text-properties style:font-name="Google Sans Text"/>
    </style:style>
    <style:style style:name="P44" style:family="paragraph" style:parent-style-name="Text_20_body">
      <style:text-properties officeooo:rsid="00476c35" officeooo:paragraph-rsid="00476c35"/>
    </style:style>
    <style:style style:name="P45" style:family="paragraph" style:parent-style-name="Text_20_body" style:master-page-name="">
      <style:paragraph-properties fo:margin-left="0in" fo:margin-right="0in" fo:margin-top="0in" fo:margin-bottom="0.1043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style:style>
    <style:style style:name="P4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style:style>
    <style:style style:name="P47" style:family="paragraph" style:parent-style-name="Text_20_body">
      <style:text-properties fo:color="#1f1f1f" loext:opacity="100%" style:font-name="Google Sans Text" officeooo:rsid="00476c35" officeooo:paragraph-rsid="00476c35"/>
    </style:style>
    <style:style style:name="P48" style:family="paragraph" style:parent-style-name="Text_20_body">
      <style:paragraph-properties fo:margin-left="0in" fo:margin-right="0in" fo:margin-top="0in" fo:margin-bottom="0in" style:contextual-spacing="false" fo:line-height="114%" fo:orphans="2" fo:widows="2" fo:text-indent="0in" style:auto-text-indent="false"/>
      <style:text-properties fo:color="#444746" loext:opacity="100%" style:font-name="Google Sans Text" loext:padding="0in" loext:border="none"/>
    </style:style>
    <style:style style:name="P49" style:family="paragraph" style:parent-style-name="List_20_Contents">
      <style:paragraph-properties fo:margin-left="0.7063in" fo:margin-right="0in" fo:margin-top="0in" fo:margin-bottom="0.1563in" style:contextual-spacing="false" fo:line-height="160%" fo:text-align="start" style:justify-single-word="false" fo:orphans="2" fo:widows="2" fo:text-indent="0in" style:auto-text-indent="false"/>
    </style:style>
    <style:style style:name="P50" style:family="paragraph" style:parent-style-name="List_20_Contents">
      <style:paragraph-properties fo:margin-left="0.7063in" fo:margin-right="0in" fo:margin-top="0in" fo:margin-bottom="0in" style:contextual-spacing="false" fo:line-height="160%" fo:text-align="start" style:justify-single-word="false" fo:orphans="2" fo:widows="2" fo:text-indent="0in" style:auto-text-indent="false"/>
    </style:style>
    <style:style style:name="P51" style:family="paragraph" style:parent-style-name="List_20_Heading">
      <style:paragraph-properties fo:margin-left="0in" fo:margin-right="0in" fo:margin-top="0in" fo:margin-bottom="0.1563in" style:contextual-spacing="false" fo:orphans="2" fo:widows="2" fo:text-indent="0in" style:auto-text-indent="false"/>
      <style:text-properties fo:font-variant="normal" fo:text-transform="none" style:font-name="apple-system" fo:font-size="10.5pt" fo:letter-spacing="normal" fo:font-style="normal" fo:font-weight="normal"/>
    </style:style>
    <style:style style:name="P52" style:family="paragraph" style:parent-style-name="List_20_Heading">
      <style:paragraph-properties fo:margin-left="0.7063in" fo:margin-right="0in" fo:margin-top="0in" fo:margin-bottom="0.1563in" style:contextual-spacing="false" fo:orphans="2" fo:widows="2" fo:text-indent="0in" style:auto-text-indent="false"/>
      <style:text-properties fo:font-variant="normal" fo:text-transform="none" style:font-name="apple-system" fo:font-size="10.5pt" fo:letter-spacing="normal" fo:font-style="normal" fo:font-weight="normal"/>
    </style:style>
    <style:style style:name="P53" style:family="paragraph" style:parent-style-name="Preformatted_20_Text" style:list-style-name="L17">
      <style:paragraph-properties fo:margin-top="0in" fo:margin-bottom="0.0972in" style:contextual-spacing="false" fo:line-height="115%"/>
    </style:style>
    <style:style style:name="P54" style:family="paragraph" style:parent-style-name="Preformatted_20_Text">
      <style:paragraph-properties fo:margin-top="0in" fo:margin-bottom="0.1965in" style:contextual-spacing="false"/>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7">
      <style:paragraph-properties fo:margin-left="0in" fo:margin-right="0in" fo:text-indent="0in" style:auto-text-indent="false"/>
    </style:style>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29">
      <style:text-properties fo:font-style="italic"/>
    </style:style>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text-properties officeooo:rsid="002d6f91"/>
    </style:style>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text-properties officeooo:rsid="0033a5d1"/>
    </style:style>
    <style:style style:name="P96" style:family="paragraph" style:parent-style-name="Text_20_body" style:list-style-name="L40">
      <style:text-properties officeooo:rsid="0033a5d1"/>
    </style:style>
    <style:style style:name="P97" style:family="paragraph" style:parent-style-name="Text_20_body" style:list-style-name="L41">
      <style:text-properties officeooo:rsid="0033a5d1"/>
    </style:style>
    <style:style style:name="P98" style:family="paragraph" style:parent-style-name="Text_20_body" style:list-style-name="L42">
      <style:text-properties officeooo:rsid="0033a5d1"/>
    </style:style>
    <style:style style:name="P99" style:family="paragraph" style:parent-style-name="Text_20_body" style:list-style-name="L43">
      <style:text-properties officeooo:rsid="0033a5d1"/>
    </style:style>
    <style:style style:name="P100" style:family="paragraph" style:parent-style-name="Text_20_body" style:list-style-name="L44">
      <style:text-properties officeooo:rsid="0033a5d1"/>
    </style:style>
    <style:style style:name="P101" style:family="paragraph" style:parent-style-name="Text_20_body" style:list-style-name="L45"/>
    <style:style style:name="P102" style:family="paragraph" style:parent-style-name="Text_20_body" style:list-style-name="L46"/>
    <style:style style:name="P103" style:family="paragraph" style:parent-style-name="Text_20_body" style:list-style-name="L46">
      <style:paragraph-properties fo:margin-top="0in" fo:margin-bottom="0in" style:contextual-spacing="false"/>
    </style:style>
    <style:style style:name="P104" style:family="paragraph" style:parent-style-name="Text_20_body" style:list-style-name="L47"/>
    <style:style style:name="P105" style:family="paragraph" style:parent-style-name="Text_20_body" style:list-style-name="L48"/>
    <style:style style:name="P106" style:family="paragraph" style:parent-style-name="Text_20_body" style:list-style-name="L49">
      <style:paragraph-properties fo:margin-left="0in" fo:margin-right="0in" fo:margin-top="0in" fo:margin-bottom="0.0972in" style:contextual-spacing="false" fo:line-height="114%" fo:text-indent="0in" style:auto-text-indent="false" fo:padding="0in" fo:border="none"/>
    </style:style>
    <style:style style:name="P107" style:family="paragraph" style:parent-style-name="Text_20_body" style:list-style-name="L5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8" style:family="paragraph" style:parent-style-name="Text_20_body" style:list-style-name="L4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9" style:family="paragraph" style:parent-style-name="Text_20_body" style:list-style-name="L50"/>
    <style:style style:name="P110" style:family="paragraph" style:parent-style-name="Text_20_body" style:list-style-name="L51"/>
    <style:style style:name="P111" style:family="paragraph" style:parent-style-name="Text_20_body" style:list-style-name="L52"/>
    <style:style style:name="P112" style:family="paragraph" style:parent-style-name="Text_20_body" style:list-style-name="L53"/>
    <style:style style:name="P113" style:family="paragraph" style:parent-style-name="Text_20_body" style:list-style-name="L54">
      <style:text-properties officeooo:paragraph-rsid="00419c2c"/>
    </style:style>
    <style:style style:name="P114" style:family="paragraph" style:parent-style-name="Text_20_body" style:list-style-name="L55"/>
    <style:style style:name="P115" style:family="paragraph" style:parent-style-name="Text_20_body">
      <style:text-properties fo:font-variant="normal" fo:text-transform="none" style:font-name="Menlo" fo:font-size="9.75pt" fo:letter-spacing="normal" fo:font-style="normal" fo:font-weight="normal" officeooo:rsid="00476c35" officeooo:paragraph-rsid="00476c35"/>
    </style:style>
    <style:style style:name="P116" style:family="paragraph" style:parent-style-name="Text_20_body">
      <style:text-properties fo:font-variant="normal" fo:text-transform="none" style:font-name="apple-system" fo:font-size="10.5pt" fo:letter-spacing="normal" fo:font-style="normal" fo:font-weight="normal" officeooo:rsid="00476c35" officeooo:paragraph-rsid="00476c35"/>
    </style:style>
    <style:style style:name="P117" style:family="paragraph" style:parent-style-name="Text_20_body" style:list-style-name="L57"/>
    <style:style style:name="P118" style:family="paragraph" style:parent-style-name="Text_20_body">
      <style:paragraph-properties fo:margin-left="0in" fo:margin-right="0in" fo:line-height="160%" fo:text-align="start" style:justify-single-word="false" fo:orphans="2" fo:widows="2" fo:text-indent="0in" style:auto-text-indent="false"/>
    </style:style>
    <style:style style:name="P119" style:family="paragraph" style:parent-style-name="Text_20_body" style:list-style-name="L58"/>
    <style:style style:name="P120" style:family="paragraph" style:parent-style-name="Text_20_body" style:list-style-name="L59"/>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officeooo:rsid="0027a3a2"/>
    </style:style>
    <style:style style:name="T5" style:family="text">
      <style:text-properties fo:font-weight="bold" loext:padding="0in" loext:border="none"/>
    </style:style>
    <style:style style:name="T6" style:family="text">
      <style:text-properties fo:color="#569cd6" loext:opacity="100%"/>
    </style:style>
    <style:style style:name="T7" style:family="text">
      <style:text-properties fo:color="#dcdcaa" loext:opacity="100%"/>
    </style:style>
    <style:style style:name="T8" style:family="text">
      <style:text-properties fo:color="#9cdcfe" loext:opacity="100%"/>
    </style:style>
    <style:style style:name="T9" style:family="text">
      <style:text-properties fo:color="#4ec9b0" loext:opacity="100%"/>
    </style:style>
    <style:style style:name="T10" style:family="text">
      <style:text-properties fo:color="#d4d4d4" loext:opacity="100%"/>
    </style:style>
    <style:style style:name="T11" style:family="text">
      <style:text-properties fo:color="#c586c0" loext:opacity="100%"/>
    </style:style>
    <style:style style:name="T12" style:family="text">
      <style:text-properties fo:color="#b5cea8" loext:opacity="100%"/>
    </style:style>
    <style:style style:name="T13" style:family="text">
      <style:text-properties fo:color="#b5cea8" loext:opacity="100%" officeooo:rsid="0025d959"/>
    </style:style>
    <style:style style:name="T14" style:family="text">
      <style:text-properties officeooo:rsid="0027a3a2"/>
    </style:style>
    <style:style style:name="T15" style:family="text">
      <style:text-properties officeooo:rsid="002ab7e1"/>
    </style:style>
    <style:style style:name="T16" style:family="text">
      <style:text-properties officeooo:rsid="0031c09a"/>
    </style:style>
    <style:style style:name="T17" style:family="text">
      <style:text-properties officeooo:rsid="003a7d56"/>
    </style:style>
    <style:style style:name="T18" style:family="text">
      <style:text-properties officeooo:rsid="003c4901"/>
    </style:style>
    <style:style style:name="T19" style:family="text">
      <style:text-properties style:font-name="Google Sans Text"/>
    </style:style>
    <style:style style:name="T20" style:family="text">
      <style:text-properties style:font-name="Google Sans Text" fo:font-weight="bold"/>
    </style:style>
    <style:style style:name="T21" style:family="text">
      <style:text-properties officeooo:rsid="00483cb5"/>
    </style:style>
    <style:style style:name="T22" style:family="text">
      <style:text-properties fo:font-variant="normal" fo:text-transform="none" style:font-name="Menlo" fo:font-size="9.75pt" fo:letter-spacing="normal" fo:font-style="normal" fo:font-weight="normal"/>
    </style:style>
    <style:style style:name="T23" style:family="text">
      <style:text-properties fo:font-variant="normal" fo:text-transform="none" style:font-name="Menlo" fo:font-size="9.75pt" fo:letter-spacing="normal" fo:font-style="normal" fo:font-weight="normal" fo:background-color="transparent" loext:char-shading-value="0" loext:padding="0in" loext:border="none"/>
    </style:style>
    <style:style style:name="T24" style:family="text">
      <style:text-properties fo:font-variant="normal" fo:text-transform="none" style:font-name="Menlo" fo:font-size="9.75pt" fo:letter-spacing="normal" fo:font-style="normal" fo:font-weight="bold"/>
    </style:style>
    <style:style style:name="T25" style:family="text">
      <style:text-properties fo:font-variant="normal" fo:text-transform="none" fo:color="#8430ce" loext:opacity="100%" style:font-name="Google Sans Text" fo:font-size="10.5pt" fo:font-style="normal" fo:font-weight="normal" loext:padding="0in" loext:border="none"/>
    </style:style>
    <style:style style:name="T26" style:family="text">
      <style:text-properties fo:font-variant="normal" fo:text-transform="none" fo:color="#444746" loext:opacity="100%" style:font-name="Google Sans Text" fo:font-size="10.5pt" fo:font-style="normal" fo:font-weight="normal" loext:padding="0in" loext:border="none"/>
    </style:style>
    <style:style style:name="T27" style:family="text">
      <style:text-properties fo:font-variant="normal" fo:text-transform="none" fo:color="#444746" loext:opacity="100%" loext:padding="0in" loext:border="none"/>
    </style:style>
    <style:style style:name="T28" style:family="text">
      <style:text-properties fo:font-variant="normal" fo:text-transform="none" fo:color="#996900" loext:opacity="100%" style:font-name="Google Sans Text" fo:font-size="10.5pt" fo:font-style="normal" fo:font-weight="normal" loext:padding="0in" loext:border="none"/>
    </style:style>
    <style:style style:name="T29" style:family="text">
      <style:text-properties fo:font-variant="normal" fo:text-transform="none" fo:color="#188038" loext:opacity="100%" style:font-name="Google Sans Text" fo:font-size="10.5pt" fo:font-style="normal" fo:font-weight="normal" loext:padding="0in" loext:border="none"/>
    </style:style>
    <style:style style:name="T30" style:family="text">
      <style:text-properties fo:font-variant="normal" fo:text-transform="none" fo:color="#5f6368" loext:opacity="100%" style:font-name="Google Sans Text" fo:font-size="10.5pt" fo:font-style="normal" fo:font-weight="normal" loext:padding="0in" loext:border="none"/>
    </style:style>
    <style:style style:name="T31" style:family="text">
      <style:text-properties fo:font-variant="normal" fo:text-transform="none" fo:color="#b55908" loext:opacity="100%" style:font-name="Google Sans Text" fo:font-size="10.5pt" fo:font-style="normal" fo:font-weight="normal" loext:padding="0in" loext:border="none"/>
    </style:style>
    <style:style style:name="T32" style:family="text">
      <style:text-properties fo:font-variant="normal" fo:text-transform="none" fo:color="#1967d2" loext:opacity="100%" style:font-name="Google Sans Text" fo:font-size="10.5pt" fo:font-style="normal" fo:font-weight="normal" loext:padding="0in" loext:border="none"/>
    </style:style>
    <style:style style:name="T33" style:family="text">
      <style:text-properties fo:font-variant="normal" fo:text-transform="none" fo:color="#1f1f1f" loext:opacity="100%" style:font-name="Google Sans Text" fo:font-size="10.5pt" fo:font-style="normal" fo:font-weight="normal" loext:padding="0in" loext:border="none"/>
    </style:style>
    <style:style style:name="T34" style:family="text">
      <style:text-properties fo:font-variant="normal" fo:text-transform="none" style:font-name="Google Sans Text" fo:font-size="9.75pt" fo:letter-spacing="normal" fo:font-style="normal" fo:font-weight="normal"/>
    </style:style>
    <style:style style:name="T35" style:family="text">
      <style:text-properties fo:font-variant="normal" fo:text-transform="none" style:font-name="Google Sans Text" fo:font-size="9.75pt" fo:letter-spacing="normal" fo:font-style="normal" fo:font-weight="bold"/>
    </style:style>
    <style:style style:name="T36" style:family="text">
      <style:text-properties fo:font-variant="normal" fo:text-transform="none" style:font-name="apple-system" fo:font-size="10.5pt" fo:letter-spacing="normal" fo:font-style="normal" fo:font-weight="normal"/>
    </style:style>
    <style:style style:name="T37" style:family="text">
      <style:text-properties fo:font-variant="normal" fo:text-transform="none" fo:color="#77aaff" loext:opacity="100%" style:font-name="Menlo" fo:font-size="9.75pt" fo:letter-spacing="normal" fo:font-style="normal" style:text-underline-style="solid" style:text-underline-width="auto" style:text-underline-color="font-color" fo:font-weight="normal" fo:background-color="transparent" loext:char-shading-value="0" loext:padding="0in" loext:border="none"/>
    </style:style>
    <style:style style:name="T38" style:family="text">
      <style:text-properties style:font-name="Google Sans"/>
    </style:style>
    <style:style style:name="T39" style:family="text">
      <style:text-properties fo:color="#1f1f1f" loext:opacity="100%" style:font-name="Google Sans"/>
    </style:style>
    <style:style style:name="T40" style:family="text">
      <style:text-properties fo:color="#1f1f1f" loext:opacity="100%" style:font-name="Google Sans Text"/>
    </style:style>
    <style:style style:name="T41" style:family="text">
      <style:text-properties fo:color="#1f1f1f" loext:opacity="100%" style:font-name="Google Sans Text" fo:font-weight="bold" loext:padding="0in" loext:border="none"/>
    </style:style>
    <style:style style:name="T42" style:family="text">
      <style:text-properties fo:color="#1f1f1f" loext:opacity="100%" style:font-name="Google Sans Text" fo:font-style="italic" loext:padding="0in" loext:border="none"/>
    </style:style>
    <style:style style:name="T43" style:family="text">
      <style:text-properties fo:color="#444746" loext:opacity="100%" style:font-name="Google Sans Text" loext:padding="0in" loext:border="none"/>
    </style:style>
    <style:style style:name="T44" style:family="text">
      <style:text-properties fo:color="#444746" loext:opacity="100%" style:font-name="Google Sans Text" fo:font-weight="bold" loext:padding="0in" loext:border="none"/>
    </style:style>
    <style:style style:name="T45" style:family="text">
      <style:text-properties style:font-name="apple-system"/>
    </style:style>
    <style:style style:name="T46" style:family="text">
      <style:text-properties style:font-name="Menlo" fo:font-size="18.75pt" fo:background-color="transparent" loext:char-shading-value="0" loext:padding="0in" loext:border="non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pendencies</text:h>
      <text:p text:style-name="Text_20_body">You do not strictly <text:span text:style-name="T1">need</text:span> additional packages to generate the maze or print it to the terminal. However, based on your goals, you might need a couple of additions:</text:p>
      <text:list xml:id="list2064374443" text:style-name="L1">
        <text:list-item>
          <text:p text:style-name="P55"><text:span text:style-name="T3">For Interactive Keyboard Movement (Terminal):</text:span> Standard Python includes the <text:span text:style-name="Source_20_Text">curses</text:span> library (on Mac/Linux), which is perfect for capturing arrow keys and drawing interactive terminal graphics without scrolling. If you are on Windows, you might need <text:span text:style-name="Source_20_Text">windows-curses</text:span></text:p>
        </text:list-item>
        <text:list-item>
          <text:p text:style-name="P55"><text:span text:style-name="T3">For MLX (MiniLibX):</text:span> If you choose the graphical window route instead of the terminal, you will need the specific Python bindings for 42's MLX library. This is usually provided by the school or requires a specific local installation not found on standard PyPI.</text:p>
        </text:list-item>
      </text:list>
      <text:p text:style-name="Text_20_body"/>
      <text:p text:style-name="Text_20_body"/>
      <text:h text:style-name="Heading_20_2" text:outline-level="2">Maze Generation Theory</text:h>
      <text:h text:style-name="P1" text:outline-level="3">Top 5 Maze Generation Algorithms</text:h>
      <text:list xml:id="list1376133581" text:style-name="L2">
        <text:list-item>
          <text:p text:style-name="P56"><text:span text:style-name="T3">Recursive Backtracker (Depth-First Search):</text:span> This is the most common approach. It mimics a person walking through a grid. You carve a path randomly until you hit a dead end, then backtrack along your path until you find an unvisited adjacent cell, and start carving again. It creates long, winding corridors (high "river" factor).</text:p>
        </text:list-item>
        <text:list-item>
          <text:p text:style-name="P56"><text:span text:style-name="T3">Kruskal's Algorithm (Randomized):</text:span> You start with all walls closed. You randomly pick a wall. If breaking that wall connects two areas of the maze that are currently isolated from each other, you break it. If they are already connected by another path, you leave the wall. This creates many short dead ends.</text:p>
        </text:list-item>
        <text:list-item>
          <text:p text:style-name="P56"><text:span text:style-name="T3">Prim's Algorithm (Randomized):</text:span> You start with a single cell. You look at all the walls connecting that cell to unvisited cells. You pick a random wall, break it, and add the new cell to your maze. Now you look at all walls connecting your <text:span text:style-name="T1">two</text:span> cells to the rest of the grid, pick one randomly, and repeat. It generates mazes with a very "radiating" look from the starting point.</text:p>
        </text:list-item>
        <text:list-item>
          <text:p text:style-name="P56"><text:span text:style-name="T3">Aldous-Broder Algorithm:</text:span> You start at a random cell and simply walk randomly (a "random walk"). If you step into an unvisited cell, you break the wall between your previous cell and the new one. You keep walking until every cell has been visited. It is highly inefficient but guarantees a perfectly uniform mathematical distribution of all possible perfect mazes.</text:p>
        </text:list-item>
        <text:list-item>
          <text:p text:style-name="P56"><text:span text:style-name="T3">Recursive Division:</text:span> Instead of building paths, this algorithm builds walls. You start with an empty open space. You build a solid wall across it (horizontally or vertically), leaving a single random hole for a door. Now you have two smaller empty spaces. You repeat the process in each space until the spaces are too small to divide.</text:p>
        </text:list-item>
      </text:list>
      <text:p text:style-name="Text_20_body"/>
      <text:h text:style-name="Heading_20_3" text:outline-level="3"><text:soft-page-break/>Real-World Applications</text:h>
      <text:p text:style-name="Text_20_body">Solving and generating mazes are fundamental pathfinding and graph traversal problems. This knowledge is applied in:</text:p>
      <text:list xml:id="list3083959155" text:style-name="L3">
        <text:list-item>
          <text:p text:style-name="P57"><text:span text:style-name="T3">Network Routing:</text:span> Determining how data packets find the fastest, non-cyclical route through global servers.</text:p>
        </text:list-item>
        <text:list-item>
          <text:p text:style-name="P57"><text:span text:style-name="T3">Printed Circuit Board (PCB) Design:</text:span> Automatically routing microscopic wires on a computer chip so they connect the right components without crossing each other.</text:p>
        </text:list-item>
        <text:list-item>
          <text:p text:style-name="P57"><text:span text:style-name="T3">Robotics &amp; Navigation:</text:span> Autonomous vehicles and warehouse robots use these algorithms to navigate around physical obstacles to find the shortest path to a destination.</text:p>
        </text:list-item>
      </text:list>
      <text:p text:style-name="Text_20_body"/>
      <text:h text:style-name="Heading_20_3" text:outline-level="3">The Spanning Tree Concept</text:h>
      <text:p text:style-name="Text_20_body">In graph theory, a <text:span text:style-name="T3">graph</text:span> is a collection of dots (vertices/nodes) connected by lines (edges). A <text:span text:style-name="T3">spanning tree</text:span> is a subset of those lines that connects <text:span text:style-name="T1">every single dot</text:span> together, but contains absolutely <text:span text:style-name="T1">zero loops</text:span> (cycles). In the context of this project, if every cell is a dot and every broken wall is a line, a "perfect maze" is exactly a spanning tree. Because there are no loops, there is always exactly one unique path between any two cells (like your Entry and Exit).</text:p>
      <text:p text:style-name="Text_20_body"/>
      <text:h text:style-name="Heading_20_2" text:outline-level="2">The Standalone Module Requirement</text:h>
      <text:p text:style-name="Text_20_body">The subject requires you to build your code so that another developer could install your maze generator into their own Python project.</text:p>
      <text:p text:style-name="Text_20_body">Instead of just having one big script, you must structure your folders like this:</text:p>
      <text:p text:style-name="Text_20_body"><text:span text:style-name="Source_20_Text">project_root/</text:span> <text:span text:style-name="Source_20_Text">├── a_maze_ing.py</text:span> (Your main executable) <text:span text:style-name="Source_20_Text">├── config.txt</text:span> <text:span text:style-name="Source_20_Text">├── pyproject.toml</text:span> (Or <text:span text:style-name="Source_20_Text">setup.py</text:span> - tells Python how to build your package) <text:span text:style-name="Source_20_Text">└── mazegen/</text:span> (The actual standalone module) <text:span text:style-name="Source_20_Text">├── __init__.py</text:span> <text:span text:style-name="Source_20_Text">└── generator.py</text:span> (Contains <text:span text:style-name="Source_20_Text">class MazeGenerator:</text:span>)</text:p>
      <text:p text:style-name="Text_20_body">When you run a build command (using the <text:span text:style-name="Source_20_Text">build</text:span> package you already have installed), Python will package the <text:span text:style-name="Source_20_Text">mazegen/</text:span> folder into a <text:span text:style-name="Source_20_Text">.whl</text:span> (wheel) and <text:span text:style-name="Source_20_Text">.tar.gz</text:span> file. Another user can then run <text:span text:style-name="Source_20_Text">pip install mazegen-1.0.0-py3-none-any.whl</text:span> and use <text:span text:style-name="Source_20_Text">from mazegen.generator import MazeGenerator</text:span> in their own totally separate code.</text:p>
      <text:p text:style-name="Text_20_body"/>
      <text:p text:style-name="Text_20_body"/>
      <text:p text:style-name="Text_20_body"/>
      <text:p text:style-name="Text_20_body"/>
      <text:p text:style-name="Text_20_body"><text:soft-page-break/></text:p>
      <text:p text:style-name="Text_20_body">We use a <text:span text:style-name="Source_20_Text">Tuple[int, int]</text:span> for coordinates instead of a Dictionary <text:span text:style-name="Source_20_Text">{"x": 0, "y": 0}</text:span>. Tuples are faster, use less memory, and are the standard Pythonic way to store (X, Y) coordinates.</text:p>
      <text:p text:style-name="Text_20_body"/>
      <text:p text:style-name="P6">Wall coding:</text:p>
      <text:list xml:id="list850159935" text:style-name="L4">
        <text:list-item>
          <text:p text:style-name="P58"><text:span text:style-name="T3">0000</text:span> = 0 (All walls open)</text:p>
        </text:list-item>
      </text:list>
      <text:list xml:id="list2639829686" text:style-name="L5">
        <text:list-item>
          <text:p text:style-name="P59"><text:span text:style-name="T3">0001</text:span> = 1 (North is closed, rest open)</text:p>
        </text:list-item>
      </text:list>
      <text:list xml:id="list683899874" text:style-name="L6">
        <text:list-item>
          <text:p text:style-name="P60"><text:span text:style-name="T3">1001</text:span> = 9 (West (8) + North (1) closed, rest open)</text:p>
        </text:list-item>
      </text:list>
      <text:list xml:id="list1453054308" text:style-name="L7">
        <text:list-item>
          <text:p text:style-name="P61"><text:span text:style-name="T3">0101</text:span> = 5 (South (4) + North (1) closed, rest open)</text:p>
        </text:list-item>
      </text:list>
      <text:list xml:id="list2147647565" text:style-name="L8">
        <text:list-item>
          <text:p text:style-name="P62"><text:span text:style-name="T3">1111</text:span> = 15 (All walls closed)</text:p>
        </text:list-item>
      </text:list>
      <text:p text:style-name="Text_20_body"/>
      <text:p text:style-name="Text_20_body">Python 3.10+. Since the subject mandates Python 3.10+, we <text:s/>drop the clunky <text:span text:style-name="Source_20_Text">from typing import List, Dict</text:span> and just use the built-in lowercase <text:span text:style-name="Source_20_Text">list</text:span>, <text:span text:style-name="Source_20_Text">dict</text:span>, and <text:span text:style-name="Source_20_Text">tuple</text:span> for our type hints. It makes the code much cleaner and more modern.</text:p>
      <text:p text:style-name="Text_20_body"/>
      <text:h text:style-name="Heading_20_3" text:outline-level="3">The Solving Algorithm in Solution 1</text:h>
      <text:p text:style-name="Text_20_body">Solution 1 uses a <text:span text:style-name="T3">Depth-First Search (DFS)</text:span> backtracking algorithm to solve the maze. It recursively walks down a path, keeping track of its steps in a list. If it hits a dead end, it steps back (pops the last move off the list) and tries another route until it hits the <text:span text:style-name="Source_20_Text">EXIT</text:span> coordinates.</text:p>
      <text:p text:style-name="Text_20_body"><text:span text:style-name="T3">Could we use another method?</text:span> Yes!</text:p>
      <text:list xml:id="list2630013463" text:style-name="L9">
        <text:list-item>
          <text:p text:style-name="P63">For a <text:span text:style-name="T1">perfect</text:span> maze (where there is only one valid path), DFS is perfectly fine.</text:p>
        </text:list-item>
        <text:list-item>
          <text:p text:style-name="P63">However, if the <text:span text:style-name="Source_20_Text">PERFECT=False</text:span> flag is set (meaning there are loops and multiple paths to the exit), DFS will just find the <text:span text:style-name="T1">first</text:span> path it stumbles upon, which might be a massive, winding detour.</text:p>
        </text:list-item>
        <text:list-item>
          <text:p text:style-name="P63">A better alternative for finding the actual <text:span text:style-name="T1">shortest</text:span> solution is <text:span text:style-name="T3">Breadth-First Search (BFS)</text:span> or <text:span text:style-name="T1">A (A-Star)</text:span>*. For Week 1, sticking to a simple DFS or BFS solver is exactly what you need to fulfill the subject requirements. <text:s/></text:p>
        </text:list-item>
      </text:list>
      <text:p text:style-name="Text_20_body"/>
      <text:p text:style-name="Text_20_body"/>
      <text:p text:style-name="Text_20_body"/>
      <text:p text:style-name="Text_20_body"/>
      <text:p text:style-name="Text_20_body"/>
      <text:p text:style-name="Text_20_body"><text:soft-page-break/></text:p>
      <text:h text:style-name="Heading_20_2" text:outline-level="2">Our Step-by-Step Roadmap</text:h>
      <text:p text:style-name="Text_20_body">Here is the logical flow of the stages we will build. Testing at the end of each stage is the mark of a great developer!</text:p>
      <text:p text:style-name="P7">Stage 1: Grid Foundation &amp; The "42" Obstacle</text:p>
      <text:list xml:id="list703421687" text:style-name="L10">
        <text:list-item>
          <text:p text:style-name="P64"><text:span text:style-name="T3">Goal:</text:span> Initialize a 2D array (list of lists) of our <text:span text:style-name="Source_20_Text">Cell</text:span> objects based on the <text:span text:style-name="Source_20_Text">config.txt</text:span> dimensions. Calculate the center and hardcode the "42" pattern so those specific cells are marked as <text:span text:style-name="Source_20_Text">is_42 = True</text:span>.</text:p>
        </text:list-item>
        <text:list-item>
          <text:p text:style-name="P64"><text:span text:style-name="T3">Test:</text:span> Print a raw, basic text grid to the terminal to visually confirm the "42" shape is perfectly centered and the dimensions are correct.</text:p>
        </text:list-item>
      </text:list>
      <text:p text:style-name="P7">Stage 2: Maze Generation (The Carver)</text:p>
      <text:list xml:id="list4080125057" text:style-name="L11">
        <text:list-item>
          <text:p text:style-name="P65"><text:span text:style-name="T3">Goal:</text:span> Implement the DFS algorithm inside our <text:span text:style-name="Source_20_Text">MazeGenerator</text:span>. It will start at a random cell and carve paths by breaking walls, making sure it never breaks into the "42" cells or goes outside the grid boundaries.</text:p>
        </text:list-item>
        <text:list-item>
          <text:p text:style-name="P65"><text:span text:style-name="T3">Test:</text:span> Generate a maze and output the raw hexadecimal string. Check if there are large open areas (which violates the subject).</text:p>
        </text:list-item>
      </text:list>
      <text:p text:style-name="P7">Stage 3: The Path Solver</text:p>
      <text:list xml:id="list883450131" text:style-name="L12">
        <text:list-item>
          <text:p text:style-name="P66"><text:span text:style-name="T3">Goal:</text:span> Implement the solver algorithm to find the sequence of moves (N, S, E, W) from the user's current location (or the Entry) to the Exit.</text:p>
        </text:list-item>
        <text:list-item>
          <text:p text:style-name="P66"><text:span text:style-name="T3">Test:</text:span> Pass the Entry and Exit coordinates to the solver and print the resulting list of moves.</text:p>
        </text:list-item>
      </text:list>
      <text:p text:style-name="P7">Stage 4: Subject Compliance (The Core Program)</text:p>
      <text:list xml:id="list1236621539" text:style-name="L13">
        <text:list-item>
          <text:p text:style-name="P67"><text:span text:style-name="T3">Goal:</text:span> Wire up the <text:span text:style-name="Source_20_Text">a_maze_ing.py</text:span> entry point. It needs to read the config, generate the maze, find the solution, and write the strict <text:span text:style-name="Source_20_Text">.txt</text:span> output file format required by the Mouli/evaluator.</text:p>
        </text:list-item>
        <text:list-item>
          <text:p text:style-name="P67"><text:span text:style-name="T3">Test:</text:span> Run the command <text:span text:style-name="Source_20_Text">python3 a_maze_ing.py config.txt</text:span> and inspect the output file to ensure it perfectly matches the subject's required format.</text:p>
        </text:list-item>
      </text:list>
      <text:p text:style-name="P7">Stage 5: Terminal Visualization &amp; Navigation (Week 2)</text:p>
      <text:list xml:id="list3923226521" text:style-name="L14">
        <text:list-item>
          <text:p text:style-name="P68"><text:span text:style-name="T3">Goal:</text:span> Build the interactive menu. Implement a dynamic terminal renderer using ANSI colors. Add the player loop that listens for arrow keys, checks for walls, updates the player's (X, Y), and redraws the maze with the dynamically recalculating solution path.</text:p>
        </text:list-item>
        <text:list-item>
          <text:p text:style-name="P68"><text:span text:style-name="T3">Test:</text:span> Play your game in the terminal!</text:p>
        </text:list-item>
      </text:list>
      <text:p text:style-name="P7">Stage 6: MiniLibX Graphics (Week 2 Bonus)</text:p>
      <text:list xml:id="list510380616" text:style-name="L15">
        <text:list-item>
          <text:p text:style-name="P69"><text:span text:style-name="T3">Goal:</text:span> Translate our grid logic into graphical pixels/textures using the 42 MLX library.</text:p>
        </text:list-item>
      </text:list>
      <text:p text:style-name="Text_20_body"><text:soft-page-break/></text:p>
      <text:h text:style-name="Heading_20_2" text:outline-level="2"><text:span text:style-name="T3">Stage 1: Grid Foundation &amp; The "42" Obstacle</text:span>.</text:h>
      <text:p text:style-name="Text_20_body">We are going to create the <text:span text:style-name="Source_20_Text">MazeGenerator</text:span> class. For now, it will only do two things:</text:p>
      <text:list xml:id="list2806647469" text:style-name="L16">
        <text:list-item>
          <text:p text:style-name="P70">Parse the config and create a 2D grid of <text:span text:style-name="Source_20_Text">Cell</text:span> objects.</text:p>
        </text:list-item>
        <text:list-item>
          <text:p text:style-name="P70">Calculate the exact center of the maze and "solidify" the cells that make up the "42" pattern so our future algorithm knows never to dig into them.</text:p>
        </text:list-item>
      </text:list>
      <text:p text:style-name="Text_20_body"/>
      <text:p text:style-name="P8"><text:span text:style-name="T6">def</text:span> <text:span text:style-name="T7">remove_wall</text:span>(<text:span text:style-name="T8">self</text:span>, <text:span text:style-name="T8">direction</text:span>: <text:span text:style-name="T9">int</text:span>) -&gt; <text:span text:style-name="T6">None</text:span>:</text:p>
      <text:p text:style-name="P10">"""Removes a specific wall using bitwise AND NOT."""</text:p>
      <text:p text:style-name="P8"><text:span text:style-name="T8">self</text:span>.<text:span text:style-name="T8">walls</text:span> <text:span text:style-name="T10">&amp;=</text:span> <text:span text:style-name="T10">~</text:span><text:span text:style-name="T8">direction</text:span></text:p>
      <text:p text:style-name="P11"/>
      <text:p text:style-name="P8"><text:span text:style-name="T6">def</text:span> <text:span text:style-name="T7">has_wall</text:span>(<text:span text:style-name="T8">self</text:span>, <text:span text:style-name="T8">direction</text:span>: <text:span text:style-name="T9">int</text:span>) -&gt; <text:span text:style-name="T9">bool</text:span>:</text:p>
      <text:p text:style-name="P10">"""Returns True if the specified wall is currently closed."""</text:p>
      <text:p text:style-name="P8"><text:span text:style-name="T11">return</text:span> <text:span text:style-name="T9">bool</text:span>(<text:span text:style-name="T8">self</text:span>.<text:span text:style-name="T8">walls</text:span> <text:span text:style-name="T10">&amp;</text:span> <text:span text:style-name="T8">direction</text:span>)</text:p>
      <text:p text:style-name="Text_20_body"/>
      <text:h text:style-name="Heading_20_3" text:outline-level="3">1. How does <text:span text:style-name="Source_20_Text">&amp;= ~</text:span> remove a wall?</text:h>
      <text:p text:style-name="Text_20_body">You are right that <text:span text:style-name="Source_20_Text">&amp;</text:span> is AND, and <text:span text:style-name="Source_20_Text">~</text:span> is NOT. The bitwise NOT operator (<text:span text:style-name="Source_20_Text">~</text:span>) flips all the bits. <text:span text:style-name="Source_20_Text">0</text:span> becomes <text:span text:style-name="Source_20_Text">1</text:span>, and <text:span text:style-name="Source_20_Text">1</text:span> becomes <text:span text:style-name="Source_20_Text">0</text:span>.</text:p>
      <text:p text:style-name="Text_20_body">Let's say a cell has all its walls up (<text:span text:style-name="Source_20_Text">self.walls = 15</text:span>, which is <text:span text:style-name="Source_20_Text">1111</text:span> in binary). We want to remove the <text:span text:style-name="T3">South</text:span> wall (which has a value of <text:span text:style-name="Source_20_Text">4</text:span>, or <text:span text:style-name="Source_20_Text">0100</text:span>).</text:p>
      <text:list xml:id="list1665350061" text:style-name="L17">
        <text:list-item>
          <text:p text:style-name="P71"><text:span text:style-name="T3">Step 1: The </text:span><text:span text:style-name="Source_20_Text"><text:span text:style-name="T3">~</text:span></text:span><text:span text:style-name="T3"> (NOT)</text:span> <text:span text:style-name="Source_20_Text">~0100</text:span> flips the bits to <text:span text:style-name="Source_20_Text">1011</text:span>. <text:span text:style-name="T1">(In simple terms, </text:span><text:span text:style-name="Source_20_Text"><text:span text:style-name="T1">1011</text:span></text:span><text:span text:style-name="T1"> acts as a mask that says "keep everything exactly as it is, except the South bit, which must be forced to 0.")</text:span></text:p>
        </text:list-item>
        <text:list-item>
          <text:p text:style-name="P71"><text:span text:style-name="T3">Step 2: The </text:span><text:span text:style-name="Source_20_Text"><text:span text:style-name="T3">&amp;=</text:span></text:span><text:span text:style-name="T3"> (AND ASSIGN)</text:span> We compare the current walls (<text:span text:style-name="Source_20_Text">1111</text:span>) with our new mask (<text:span text:style-name="Source_20_Text">1011</text:span>) using AND:</text:p>
          <text:p text:style-name="P72">Plaintext</text:p>
          <text:p text:style-name="P53"><text:span text:style-name="Source_20_Text"><text:s text:c="2"/>1111 <text:s/>(Current walls: 15)</text:span></text:p>
          <text:p text:style-name="P53"><text:span text:style-name="Source_20_Text">&amp; 1011 <text:s/>(Mask: ~4)</text:span></text:p>
          <text:p text:style-name="P53"><text:span text:style-name="Source_20_Text">------</text:span></text:p>
          <text:p text:style-name="P53"><text:span text:style-name="Source_20_Text"><text:s text:c="2"/>1011 <text:s/>(Result: 11)</text:span></text:p>
          <text:p text:style-name="P71">The South wall (the 0 in the mask) was forced off. The cell now has a value of <text:span text:style-name="Source_20_Text">11</text:span>, meaning North, East, and West are closed, but South is open.</text:p>
        </text:list-item>
      </text:list>
      <text:p text:style-name="Text_20_body"/>
      <text:h text:style-name="Heading_20_3" text:outline-level="3"><text:soft-page-break/>2. How does <text:span text:style-name="Source_20_Text">self.walls &amp; direction</text:span> check for a wall?</text:h>
      <text:p text:style-name="Text_20_body">The bitwise AND (<text:span text:style-name="Source_20_Text">&amp;</text:span>) compares two numbers and only outputs a <text:span text:style-name="Source_20_Text">1</text:span> if <text:span text:style-name="T3">both</text:span> bits are <text:span text:style-name="Source_20_Text">1</text:span>.</text:p>
      <text:p text:style-name="Text_20_body">Let's check if the South wall (<text:span text:style-name="Source_20_Text">0100</text:span>) exists on a cell with a value of <text:span text:style-name="Source_20_Text">11</text:span> (<text:span text:style-name="Source_20_Text">1011</text:span>):</text:p>
      <text:p text:style-name="P13">Plaintext</text:p>
      <text:p text:style-name="P2"><text:span text:style-name="Source_20_Text"><text:s text:c="2"/>1011 <text:s/>(Cell walls)</text:span></text:p>
      <text:p text:style-name="P2"><text:span text:style-name="Source_20_Text">&amp; 0100 <text:s/>(Checking for South)</text:span></text:p>
      <text:p text:style-name="P2"><text:span text:style-name="Source_20_Text">------</text:span></text:p>
      <text:p text:style-name="P2"><text:span text:style-name="Source_20_Text"><text:s text:c="2"/>0000 <text:s/>(Result is 0)</text:span></text:p>
      <text:p text:style-name="Text_20_body">Because the result is <text:span text:style-name="Source_20_Text">0</text:span>, <text:span text:style-name="Source_20_Text">bool(0)</text:span> evaluates to <text:span text:style-name="Source_20_Text">False</text:span>. The wall is not there!</text:p>
      <text:p text:style-name="Text_20_body">Now let's check if the North wall (<text:span text:style-name="Source_20_Text">0001</text:span>) exists on that same cell (<text:span text:style-name="Source_20_Text">1011</text:span>):</text:p>
      <text:p text:style-name="P13">Plaintext</text:p>
      <text:p text:style-name="P2"><text:span text:style-name="Source_20_Text"><text:s text:c="2"/>1011 <text:s/>(Cell walls)</text:span></text:p>
      <text:p text:style-name="P2"><text:span text:style-name="Source_20_Text">&amp; 0001 <text:s/>(Checking for North)</text:span></text:p>
      <text:p text:style-name="P2"><text:span text:style-name="Source_20_Text">------</text:span></text:p>
      <text:p text:style-name="P2"><text:span text:style-name="Source_20_Text"><text:s text:c="2"/>0001 <text:s/>(Result is 1)</text:span></text:p>
      <text:p text:style-name="Text_20_body">Because the result is <text:span text:style-name="Source_20_Text">1</text:span> (which is anything other than 0), <text:span text:style-name="Source_20_Text">bool(1)</text:span> evaluates to <text:span text:style-name="Source_20_Text">True</text:span>. The wall is there!</text:p>
      <text:p text:style-name="Text_20_body"/>
      <text:h text:style-name="Heading_20_3" text:outline-level="3">4. Why is <text:span text:style-name="Source_20_Text">_assign_value</text:span> called before it is defined?</text:h>
      <text:p text:style-name="Text_20_body">In Python, this is perfectly correct and very common! When Python reads your class, it first scans the whole file and registers all the function names in memory. It doesn't actually <text:span text:style-name="T1">run</text:span> any of the code inside the functions until you create the object <text:span text:style-name="Source_20_Text">maze = MazeGenerator()</text:span>. By the time <text:span text:style-name="Source_20_Text">_parse_file()</text:span> is running, Python already knows exactly what <text:span text:style-name="Source_20_Text">_assign_value</text:span> is because it read the whole class blueprint. Standard practice is to put high-level "driver" functions near the top, and low-level "helper" functions below them.</text:p>
      <text:p text:style-name="Text_20_body"/>
      <text:h text:style-name="Heading_20_3" text:outline-level="3">5. Why <text:span text:style-name="Source_20_Text">value.lower() == "true"</text:span>?</text:h>
      <text:p text:style-name="Text_20_body">When reading a text file, everything comes in as a string. A user might write <text:span text:style-name="Source_20_Text">PERFECT=True</text:span>, <text:span text:style-name="Source_20_Text">PERFECT=true</text:span>, <text:span text:style-name="Source_20_Text">PERFECT=TRUE</text:span>, or even accidentally type <text:span text:style-name="Source_20_Text">PERFECT=TrUe</text:span>. By using <text:span text:style-name="Source_20_Text">.lower()</text:span>, we convert whatever they typed into <text:span text:style-name="Source_20_Text">"true"</text:span>. <text:span text:style-name="Source_20_Text">"true" == "true"</text:span> evaluates to the boolean <text:span text:style-name="Source_20_Text">True</text:span>. If they typed <text:span text:style-name="Source_20_Text">False</text:span>, <text:span text:style-name="Source_20_Text">"false" == "true"</text:span> evaluates to the boolean <text:span text:style-name="Source_20_Text">False</text:span>. It is a safe way to handle unpredictable user typing!</text:p>
      <text:p text:style-name="Text_20_body"><text:soft-page-break/></text:p>
      <text:p text:style-name="Text_20_body">However, in this specific case, <text:span text:style-name="T3">we cannot </text:span><text:span text:style-name="T4">lower each received value</text:span><text:span text:style-name="T3"> because of </text:span><text:span text:style-name="Source_20_Text"><text:span text:style-name="T3">OUTPUT_FILE</text:span></text:span><text:span text:style-name="T3">.</text:span></text:p>
      <text:p text:style-name="Text_20_body">If a user writes <text:span text:style-name="Source_20_Text">OUTPUT_FILE=My_Awesome_Maze.txt</text:span> in their config, and we apply <text:span text:style-name="Source_20_Text">.lower()</text:span> immediately to the value:</text:p>
      <text:p text:style-name="P13">Python</text:p>
      <text:p text:style-name="P2"><text:span text:style-name="Source_20_Text">value = value.strip().lower()</text:span></text:p>
      <text:p text:style-name="Text_20_body">The program will save the file as <text:span text:style-name="Source_20_Text">my_awesome_maze.txt</text:span>.</text:p>
      <text:p text:style-name="Text_20_body">Because you are working in a 42 environment (which uses Linux/macOS), filenames are <text:span text:style-name="T3">case-sensitive</text:span>. Changing the case of the user's requested filename is considered a bug and would likely fail a Moulinette test if it strictly checks for the exact filename provided in the config.</text:p>
      <text:p text:style-name="Text_20_body">Therefore, we leave the string exactly as the user typed it for things like filenames, and only apply <text:span text:style-name="Source_20_Text">.lower()</text:span> right at the moment we are checking the <text:span text:style-name="Source_20_Text">PERFECT</text:span> boolean. It is a tiny trap, but an important one to avoid!</text:p>
      <text:p text:style-name="Text_20_body"/>
      <text:h text:style-name="Heading_20_3" text:outline-level="3">6. The "42" Pattern Math Explained</text:h>
      <text:p text:style-name="Text_20_body">This is a brilliant little piece of math by the original authors. Instead of trying to figure out exactly which coordinates in a massive 20x15 grid should be walls, they created a tiny, 7-cell by 5-cell "mini-canvas".</text:p>
      <text:p text:style-name="Text_20_body">Here is what the <text:span text:style-name="Source_20_Text">pattern_42</text:span> coordinates look like if you draw them on a 7x5 grid. The (X, Y) pairs map directly to these <text:span text:style-name="Source_20_Text">█</text:span> blocks:</text:p>
      <text:p text:style-name="P13">Plaintext</text:p>
      <text:p text:style-name="P2"><text:span text:style-name="Source_20_Text"><text:s text:c="2"/>Y\X 0 1 2 3 4 5 6</text:span></text:p>
      <text:p text:style-name="P2"><text:span text:style-name="Source_20_Text"><text:s text:c="2"/>0 <text:s text:c="2"/>█ <text:s text:c="2"/>█ <text:s text:c="2"/>█ █ █</text:span></text:p>
      <text:p text:style-name="P2"><text:span text:style-name="Source_20_Text"><text:s text:c="2"/>1 <text:s text:c="2"/>█ <text:s text:c="2"/>█ <text:s text:c="6"/>█</text:span></text:p>
      <text:p text:style-name="P2"><text:span text:style-name="Source_20_Text"><text:s text:c="2"/>2 <text:s text:c="2"/>█ █ █ <text:s text:c="2"/>█ █ █</text:span></text:p>
      <text:p text:style-name="P2"><text:span text:style-name="Source_20_Text"><text:s text:c="2"/>3 <text:s text:c="6"/>█ <text:s text:c="2"/>█ <text:s text:c="3"/></text:span></text:p>
      <text:p text:style-name="P2"><text:span text:style-name="Source_20_Text"><text:s text:c="2"/>4 <text:s text:c="6"/>█ <text:s text:c="2"/>█ █ █</text:span></text:p>
      <text:p text:style-name="Text_20_body">As you can see, the coordinates perfectly draw the numbers <text:span text:style-name="Source_20_Text">4</text:span> and <text:span text:style-name="Source_20_Text">2</text:span>.</text:p>
      <text:p text:style-name="Text_20_body"><text:span text:style-name="T3">The Offsets:</text:span> To put this tiny 7x5 canvas directly in the middle of your big maze, we use the offsets. If your width is 20, the middle point is <text:span text:style-name="Source_20_Text">(20 - 7) // 2 = 6</text:span>. So, <text:span text:style-name="Source_20_Text">offset_x = 6</text:span> and <text:span text:style-name="Source_20_Text">offset_y = 5</text:span>.</text:p>
      <text:p text:style-name="Text_20_body"><text:soft-page-break/>The loop says: "Take the tiny canvas, and shift every single X coordinate to the right by 6, and shift every Y coordinate down by 5." So the very first block of the '4' at <text:span text:style-name="Source_20_Text">(0, 0)</text:span> is placed in the real maze at <text:span text:style-name="Source_20_Text">tx = 0 + 6 = 6</text:span>, and <text:span text:style-name="Source_20_Text">ty = 0 + 5 = 5</text:span>.</text:p>
      <text:p text:style-name="Text_20_body">This mathematical trick guarantees the 42 is perfectly centered no matter how big the user makes the <text:span text:style-name="Source_20_Text">WIDTH</text:span> and <text:span text:style-name="Source_20_Text">HEIGHT</text:span> in the config!</text:p>
      <text:p text:style-name="Text_20_body"/>
      <text:p text:style-name="P9">(<text:span text:style-name="T12">0</text:span>, <text:span text:style-name="T12">0</text:span>), (<text:span text:style-name="T12">0</text:span>, <text:span text:style-name="T13">2</text:span>), (<text:span text:style-name="T13">0</text:span>, <text:span text:style-name="T13">1</text:span>), (<text:span text:style-name="T13">2</text:span>, <text:span text:style-name="T13">1</text:span>), (<text:span text:style-name="T12">0</text:span>, <text:span text:style-name="T13">2</text:span>), (<text:span text:style-name="T13">1</text:span>, <text:span text:style-name="T13">2</text:span>), (<text:span text:style-name="T13">2</text:span>, <text:span text:style-name="T13">2</text:span>), (<text:span text:style-name="T13">2</text:span>, <text:span text:style-name="T13">3</text:span>), (<text:span text:style-name="T13">2</text:span>, <text:span text:style-name="T13">4</text:span>), <text:s text:c="24"/><text:span text:style-name="T14"># 4</text:span></text:p>
      <text:p text:style-name="P9">(<text:span text:style-name="T13">4</text:span>, <text:span text:style-name="T13">0</text:span>), (<text:span text:style-name="T13">5</text:span>, <text:span text:style-name="T13">0</text:span>), (<text:span text:style-name="T13">6</text:span>, <text:span text:style-name="T13">0</text:span>), (<text:span text:style-name="T13">6</text:span>, <text:span text:style-name="T13">1</text:span>), (<text:span text:style-name="T13">4</text:span>, <text:span text:style-name="T13">2</text:span>), (<text:span text:style-name="T13">5</text:span>, <text:span text:style-name="T13">2</text:span>), (<text:span text:style-name="T13">6</text:span>, <text:span text:style-name="T13">2</text:span>), (<text:span text:style-name="T13">4</text:span>, <text:span text:style-name="T13">3</text:span>), (<text:span text:style-name="T13">4</text:span>, <text:span text:style-name="T13">4</text:span>), (<text:span text:style-name="T13">5</text:span>, <text:span text:style-name="T13">4</text:span>), (<text:span text:style-name="T13">6</text:span>, <text:span text:style-name="T13">4</text:span>), <text:s text:c="3"/><text:span text:style-name="T14"># 2</text:span></text:p>
      <text:p text:style-name="P9"/>
      <text:p text:style-name="P12"/>
      <text:p text:style-name="Text_20_body"/>
      <text:h text:style-name="Heading_20_2" text:outline-level="2">Stage 2: The DFS Generation Algorithm</text:h>
      <text:p text:style-name="Text_20_body">Now that our grid is set up, let's build the engine that carves the paths.</text:p>
      <text:p text:style-name="Text_20_body">We need to add the <text:span text:style-name="Source_20_Text">dfs_generate</text:span> and <text:span text:style-name="Source_20_Text">_make_maze</text:span> methods to your <text:span text:style-name="Source_20_Text">generator.py</text:span>. We also need to add the <text:span text:style-name="Source_20_Text">random</text:span> module to pick our paths and <text:span text:style-name="Source_20_Text">sys.setrecursionlimit</text:span> because a 45x45 maze will require over 2000 recursive calls, which exceeds Python's default limit of 1000.</text:p>
      <text:p text:style-name="Text_20_body"/>
      <text:h text:style-name="Heading_20_3" text:outline-level="3">1. What is <text:span text:style-name="Source_20_Text">sys.setrecursionlimit</text:span>?</text:h>
      <text:p text:style-name="Text_20_body">Recursion is when a function calls itself. Every time <text:span text:style-name="Source_20_Text">_make_maze</text:span> steps into a new cell, it calls <text:span text:style-name="Source_20_Text">_make_maze</text:span> again. Python keeps track of every step so it knows how to "backtrack" when it hits a dead end. By default, Python only remembers 1,000 steps to protect your computer's memory. If a maze is 45x45 (2,025 cells), the path will easily exceed 1,000 steps, causing a fatal <text:span text:style-name="Source_20_Text">RecursionError</text:span> crash. Setting the limit to 10,000 just tells Python, "It's okay, I know this tunnel goes really deep, don't panic."</text:p>
      <text:p text:style-name="Text_20_body"/>
      <text:p text:style-name="Text_20_body"/>
      <text:h text:style-name="Heading_20_3" text:outline-level="3">2. How does <text:span text:style-name="Source_20_Text">random.seed()</text:span> work?</text:h>
      <text:p text:style-name="Text_20_body">Computers cannot actually generate truly random numbers; they use complex math formulas to create <text:span text:style-name="T1">pseudo-random</text:span> numbers. A "seed" is just the starting number for that math formula. If you give the computer the exact same seed, the formula will spit out the exact same sequence of random numbers every single time.</text:p>
      <text:list xml:id="list396986630" text:style-name="L18">
        <text:list-item>
          <text:p text:style-name="P73">If <text:span text:style-name="Source_20_Text">self.config.seed</text:span> is <text:span text:style-name="Source_20_Text">None</text:span> (user didn't provide one), we pick a random number, save it, and feed it to the generator.</text:p>
        </text:list-item>
        <text:list-item>
          <text:p text:style-name="P73"><text:soft-page-break/>If the user <text:span text:style-name="T1">does</text:span> provide <text:span text:style-name="Source_20_Text">SEED=123</text:span> in <text:span text:style-name="Source_20_Text">config.txt</text:span>, <text:span text:style-name="Source_20_Text">random.seed(123)</text:span> forces the <text:span text:style-name="Source_20_Text">dfs_generate</text:span> function to shuffle the directions the exact same way every time, generating the exact same maze. This satisfies the subject's "reproducibility" requirement!</text:p>
        </text:list-item>
        <text:list-item>
          <text:p text:style-name="P73"><text:span text:style-name="T15">R</text:span>egarding the seed: If the user doesn't provide a seed in <text:span text:style-name="Source_20_Text">config.txt</text:span>, picking a random one is exactly what we want. It ensures that every time you run the program, you get a completely different maze. But because we <text:span text:style-name="T1">save</text:span> that randomly generated seed into <text:span text:style-name="Source_20_Text">self.config.seed</text:span>, if we ever needed to recreate that exact same random maze, we have the number saved!</text:p>
        </text:list-item>
      </text:list>
      <text:p text:style-name="Text_20_body"><text:line-break/>3. Hex Formatting</text:p>
      <text:p text:style-name="Text_20_body">Yes, you nailed it! In Python f-strings, <text:span text:style-name="Source_20_Text">:X</text:span> automatically converts an integer into an uppercase Hexadecimal string. <text:span text:style-name="Source_20_Text">:x</text:span> would make it lowercase hex. It's incredibly handy.</text:p>
      <text:p text:style-name="Text_20_body"/>
      <text:h text:style-name="Heading_20_3" text:outline-level="3">4. Demystifying the <text:span text:style-name="Source_20_Text">options</text:span> and the <text:span text:style-name="Source_20_Text">for</text:span> loop</text:h>
      <text:p text:style-name="Text_20_body">In a computer grid, <text:span text:style-name="Source_20_Text">(0,0)</text:span> is the top-left corner.</text:p>
      <text:list xml:id="list2702762357" text:style-name="L19">
        <text:list-item>
          <text:p text:style-name="P74"><text:span text:style-name="Source_20_Text">x</text:span> goes right (East is +1, West is -1)</text:p>
        </text:list-item>
        <text:list-item>
          <text:p text:style-name="P74"><text:span text:style-name="Source_20_Text">y</text:span> goes down (South is +1, North is -1)</text:p>
        </text:list-item>
      </text:list>
      <text:p text:style-name="Text_20_body">The <text:span text:style-name="Source_20_Text">options</text:span> list holds our four possible moves. Let's look at the "East" option: <text:span text:style-name="Source_20_Text">(1, 0, Cell.EAST, Cell.WEST)</text:span>.</text:p>
      <text:list xml:id="list4057521608" text:style-name="L20">
        <text:list-item>
          <text:p text:style-name="P75"><text:span text:style-name="Source_20_Text">dx = 1</text:span> (Change in X: go right 1)</text:p>
        </text:list-item>
        <text:list-item>
          <text:p text:style-name="P75"><text:span text:style-name="Source_20_Text">dy = 0</text:span> (Change in Y: don't move vertically)</text:p>
        </text:list-item>
        <text:list-item>
          <text:p text:style-name="P75"><text:span text:style-name="Source_20_Text">dir_out = Cell.EAST</text:span> (The wall we break to leave our current cell)</text:p>
        </text:list-item>
        <text:list-item>
          <text:p text:style-name="P75"><text:span text:style-name="Source_20_Text">dir_in = Cell.WEST</text:span> (The wall we break to enter the new cell)</text:p>
        </text:list-item>
      </text:list>
      <text:p text:style-name="Text_20_body"><text:span text:style-name="T3">The Logic in Action:</text:span> Imagine you are standing in cell <text:span text:style-name="Source_20_Text">(x=5, y=5)</text:span>. You pull the "East" option out of the shuffled hat.</text:p>
      <text:list xml:id="list358783468" text:style-name="L21">
        <text:list-item>
          <text:p text:style-name="P76"><text:span text:style-name="T3">Calculate Target:</text:span> <text:span text:style-name="Source_20_Text">tx = 5 + 1</text:span> (Target X is 6). <text:span text:style-name="Source_20_Text">ty = 5 + 0</text:span> (Target Y is 5). The target cell is <text:span text:style-name="Source_20_Text">(6, 5)</text:span>.</text:p>
        </text:list-item>
        <text:list-item>
          <text:p text:style-name="P76"><text:span text:style-name="T3">Verify Target:</text:span> Is <text:span text:style-name="Source_20_Text">(6, 5)</text:span> inside the maze? Yes. Has it been visited? No. Let's dig!</text:p>
        </text:list-item>
        <text:list-item>
          <text:p text:style-name="P76"><text:span text:style-name="T3">Break Walls:</text:span> This is the crucial part you asked about. A wall is actually <text:span text:style-name="T1">two</text:span> pieces of data. The East wall of your current cell is the <text:span text:style-name="T1">exact same physical barrier</text:span> as the West wall of your neighbor. If you break out of your East side (<text:span text:style-name="Source_20_Text">self.grid[5][5].remove_wall(Cell.EAST)</text:span>), you <text:span text:style-name="T3">must</text:span> also break the neighbor's West side (<text:span text:style-name="Source_20_Text">self.grid[5][6].remove_wall(Cell.WEST)</text:span>) so the tunnel connects perfectly.</text:p>
        </text:list-item>
        <text:list-item>
          <text:p text:style-name="P76"><text:soft-page-break/><text:span text:style-name="T3">Step Forward:</text:span> <text:span text:style-name="Source_20_Text">self._make_maze(6, 5)</text:span>. You physically step into the new cell, and the process repeats!</text:p>
        </text:list-item>
      </text:list>
      <text:p text:style-name="Text_20_body"/>
      <text:p text:style-name="Text_20_body"/>
      <text:h text:style-name="Heading_20_2" text:outline-level="2">Stage 3: The Path Solver</text:h>
      <text:p text:style-name="Text_20_body">Now that we have a maze, we need to find the way out.</text:p>
      <text:p text:style-name="Text_20_body"><text:span text:style-name="T15">If we use</text:span> a Recursive DFS algorithm to solve the maze, <text:span text:style-name="T15">we will </text:span>essentially <text:span text:style-name="T15">tell</text:span> the computer: <text:span text:style-name="T1">"Find absolutely every single possible path to the exit, save them all in a massive list, and then at the very end, pick the shortest one."</text:span> While that works for <text:span text:style-name="T1">Perfect</text:span> mazes (which only have 1 path), if a maze is <text:span text:style-name="T1">Imperfect</text:span> (lots of loops), finding <text:span text:style-name="T1">every</text:span> possible path can cause massive lag and crash the program.</text:p>
      <text:p text:style-name="Text_20_body">Instead, we are going to use a <text:span text:style-name="T3">Breadth-First Search (BFS)</text:span> for our solver. BFS works like pouring water into the maze. The water flows down every corridor at the exact same speed. The very first drop of water to touch the Exit is, by the laws of physics, guaranteed to have taken the shortest possible path. No need to calculate every route!</text:p>
      <text:p text:style-name="Text_20_body"/>
      <text:h text:style-name="Heading_20_3" text:outline-level="3">How Breadth-First Search (BFS) Works</text:h>
      <text:p text:style-name="Text_20_body">Breadth-First Search is one of the most important algorithms in computer science. Think of it like pouring a bucket of water onto the starting square. The water flows outward in all valid directions simultaneously, one step at a time. The <text:span text:style-name="T1">very first drop</text:span> of water to touch the exit has, by definition, taken the shortest route.</text:p>
      <text:p text:style-name="Text_20_body">Here is exactly how the code simulates that water:</text:p>
      <text:p text:style-name="Text_20_body"><text:span text:style-name="T3">1. The </text:span><text:span text:style-name="Source_20_Text"><text:span text:style-name="T3">queue</text:span></text:span><text:span text:style-name="T3"> (First-In, First-Out)</text:span> A queue is a line, like waiting at a grocery store. The first person to get in line is the first person served. We put our starting coordinate in the queue: <text:span text:style-name="Source_20_Text">[(0, 0, "")]</text:span>. The tuple holds three things: <text:span text:style-name="Source_20_Text">Current X</text:span>, <text:span text:style-name="Source_20_Text">Current Y</text:span>, and <text:span text:style-name="Source_20_Text">The Exact Steps Taken To Get Here</text:span>.</text:p>
      <text:p text:style-name="Text_20_body"><text:span text:style-name="T3">2. The </text:span><text:span text:style-name="Source_20_Text"><text:span text:style-name="T3">visited</text:span></text:span><text:span text:style-name="T3"> Set</text:span> A <text:span text:style-name="Source_20_Text">set</text:span> in Python is like a VIP list at a club. It is incredibly fast at checking if a name is on the list. We use it to ensure the "water" doesn't flow backward into a square it just came from, which would cause an infinite loop.</text:p>
      <text:p text:style-name="P7">3. The Loop (The Flow of Water)</text:p>
      <text:list xml:id="list4030075531" text:style-name="L22">
        <text:list-item>
          <text:p text:style-name="P77"><text:span text:style-name="T3">Pop:</text:span> We take the first item out of the front of the queue. Let's say it's <text:span text:style-name="Source_20_Text">(0, 0, "")</text:span>.</text:p>
        </text:list-item>
        <text:list-item>
          <text:p text:style-name="P77"><text:span text:style-name="T3">Check Win:</text:span> Are we at the exit? No.</text:p>
        </text:list-item>
        <text:list-item>
          <text:p text:style-name="P77"><text:span text:style-name="T3">Expand:</text:span> We look North, South, East, and West.</text:p>
          <text:list>
            <text:list-item>
              <text:p text:style-name="P77">Is there a wall South? No.</text:p>
            </text:list-item>
            <text:list-item>
              <text:p text:style-name="P77"><text:soft-page-break/>Have we visited the South square <text:span text:style-name="Source_20_Text">(0, 1)</text:span>? No.</text:p>
            </text:list-item>
            <text:list-item>
              <text:p text:style-name="P77"><text:span text:style-name="T1">Action:</text:span> We add <text:span text:style-name="Source_20_Text">(0, 1)</text:span> to our VIP <text:span text:style-name="Source_20_Text">visited</text:span> list, and we add it to the <text:span text:style-name="T3">back</text:span> of our <text:span text:style-name="Source_20_Text">queue</text:span>, updating the path string: <text:span text:style-name="Source_20_Text">queue.append((0, 1, "S"))</text:span>.</text:p>
            </text:list-item>
            <text:list-item>
              <text:p text:style-name="P77">We do this for East as well: <text:span text:style-name="Source_20_Text">queue.append((1, 0, "E"))</text:span>.</text:p>
            </text:list-item>
          </text:list>
        </text:list-item>
      </text:list>
      <text:p text:style-name="Text_20_body"><text:span text:style-name="T3">Why it guarantees the shortest path:</text:span> Because of the Queue! The loop will process <text:span text:style-name="T1">every single 1-step move</text:span> before it ever looks at a 2-step move. It will process <text:span text:style-name="T1">all 15-step moves</text:span> before it looks at a 16-step move. Therefore, the millisecond <text:span text:style-name="Source_20_Text">x == end_x and y == end_y</text:span> is triggered, you are absolutely guaranteed that there is no shorter way to get there.</text:p>
      <text:p text:style-name="Text_20_body"/>
      <text:p text:style-name="Text_20_body">The secret to why the string grows correctly without getting tangled up in dead ends is that <text:span text:style-name="T3">every single item in the queue represents an alternate reality</text:span>. Because strings are immutable (unchangeable) in Python, when we do <text:span text:style-name="Source_20_Text">current_path + dir_str</text:span>, we aren't changing the old string; we are creating a brand new timeline for that specific drop of water.</text:p>
      <text:p text:style-name="Text_20_body">Let's trace a super simple example step-by-step.</text:p>
      <text:p text:style-name="Text_20_body">Imagine a tiny 2x2 maze.</text:p>
      <text:list xml:id="list2350042450" text:style-name="L23">
        <text:list-item>
          <text:p text:style-name="P78"><text:span text:style-name="T3">Start:</text:span> <text:span text:style-name="Source_20_Text">(0,0)</text:span> (Top-Left)</text:p>
        </text:list-item>
        <text:list-item>
          <text:p text:style-name="P78"><text:span text:style-name="T3">Exit:</text:span> <text:span text:style-name="Source_20_Text">(1,1)</text:span> (Bottom-Right)</text:p>
        </text:list-item>
        <text:list-item>
          <text:p text:style-name="P78"><text:span text:style-name="T3">Open Path:</text:span> You can go <text:span text:style-name="T3">East</text:span> to <text:span text:style-name="Source_20_Text">(1,0)</text:span>, then <text:span text:style-name="T3">South</text:span> to <text:span text:style-name="Source_20_Text">(1,1)</text:span>. You can also go <text:span text:style-name="T3">South</text:span> to <text:span text:style-name="Source_20_Text">(0,1)</text:span>, but it's a dead end.</text:p>
        </text:list-item>
      </text:list>
      <text:p text:style-name="Text_20_body">Here is exactly how the <text:span text:style-name="Source_20_Text">while</text:span> and <text:span text:style-name="Source_20_Text">for</text:span> loops process this:</text:p>
      <text:h text:style-name="P1" text:outline-level="3">Initialization (Before the loop)</text:h>
      <text:list xml:id="list3913088923" text:style-name="L24">
        <text:list-item>
          <text:p text:style-name="P79"><text:span text:style-name="Source_20_Text">visited = {(0,0)}</text:span></text:p>
        </text:list-item>
        <text:list-item>
          <text:p text:style-name="P79"><text:span text:style-name="Source_20_Text">queue = [ (0, 0, "") ]</text:span></text:p>
        </text:list-item>
      </text:list>
      <text:p text:style-name="P3"/>
      <text:h text:style-name="P1" text:outline-level="3">Loop 1: The First Split</text:h>
      <text:p text:style-name="Text_20_body">The <text:span text:style-name="Source_20_Text">while queue:</text:span> loop starts. We take the first item out of the queue.</text:p>
      <text:list xml:id="list3050247787" text:style-name="L25">
        <text:list-item>
          <text:p text:style-name="P80"><text:span text:style-name="T3">Popped:</text:span> <text:span text:style-name="Source_20_Text">x=0, y=0</text:span>, <text:span text:style-name="Source_20_Text">current_path=""</text:span></text:p>
        </text:list-item>
        <text:list-item>
          <text:p text:style-name="P80"><text:span text:style-name="T3">Check Win:</text:span> Is <text:span text:style-name="Source_20_Text">(0,0)</text:span> the exit <text:span text:style-name="Source_20_Text">(1,1)</text:span>? No.</text:p>
        </text:list-item>
        <text:list-item>
          <text:p text:style-name="P80"><text:span text:style-name="T3">The </text:span><text:span text:style-name="Source_20_Text"><text:span text:style-name="T3">for</text:span></text:span><text:span text:style-name="T3"> loop (Checking all 4 directions):</text:span></text:p>
          <text:list>
            <text:list-item>
              <text:p text:style-name="P80"><text:span text:style-name="T3">North:</text:span> Wall. Skip.</text:p>
            </text:list-item>
            <text:list-item>
              <text:p text:style-name="P80"><text:span text:style-name="T3">East:</text:span> Open! Target is <text:span text:style-name="Source_20_Text">(1,0)</text:span>. Is it in <text:span text:style-name="Source_20_Text">visited</text:span>? No.</text:p>
              <text:list>
                <text:list-item>
                  <text:p text:style-name="P80"><text:soft-page-break/>Add <text:span text:style-name="Source_20_Text">(1,0)</text:span> to <text:span text:style-name="Source_20_Text">visited</text:span>.</text:p>
                </text:list-item>
                <text:list-item>
                  <text:p text:style-name="P80">Append to queue: <text:span text:style-name="Source_20_Text">(1, 0, current_path + "E")</text:span> ➔ <text:span text:style-name="Source_20_Text">(1, 0, "E")</text:span></text:p>
                </text:list-item>
              </text:list>
            </text:list-item>
            <text:list-item>
              <text:p text:style-name="P80"><text:span text:style-name="T3">South:</text:span> Open! Target is <text:span text:style-name="Source_20_Text">(0,1)</text:span>. Is it in <text:span text:style-name="Source_20_Text">visited</text:span>? No.</text:p>
              <text:list>
                <text:list-item>
                  <text:p text:style-name="P80">Add <text:span text:style-name="Source_20_Text">(0,1)</text:span> to <text:span text:style-name="Source_20_Text">visited</text:span>.</text:p>
                </text:list-item>
                <text:list-item>
                  <text:p text:style-name="P80">Append to queue: <text:span text:style-name="Source_20_Text">(0, 1, current_path + "S")</text:span> ➔ <text:span text:style-name="Source_20_Text">(0, 1, "S")</text:span></text:p>
                </text:list-item>
              </text:list>
            </text:list-item>
            <text:list-item>
              <text:p text:style-name="P80"><text:span text:style-name="T3">West:</text:span> Wall. Skip.</text:p>
            </text:list-item>
          </text:list>
        </text:list-item>
      </text:list>
      <text:p text:style-name="P7">State at the end of Loop 1:</text:p>
      <text:list xml:id="list4037541418" text:style-name="L26">
        <text:list-item>
          <text:p text:style-name="P81"><text:span text:style-name="Source_20_Text">queue = [ (1, 0, "E"), (0, 1, "S") ]</text:span> <text:span text:style-name="T1">(Notice we have two competing timelines!)</text:span></text:p>
        </text:list-item>
      </text:list>
      <text:p text:style-name="P3"/>
      <text:h text:style-name="P1" text:outline-level="3">Loop 2: Exploring the East Branch</text:h>
      <text:p text:style-name="Text_20_body">The <text:span text:style-name="Source_20_Text">while</text:span> loop runs again. It grabs the front of the line.</text:p>
      <text:list xml:id="list3381513901" text:style-name="L27">
        <text:list-item>
          <text:p text:style-name="P82"><text:span text:style-name="T3">Popped:</text:span> <text:span text:style-name="Source_20_Text">x=1, y=0</text:span>, <text:span text:style-name="Source_20_Text">current_path="E"</text:span></text:p>
        </text:list-item>
        <text:list-item>
          <text:p text:style-name="P82"><text:span text:style-name="T3">Check Win:</text:span> Is <text:span text:style-name="Source_20_Text">(1,0)</text:span> the exit? No.</text:p>
        </text:list-item>
        <text:list-item>
          <text:p text:style-name="P82"><text:span text:style-name="T3">The </text:span><text:span text:style-name="Source_20_Text"><text:span text:style-name="T3">for</text:span></text:span><text:span text:style-name="T3"> loop:</text:span></text:p>
          <text:list>
            <text:list-item>
              <text:p text:style-name="P82"><text:span text:style-name="T3">West:</text:span> This is where we came from <text:span text:style-name="Source_20_Text">(0,0)</text:span>. It is already in <text:span text:style-name="Source_20_Text">visited</text:span>! Skip.</text:p>
            </text:list-item>
            <text:list-item>
              <text:p text:style-name="P82"><text:span text:style-name="T3">South:</text:span> Open! Target is <text:span text:style-name="Source_20_Text">(1,1)</text:span>. Is it in <text:span text:style-name="Source_20_Text">visited</text:span>? No.</text:p>
              <text:list>
                <text:list-item>
                  <text:p text:style-name="P82">Add <text:span text:style-name="Source_20_Text">(1,1)</text:span> to <text:span text:style-name="Source_20_Text">visited</text:span>.</text:p>
                </text:list-item>
                <text:list-item>
                  <text:p text:style-name="P82">Append to queue: <text:span text:style-name="Source_20_Text">(1, 1, current_path + "S")</text:span> ➔ <text:span text:style-name="Source_20_Text">(1, 1, "ES")</text:span></text:p>
                </text:list-item>
              </text:list>
            </text:list-item>
          </text:list>
        </text:list-item>
      </text:list>
      <text:p text:style-name="P7">State at the end of Loop 2:</text:p>
      <text:list xml:id="list4182770685" text:style-name="L28">
        <text:list-item>
          <text:p text:style-name="P83"><text:span text:style-name="Source_20_Text">queue = [ (0, 1, "S"), (1, 1, "ES") ]</text:span></text:p>
        </text:list-item>
      </text:list>
      <text:p text:style-name="P3"/>
      <text:h text:style-name="P1" text:outline-level="3">Loop 3: Exploring the South Dead-End</text:h>
      <text:p text:style-name="Text_20_body">The <text:span text:style-name="Source_20_Text">while</text:span> loop runs again.</text:p>
      <text:list xml:id="list3668639664" text:style-name="L29">
        <text:list-item>
          <text:p text:style-name="P84"><text:span text:style-name="T3">Popped:</text:span> <text:span text:style-name="Source_20_Text">x=0, y=1</text:span>, <text:span text:style-name="Source_20_Text">current_path="S"</text:span></text:p>
        </text:list-item>
        <text:list-item>
          <text:p text:style-name="P84"><text:span text:style-name="T3">Check Win:</text:span> No.</text:p>
        </text:list-item>
        <text:list-item>
          <text:p text:style-name="P84"><text:span text:style-name="T3">The </text:span><text:span text:style-name="Source_20_Text"><text:span text:style-name="T3">for</text:span></text:span><text:span text:style-name="T3"> loop:</text:span></text:p>
          <text:list>
            <text:list-item>
              <text:p text:style-name="P84"><text:span text:style-name="T3">North:</text:span> Already visited <text:span text:style-name="Source_20_Text">(0,0)</text:span>. Skip.</text:p>
            </text:list-item>
            <text:list-item>
              <text:p text:style-name="P84"><text:span text:style-name="T3">East:</text:span> Target <text:span text:style-name="Source_20_Text">(1,1)</text:span>. Wait, Loop 2 already added <text:span text:style-name="Source_20_Text">(1,1)</text:span> to the <text:span text:style-name="Source_20_Text">visited</text:span> list! Because BFS guarantees the first one there is the fastest, we don't let this slower path enter. Skip.</text:p>
            </text:list-item>
            <text:list-item>
              <text:p text:style-name="P85"><text:soft-page-break/>It's a dead end, so nothing gets added to the queue.</text:p>
            </text:list-item>
          </text:list>
        </text:list-item>
      </text:list>
      <text:p text:style-name="P7">State at the end of Loop 3:</text:p>
      <text:list xml:id="list3999437357" text:style-name="L30">
        <text:list-item>
          <text:p text:style-name="P86"><text:span text:style-name="Source_20_Text">queue = [ (1, 1, "ES") ]</text:span> <text:span text:style-name="T1">(The dead-end timeline naturally died off!)</text:span></text:p>
        </text:list-item>
      </text:list>
      <text:p text:style-name="P3"/>
      <text:h text:style-name="P1" text:outline-level="3">Loop 4: Reaching the Exit</text:h>
      <text:p text:style-name="Text_20_body">The <text:span text:style-name="Source_20_Text">while</text:span> loop runs again.</text:p>
      <text:list xml:id="list3350213207" text:style-name="L31">
        <text:list-item>
          <text:p text:style-name="P87"><text:span text:style-name="T3">Popped:</text:span> <text:span text:style-name="Source_20_Text">x=1, y=1</text:span>, <text:span text:style-name="Source_20_Text">current_path="ES"</text:span></text:p>
        </text:list-item>
        <text:list-item>
          <text:p text:style-name="P87"><text:span text:style-name="T3">Check Win:</text:span> Is <text:span text:style-name="Source_20_Text">(1,1)</text:span> the exit <text:span text:style-name="Source_20_Text">(1,1)</text:span>? <text:span text:style-name="T3">YES!</text:span></text:p>
        </text:list-item>
        <text:list-item>
          <text:p text:style-name="P87"><text:span text:style-name="T3">Return:</text:span> Immediately return <text:span text:style-name="Source_20_Text">current_path</text:span> (which is <text:span text:style-name="Source_20_Text">"ES"</text:span>).</text:p>
        </text:list-item>
      </text:list>
      <text:p text:style-name="Text_20_body">By carrying the string <text:span text:style-name="T1">inside</text:span> the queue, every coordinate perfectly remembers its own unique ancestry.</text:p>
      <text:p text:style-name="Text_20_body">Here is an interactive visualization to help you see this queue and path string grow in real-time.</text:p>
      <text:p text:style-name="Text_20_body"/>
      <text:p text:style-name="Text_20_body"/>
      <text:p text:style-name="Text_20_body"/>
      <text:p text:style-name="Text_20_body"/>
      <text:h text:style-name="Heading_20_2" text:outline-level="2">Stage 4: Core Program Execution &amp; File Saving</text:h>
      <text:h text:style-name="P15" text:outline-level="3">Analysis of the Uploaded Files</text:h>
      <text:p text:style-name="P17"><text:span text:style-name="T3">1. </text:span><text:span text:style-name="Source_20_Text"><text:span text:style-name="T3">output_validator.py</text:span></text:span> You are exactly right. This is the official testing script provided by the school. The Moulinette (the automated grading system) will likely use a script very similar to this to grade your project. In Stage 4, once we generate our file, we will run this validator against it to mathematically guarantee we have met the core project requirements.</text:p>
      <text:p text:style-name="P17"><text:span text:style-name="T3">2. </text:span><text:span text:style-name="Source_20_Text"><text:span text:style-name="T3">mlx_CLXV-2.2.tgz</text:span></text:span><text:span text:style-name="T3"> and </text:span><text:span text:style-name="Source_20_Text"><text:span text:style-name="T3">mlx-2.2-py3-ubuntu-any.whl</text:span></text:span> You are on the right track, but here is a slight correction: These are not just <text:span text:style-name="T1">examples</text:span> of packaging; these <text:span text:style-name="T3">are</text:span> the actual MiniLibX Python graphics libraries you need for the Stage 6 bonus!</text:p>
      <text:list xml:id="list1785113457" text:style-name="L32">
        <text:list-item>
          <text:p text:style-name="P88">Python packages can be distributed in two formats: a Source Archive (<text:span text:style-name="Source_20_Text">.tgz</text:span> / <text:span text:style-name="Source_20_Text">.tar.gz</text:span>) or a Pre-built Binary Wheel (<text:span text:style-name="Source_20_Text">.whl</text:span>).</text:p>
        </text:list-item>
        <text:list-item>
          <text:p text:style-name="P88">The school gave you both. When we get to the MLX graphics stage, you will literally run <text:span text:style-name="Source_20_Text">pip install mlx-2.2-py3-ubuntu-any.whl</text:span> to install their graphics engine into your virtual environment so you can open a graphical window.</text:p>
        </text:list-item>
        <text:list-item>
          <text:p text:style-name="P88"><text:span text:style-name="T1">Later</text:span>, when you package your <text:span text:style-name="T1">own</text:span> <text:span text:style-name="Source_20_Text">mazegen</text:span> module, you will use the <text:span text:style-name="Source_20_Text">build</text:span> tool to create your own <text:span text:style-name="Source_20_Text">.whl</text:span> and <text:span text:style-name="Source_20_Text">.tar.gz</text:span> files, just like these.</text:p>
        </text:list-item>
      </text:list>
      <text:p text:style-name="P16"><text:soft-page-break/></text:p>
      <text:p text:style-name="Text_20_body"/>
      <text:h text:style-name="Heading_20_3" text:outline-level="3">Updated Project Plan</text:h>
      <text:p text:style-name="Text_20_body">Based on these files and the <text:span text:style-name="Source_20_Text">en.subject.pdf</text:span>, here is our locked-in roadmap:</text:p>
      <text:list xml:id="list2520775697" text:style-name="L33">
        <text:list-item>
          <text:p text:style-name="P89"><text:span text:style-name="T3">Stage 1-3:</text:span> Foundation, DFS Generation, and BFS Pathfinding (Completed!).</text:p>
        </text:list-item>
        <text:list-item>
          <text:p text:style-name="P89"><text:span text:style-name="T3">Stage 4: Subject Compliance (Current).</text:span> Wire up <text:span text:style-name="Source_20_Text">a_maze_ing.py</text:span>, format the output file exactly to specification, and test it against <text:span text:style-name="Source_20_Text">output_validator.py</text:span>.</text:p>
        </text:list-item>
        <text:list-item>
          <text:p text:style-name="P89"><text:span text:style-name="T3">Stage 5: Terminal Interactive Mode.</text:span> Build the menu, ANSI colors, and the player navigation loop.</text:p>
        </text:list-item>
        <text:list-item>
          <text:p text:style-name="P89"><text:span text:style-name="T3">Stage 6: MiniLibX Integration (Bonus).</text:span> Install the provided <text:span text:style-name="Source_20_Text">.whl</text:span> and translate our grid to a graphical window.</text:p>
        </text:list-item>
        <text:list-item>
          <text:p text:style-name="P89"><text:span text:style-name="T3">Stage 7: Final Packaging.</text:span> Build our own <text:span text:style-name="Source_20_Text">mazegen</text:span> into a <text:span text:style-name="Source_20_Text">.whl</text:span> and <text:span text:style-name="Source_20_Text">.tar.gz</text:span> to satisfy the "code reusability" requirement.</text:p>
        </text:list-item>
      </text:list>
      <text:p text:style-name="Text_20_body"/>
      <text:p text:style-name="Text_20_body"/>
      <text:h text:style-name="Heading_20_2" text:outline-level="2">Stage 5: Terminal Interactive Mode</text:h>
      <text:p text:style-name="Text_20_body">This is where the project truly comes to life! We are going to build a beautiful terminal rendering engine using ANSI colors, and lay the groundwork for your dynamic "Play Mode."</text:p>
      <text:p text:style-name="P18">To keep things modular and compliant with <text:span text:style-name="Source_20_Text">flake8</text:span>/<text:span text:style-name="Source_20_Text">mypy</text:span>, we will tackle this in two steps.</text:p>
      <text:p text:style-name="P18"><text:span text:style-name="T3">First</text:span>, we will add the color definitions and the rendering engine to the <text:span text:style-name="Source_20_Text">mazegen</text:span> package.</text:p>
      <text:p text:style-name="P18"><text:span text:style-name="T3">Second</text:span>, we will build the interactive menu and the player navigation loop in <text:span text:style-name="Source_20_Text">a_maze_ing.py</text:span>.</text:p>
      <text:p text:style-name="Text_20_body"/>
      <text:h text:style-name="Heading_20_3" text:outline-level="3">Step 1: Add Colors</text:h>
      <text:p text:style-name="Text_20_body">Create a new file named <text:span text:style-name="Source_20_Text">colors.py</text:span> inside your <text:span text:style-name="Source_20_Text">mazegen/</text:span> directory. This will hold standard ANSI escape codes for terminal coloring.</text:p>
      <text:h text:style-name="Heading_20_3" text:outline-level="3">Step 2: The Rendering Engine</text:h>
      <text:p text:style-name="Text_20_body">We need to add a method to <text:span text:style-name="Source_20_Text">generator.py</text:span> that translates our binary walls into <text:span text:style-name="Source_20_Text">█</text:span> characters. We also need a small helper function that takes your solution string (<text:span text:style-name="Source_20_Text">"SSESE"</text:span>) and converts it into a list of <text:span text:style-name="Source_20_Text">(X, Y)</text:span> coordinates so the renderer knows exactly which cells to highlight.</text:p>
      <text:p text:style-name="Text_20_body"/>
      <text:p text:style-name="Text_20_body"><text:soft-page-break/></text:p>
      <text:h text:style-name="Heading_20_3" text:outline-level="3">1. The <text:span text:style-name="Source_20_Text">ImportError</text:span> Fix</text:h>
      <text:p text:style-name="Text_20_body">The error <text:span text:style-name="Source_20_Text">cannot import name 'colors' from 'mazegen.colors'</text:span> happens because of how Python reads <text:span text:style-name="Source_20_Text">import</text:span> statements.</text:p>
      <text:p text:style-name="Text_20_body">When you write <text:span text:style-name="Source_20_Text">from .colors import colors</text:span>, Python looks at the file <text:span text:style-name="Source_20_Text">colors.py</text:span> (the <text:span text:style-name="Source_20_Text">.colors</text:span> part) and searches inside it for a specific variable or function literally named <text:span text:style-name="Source_20_Text">colors</text:span>. Since your file only contains <text:span text:style-name="Source_20_Text">WHITE</text:span>, <text:span text:style-name="Source_20_Text">RED</text:span>, <text:span text:style-name="Source_20_Text">COLOR_PALETTE</text:span>, etc., Python panics.</text:p>
      <text:p text:style-name="Text_20_body"><text:span text:style-name="T3">The Fix:</text:span> Open your <text:span text:style-name="Source_20_Text">mazegen/generator.py</text:span> and change line 6 from this: <text:span text:style-name="Source_20_Text">from .colors import colors</text:span></text:p>
      <text:p text:style-name="Text_20_body">To exactly this: <text:span text:style-name="Source_20_Text">from . import colors</text:span></text:p>
      <text:p text:style-name="Text_20_body">This tells Python: <text:span text:style-name="T1">"Look in my current directory (</text:span><text:span text:style-name="Source_20_Text"><text:span text:style-name="T1">.</text:span></text:span><text:span text:style-name="T1">), find the </text:span><text:span text:style-name="T2">file</text:span><text:span text:style-name="T1"> named </text:span><text:span text:style-name="Source_20_Text"><text:span text:style-name="T1">colors.py</text:span></text:span><text:span text:style-name="T1">, and import the whole file as a module named </text:span><text:span text:style-name="Source_20_Text"><text:span text:style-name="T1">colors</text:span></text:span><text:span text:style-name="T1">."</text:span> This allows you to use <text:span text:style-name="Source_20_Text">colors.WHITE</text:span> later in the code.</text:p>
      <text:p text:style-name="Text_20_body"/>
      <text:p text:style-name="Text_20_body"/>
      <text:h text:style-name="Heading_20_3" text:outline-level="3">2. The Anatomy of an ANSI Color Code (<text:span text:style-name="Source_20_Text">\033[37m</text:span>)</text:h>
      <text:p text:style-name="Text_20_body">This string looks like gibberish, but it's actually a highly structured command sent directly to your terminal program (like iTerm, Terminal, or standard Ubuntu bash).</text:p>
      <text:p text:style-name="Text_20_body">Here is the exact breakdown of <text:span text:style-name="Source_20_Text">\033[37m</text:span>:</text:p>
      <text:list xml:id="list1918448724" text:style-name="L34">
        <text:list-item>
          <text:p text:style-name="P90"><text:span text:style-name="Source_20_Text">\033</text:span> <text:span text:style-name="T3">(The Escape Character):</text:span> In octal math, 033 equals the number 27. In the ASCII table, 27 is the <text:span text:style-name="Source_20_Text">ESC</text:span> (Escape) key. When the terminal sees this, it stops printing text to the screen and says, <text:span text:style-name="T1">"Wait, the next few characters are a secret command, not a printable word!"</text:span></text:p>
        </text:list-item>
        <text:list-item>
          <text:p text:style-name="P90"><text:span text:style-name="Source_20_Text">[</text:span> <text:span text:style-name="T3">(The Control Sequence Introducer - CSI):</text:span> This bracket tells the terminal that the escape command is going to be a formatting/color instruction.</text:p>
        </text:list-item>
        <text:list-item>
          <text:p text:style-name="P90"><text:span text:style-name="Source_20_Text">37</text:span> <text:span text:style-name="T3">(The Parameter):</text:span> This is the specific code for the color. <text:span text:style-name="Source_20_Text">30</text:span> is Black, <text:span text:style-name="Source_20_Text">31</text:span> is Red, <text:span text:style-name="Source_20_Text">32</text:span> is Green, and <text:span text:style-name="Source_20_Text">37</text:span> is White. (Background colors are in the 40s, like <text:span text:style-name="Source_20_Text">47</text:span> for a white background).</text:p>
        </text:list-item>
        <text:list-item>
          <text:p text:style-name="P90"><text:span text:style-name="Source_20_Text">m</text:span> <text:span text:style-name="T3">(The Command):</text:span> The letter <text:span text:style-name="Source_20_Text">m</text:span> stands for "Select Graphic Rendition" (SGR). It officially tells the terminal: <text:span text:style-name="T1">"Okay, execute the color change now!"</text:span></text:p>
        </text:list-item>
      </text:list>
      <text:p text:style-name="Text_20_body">Everything you print after <text:span text:style-name="Source_20_Text">\033[37m</text:span> will be white. To stop printing in white, you have to send the reset command <text:span text:style-name="Source_20_Text">\033[0m</text:span>, which turns off all active formatting.</text:p>
      <text:p text:style-name="Text_20_body"/>
      <text:p text:style-name="Text_20_body"/>
      <text:p text:style-name="Text_20_body"/>
      <text:p text:style-name="Text_20_body"><text:soft-page-break/></text:p>
      <text:p text:style-name="Text_20_body"/>
      <text:h text:style-name="Heading_20_3" text:outline-level="3"><text:span text:style-name="T16">3</text:span>. ASCII Blocks vs. ANSI Colors</text:h>
      <text:list xml:id="list3724155202" text:style-name="L35">
        <text:list-item>
          <text:p text:style-name="P91"><text:span text:style-name="T3">ANSI Colors:</text:span> As explained above, these are invisible formatting commands (<text:span text:style-name="Source_20_Text">\033[...m</text:span>) that change the color of the text.</text:p>
        </text:list-item>
        <text:list-item>
          <text:p text:style-name="P91"><text:span text:style-name="T3">ASCII / Unicode Blocks:</text:span> These are actual, physical text characters, just like the letters <text:span text:style-name="Source_20_Text">A</text:span>, <text:span text:style-name="Source_20_Text">B</text:span>, or <text:span text:style-name="Source_20_Text">C</text:span>. In the early days of computing (before graphics cards), developers used characters that looked like solid squares to draw UI menus and games.</text:p>
          <text:list>
            <text:list-item>
              <text:p text:style-name="P91"><text:span text:style-name="Source_20_Text">█</text:span> is specifically the Unicode "Full Block" character (U+2588). By printing several of them next to each other, it visually creates a solid, unbroken wall on your screen.</text:p>
            </text:list-item>
          </text:list>
        </text:list-item>
      </text:list>
      <text:p text:style-name="Text_20_body">So, when our code does <text:span text:style-name="Source_20_Text">f"{colors.CYAN}█████{colors.RESET}"</text:span>, we are combining both: telling the terminal to switch to cyan ink, typing five solid text blocks, and then switching the ink back to normal.</text:p>
      <text:p text:style-name="Text_20_body"/>
      <text:p text:style-name="Text_20_body">The rendering logic you are asking about uses a clever text-manipulation trick. Because terminals print top-to-bottom, left-to-right, we cannot draw a whole square at once. Instead, we have to draw the maze row by row, and we split every "Cell" into two horizontal slices: <text:span text:style-name="T3">Line 1 (The Roof)</text:span> and <text:span text:style-name="T3">Line 2 (The Room)</text:span>.</text:p>
      <text:p text:style-name="Text_20_body">Here is the detailed breakdown of how it works.</text:p>
      <text:h text:style-name="P1" text:outline-level="3">1. The "Two-Line" Cell Architecture</text:h>
      <text:p text:style-name="Text_20_body">Imagine a single cell. To make it look square in a terminal, it needs to be 5 characters wide and 2 characters tall.</text:p>
      <text:list xml:id="list4048726859" text:style-name="L36">
        <text:list-item>
          <text:p text:style-name="P92"><text:span text:style-name="T3">Line 1</text:span> handles the North wall.</text:p>
        </text:list-item>
        <text:list-item>
          <text:p text:style-name="P92"><text:span text:style-name="T3">Line 2</text:span> handles the West wall, the center contents (player, solution, or empty space), and the East wall.</text:p>
        </text:list-item>
      </text:list>
      <text:h text:style-name="P1" text:outline-level="3">2. Line 1: The Roof (<text:span text:style-name="Source_20_Text">has_wall(Cell.NORTH)</text:span>)</text:h>
      <text:p text:style-name="Text_20_body">As the loop moves left-to-right across a row, it looks at the North wall of the current cell.</text:p>
      <text:p text:style-name="P13">Python</text:p>
      <text:p text:style-name="P2"><text:span text:style-name="Source_20_Text">if cell.has_wall(Cell.NORTH):</text:span></text:p>
      <text:p text:style-name="P2"><text:span text:style-name="Source_20_Text"><text:s text:c="4"/>line1 += "█████"</text:span></text:p>
      <text:p text:style-name="P2"><text:span text:style-name="Source_20_Text">else:</text:span></text:p>
      <text:p text:style-name="P2"><text:span text:style-name="Source_20_Text"><text:s text:c="4"/>line1 += "█ <text:s text:c="2"/>█"</text:span></text:p>
      <text:list xml:id="list3947329280" text:style-name="L37">
        <text:list-item>
          <text:p text:style-name="P93"><text:span text:style-name="T3">If the wall is closed:</text:span> We add 5 solid blocks to our string <text:span text:style-name="Source_20_Text">line1</text:span>.</text:p>
        </text:list-item>
        <text:list-item>
          <text:p text:style-name="P93"><text:soft-page-break/><text:span text:style-name="T3">If the wall is open:</text:span> We add <text:span text:style-name="Source_20_Text">█ █</text:span>. Why the blocks on the edges? Those are the <text:span text:style-name="T3">pillars</text:span>. Even if the door is open, the corners of the cell must remain solid so the maze structure doesn't collapse visually.</text:p>
        </text:list-item>
      </text:list>
      <text:h text:style-name="P1" text:outline-level="3">3. Line 2: The Room (<text:span text:style-name="Source_20_Text">f"{left}{center}{right}"</text:span>)</text:h>
      <text:p text:style-name="Text_20_body">Line 2 is built by sandwiching the <text:span text:style-name="Source_20_Text">center</text:span> string between the <text:span text:style-name="Source_20_Text">left</text:span> and <text:span text:style-name="Source_20_Text">right</text:span> walls.</text:p>
      <text:p text:style-name="P13">Python</text:p>
      <text:p text:style-name="P2"><text:span text:style-name="Source_20_Text">left = "█" if cell.has_wall(Cell.WEST) else " "</text:span></text:p>
      <text:p text:style-name="P2"><text:span text:style-name="Source_20_Text">right = "█" if cell.has_wall(Cell.EAST) else " "</text:span></text:p>
      <text:p text:style-name="P2"><text:span text:style-name="Source_20_Text">line2 += f"{left}{center}{right}"</text:span></text:p>
      <text:list xml:id="list1888280067" text:style-name="L38">
        <text:list-item>
          <text:p text:style-name="P94"><text:span text:style-name="Source_20_Text"><text:span text:style-name="T3">left</text:span></text:span><text:span text:style-name="T3">:</text:span> If there is a West wall, it's a solid block <text:span text:style-name="Source_20_Text">█</text:span>. If open, it's a blank space .</text:p>
        </text:list-item>
        <text:list-item>
          <text:p text:style-name="P94"><text:span text:style-name="Source_20_Text"><text:span text:style-name="T3">center</text:span></text:span><text:span text:style-name="T3">:</text:span> This is always exactly 3 characters wide. It might be empty space <text:span text:style-name="Source_20_Text">" "</text:span>, the player <text:span text:style-name="Source_20_Text">" @ "</text:span>, or the solution dot <text:span text:style-name="Source_20_Text">" . "</text:span>.</text:p>
        </text:list-item>
        <text:list-item>
          <text:p text:style-name="P94"><text:span text:style-name="Source_20_Text"><text:span text:style-name="T3">right</text:span></text:span><text:span text:style-name="T3">:</text:span> If there is an East wall, it's a solid block <text:span text:style-name="Source_20_Text">█</text:span>. If open, it's a blank space .</text:p>
        </text:list-item>
      </text:list>
      <text:p text:style-name="Text_20_body">If a cell has a West wall, an open East wall, and the player in the middle, <text:span text:style-name="Source_20_Text">line2</text:span> becomes: <text:span text:style-name="Source_20_Text">"█" + " @ " + " "</text:span> ➔ <text:span text:style-name="Source_20_Text">"█ @ "</text:span>.</text:p>
      <text:h text:style-name="P1" text:outline-level="3">4. The "South Wall" Secret</text:h>
      <text:p text:style-name="Text_20_body">You might have noticed we never explicitly check for <text:span text:style-name="Source_20_Text">Cell.SOUTH</text:span> while drawing the cells! Why? Because the <text:span text:style-name="T3">South wall of Cell A</text:span> occupies the exact same physical space as the <text:span text:style-name="T3">North wall of Cell B</text:span> (the cell directly below it). If we drew South walls for the top row, and North walls for the bottom row, our horizontal corridors would be two blocks thick, but our vertical corridors would only be one block thick.</text:p>
      <text:p text:style-name="Text_20_body">By only drawing North walls, the maze looks perfectly uniform. However, this means the very bottom row of the maze has no South wall! That is why we have to manually print one final solid border at the very end of the function:</text:p>
      <text:p text:style-name="P13">Python</text:p>
      <text:p text:style-name="P2"><text:span text:style-name="Source_20_Text">print(f"{wall_color}" + "█████" * self.config.width + f"{colors.RESET}")</text:span></text:p>
      <text:h text:style-name="P1" text:outline-level="3">5. Color Wrapping (<text:span text:style-name="Source_20_Text">print(f"{wall_color}{line1}{colors.RESET}")</text:span>)</text:h>
      <text:p text:style-name="Text_20_body">Instead of applying color to every individual block, we build the entire <text:span text:style-name="Source_20_Text">line1</text:span> string for the whole width of the maze (e.g., 100 characters long). Then, right before we print it to the terminal, we slap the "turn on Cyan ink" code (<text:span text:style-name="Source_20_Text">wall_color</text:span>) at the very front of the string, and the "turn off ink" code (<text:span text:style-name="Source_20_Text">colors.RESET</text:span>) at the very back. It tells the terminal: "Switch to Cyan, print this massive 100-character string of blocks and spaces, then immediately switch back to default text so my command prompt doesn't turn Cyan."</text:p>
      <text:p text:style-name="Text_20_body"/>
      <text:p text:style-name="Text_20_body"><text:soft-page-break/></text:p>
      <text:h text:style-name="Heading_20_2" text:outline-level="2">Stage 6 Adding New Generation and Solving Algorithms</text:h>
      <text:p text:style-name="P19">Two algorithms we will add to provide that stark visual contrast to the current solution:</text:p>
      <text:h text:style-name="P21" text:outline-level="3">1. New Generation Algorithm: Randomized Prim's Algorithm</text:h>
      <text:list xml:id="list2533771279" text:style-name="L39">
        <text:list-item>
          <text:p text:style-name="P95"><text:span text:style-name="T3">How it differs from DFS:</text:span> DFS is a "river" algorithm. It carves a single long, winding tunnel until it gets stuck, resulting in long corridors. <text:span text:style-name="T3">Prim's Algorithm</text:span> is a "radiating" algorithm. It grows the maze outward from the center like a mold or a crystal. It results in a maze with many very short, stubby dead ends. It is visually completely different from DFS!</text:p>
        </text:list-item>
      </text:list>
      <text:h text:style-name="P21" text:outline-level="3">2. New Solving Algorithm: Depth-First Search (DFS) Pathfinding</text:h>
      <text:list xml:id="list82523917" text:style-name="L40">
        <text:list-item>
          <text:p text:style-name="P96"><text:span text:style-name="T3">How it differs from BFS:</text:span> BFS (what we already built) flows like water, expanding in all directions at once to guarantee the absolute shortest path. <text:span text:style-name="T3">DFS Solving</text:span> acts like a person walking with their hand on the right wall. It dives as deep as possible into a single tunnel until it hits a dead end, then backtracks. In an imperfect maze, DFS will often take a wildly chaotic, twisting detour, making it really fun to watch visually!</text:p>
        </text:list-item>
      </text:list>
      <text:p text:style-name="P19"/>
      <text:h text:style-name="P20" text:outline-level="3">Flow of <text:span text:style-name="Source_20_Text">prims_generate()</text:span> (The "Mold" Algorithm)</text:h>
      <text:p text:style-name="P23">Unlike DFS which digs a single long tunnel, Prim's algorithm grows outward like mold or a crystal.</text:p>
      <text:list xml:id="list1946896361" text:style-name="L41">
        <text:list-item>
          <text:p text:style-name="P97"><text:span text:style-name="T3">Initialization:</text:span> Start at a random cell. Mark it as visited (part of the maze).</text:p>
        </text:list-item>
        <text:list-item>
          <text:p text:style-name="P97"><text:span text:style-name="T3">The Frontier:</text:span> Look at all unvisited neighbors of that starting cell and put them in a list called <text:span text:style-name="Source_20_Text">frontier</text:span>. (These are cells sitting right on the edge of the maze, waiting to be connected).</text:p>
        </text:list-item>
        <text:list-item>
          <text:p text:style-name="P97"><text:span text:style-name="T3">The </text:span><text:span text:style-name="Source_20_Text"><text:span text:style-name="T3">while frontier:</text:span></text:span><text:span text:style-name="T3"> Loop:</text:span> * <text:span text:style-name="T3">Pick a Frontier Cell:</text:span> Randomly pull one cell out of the <text:span text:style-name="Source_20_Text">frontier</text:span> list.</text:p>
          <text:list>
            <text:list-item>
              <text:p text:style-name="P97"><text:span text:style-name="T3">Connect it:</text:span> Look at its neighbors. Find the ones that are <text:span text:style-name="T1">already inside the maze</text:span>. Pick one randomly (<text:span text:style-name="Source_20_Text">random.choice</text:span>) and break the wall between them. The frontier cell is now officially part of the maze!</text:p>
            </text:list-item>
            <text:list-item>
              <text:p text:style-name="P97"><text:span text:style-name="T3">Expand:</text:span> Now look at the newly added cell's unvisited neighbors and add them to the <text:span text:style-name="Source_20_Text">frontier</text:span> list.</text:p>
            </text:list-item>
          </text:list>
        </text:list-item>
        <text:list-item>
          <text:p text:style-name="P97"><text:span text:style-name="T3">Repeat:</text:span> It keeps doing this until the <text:span text:style-name="Source_20_Text">frontier</text:span> list is entirely empty (meaning the whole grid has been consumed).</text:p>
        </text:list-item>
      </text:list>
      <text:p text:style-name="P14">Because it constantly picks random points from the entire outer edge of the growing maze, it creates many short, stubby dead-ends.</text:p>
      <text:p text:style-name="P22"/>
      <text:h text:style-name="P21" text:outline-level="3"><text:soft-page-break/>Flow of <text:span text:style-name="Source_20_Text">solve_path_dfs()</text:span> (The "Right-Hand Rule")</text:h>
      <text:p text:style-name="P23">This algorithm solves the maze by acting like a human blindly walking through it with their right hand touching the wall.</text:p>
      <text:list xml:id="list4095615713" text:style-name="L42">
        <text:list-item>
          <text:p text:style-name="P98"><text:span text:style-name="T3">The Stack:</text:span> It uses a list called <text:span text:style-name="Source_20_Text">stack</text:span> to keep track of its path. It pushes the Start coordinates onto the stack.</text:p>
        </text:list-item>
        <text:list-item>
          <text:p text:style-name="P98"><text:span text:style-name="T3">The </text:span><text:span text:style-name="Source_20_Text"><text:span text:style-name="T3">while stack:</text:span></text:span><text:span text:style-name="T3"> Loop:</text:span></text:p>
          <text:list>
            <text:list-item>
              <text:p text:style-name="P98"><text:span text:style-name="T3">Pop(-1):</text:span> This is the magic of DFS. <text:span text:style-name="Source_20_Text">pop(-1)</text:span> takes the <text:span text:style-name="T1">very last</text:span> item that was added to the list.</text:p>
            </text:list-item>
            <text:list-item>
              <text:p text:style-name="P98"><text:span text:style-name="T3">Check exit:</text:span> If we are at the exit, return the path string!</text:p>
            </text:list-item>
            <text:list-item>
              <text:p text:style-name="P98"><text:span text:style-name="T3">Find Moves:</text:span> Look at all 4 directions. If there is NO wall, and we haven't visited it yet, calculate the new coordinate.</text:p>
            </text:list-item>
            <text:list-item>
              <text:p text:style-name="P98"><text:span text:style-name="T3">Push:</text:span> Add all valid next steps to the back of the stack.</text:p>
            </text:list-item>
          </text:list>
        </text:list-item>
        <text:list-item>
          <text:p text:style-name="P98"><text:span text:style-name="T3">Dead Ends:</text:span> If the loop hits a dead end, there are no valid moves to push to the stack. So on the next loop, <text:span text:style-name="Source_20_Text">pop(-1)</text:span> simply grabs the <text:span text:style-name="T1">previous</text:span> intersection it passed, and it tries the other tunnel.</text:p>
        </text:list-item>
      </text:list>
      <text:p text:style-name="P22"/>
      <text:h text:style-name="P21" text:outline-level="3">Why do the mazes visually look similar?</text:h>
      <text:p text:style-name="P23">You are absolutely right. In a small 20x15 grid, a perfect maze is still just a bunch of squiggly lines. The difference in their mathematical "texture" is hard for the human eye to spot without color or animation.</text:p>
      <text:p text:style-name="P23">However, try running your code with <text:span text:style-name="Source_20_Text">WIDTH=45</text:span> and <text:span text:style-name="Source_20_Text">HEIGHT=45</text:span>. You will instantly see the difference:</text:p>
      <text:list xml:id="list3217087684" text:style-name="L43">
        <text:list-item>
          <text:p text:style-name="P99"><text:span text:style-name="T3">DFS</text:span> will look like a few massive, winding rivers.</text:p>
        </text:list-item>
        <text:list-item>
          <text:p text:style-name="P99"><text:span text:style-name="T3">Prim's</text:span> will look highly fractured, like static on a TV or a dense crystal.</text:p>
        </text:list-item>
      </text:list>
      <text:p text:style-name="P23">Also, once we add <text:span text:style-name="Source_20_Text">PERFECT=False</text:span> (using the code above), <text:span text:style-name="T3">BFS vs DFS solving</text:span> will become incredibly obvious. BFS will draw a straight, highly efficient line to the exit. DFS will take wild, chaotic detours through the loops before finally stumbling upon the exit.</text:p>
      <text:p text:style-name="P19"/>
      <text:p text:style-name="P19"/>
      <text:h text:style-name="P20" text:outline-level="3"><text:soft-page-break/>What changes when <text:span text:style-name="Source_20_Text">PERFECT=False</text:span>?</text:h>
      <text:p text:style-name="P23">In graph theory, a <text:span text:style-name="T3">Perfect Maze</text:span> means there are <text:span text:style-name="T1">absolutely no loops</text:span> and <text:span text:style-name="T1">no isolated areas</text:span>. There is exactly one unique path between any two points. An <text:span text:style-name="T3">Imperfect Maze</text:span> does <text:span text:style-name="T3">not</text:span> mean it has multiple exits. Instead, it means the maze contains <text:span text:style-name="T3">loops</text:span> (multiple different ways to get from the Entry to the Exit).</text:p>
      <text:p text:style-name="P23"><text:span text:style-name="T3">Why didn't you see a difference?</text:span> Because you caught a missing step in our code! Our <text:span text:style-name="Source_20_Text">MazeConfig</text:span> correctly reads <text:span text:style-name="Source_20_Text">PERFECT=False</text:span> from your text file, but our generators (<text:span text:style-name="Source_20_Text">dfs_generate</text:span> and <text:span text:style-name="Source_20_Text">prims_generate</text:span>) are currently only building perfect spanning trees. We need to add a method that loops back through the maze and randomly smashes a few extra walls to create loops if <text:span text:style-name="Source_20_Text">PERFECT=False</text:span>.</text:p>
      <text:h text:style-name="P20" text:outline-level="3">The Braid Maze Algorithm</text:h>
      <text:p text:style-name="P23">Instead of breaking random walls everywhere, a Braid Maze explicitly targets <text:span text:style-name="T3">Dead Ends</text:span>. A dead end is a cell that has exactly 3 walls closed (meaning there is only 1 way in and out). To create loops without destroying the structure of the corridors, we just find the dead ends, pick a random closed wall, and knock it down to connect the dead end to a neighboring tunnel.</text:p>
      <text:h text:style-name="P20" text:outline-level="3">Why this is incredibly effective:</text:h>
      <text:list xml:id="list2994937950" text:style-name="L44">
        <text:list-item>
          <text:p text:style-name="P100"><text:span text:style-name="T3">It preserves the visual beauty:</text:span> Because it only touches dead ends, your long, winding DFS rivers and your shattered Prim's crystals will still look exactly like they are supposed to.</text:p>
        </text:list-item>
        <text:list-item>
          <text:p text:style-name="P100"><text:span text:style-name="T3">It creates perfect loops:</text:span> By connecting a dead end to an adjacent tunnel, the maze suddenly has loops.</text:p>
        </text:list-item>
        <text:list-item>
          <text:p text:style-name="P100"><text:span text:style-name="T3">It makes solving fun:</text:span> If you solve an imperfect maze with BFS, it will draw a straight line. But if you watch the DFS solver (<text:span text:style-name="Source_20_Text">solve_path_dfs</text:span>) run through this, it will take wild, chaotic loops around the maze before finding the exit!</text:p>
        </text:list-item>
      </text:list>
      <text:p text:style-name="P19"/>
      <text:p text:style-name="P19"/>
      <text:h text:style-name="Heading_20_3" text:outline-level="3">What is <text:span text:style-name="Source_20_Text">random.choice()</text:span>?</text:h>
      <text:p text:style-name="Text_20_body"><text:span text:style-name="Source_20_Text">random.choice()</text:span> is a standard Python function that takes a list (or any sequence) and randomly picks exactly one item from it.</text:p>
      <text:list xml:id="list197762479" text:style-name="L45">
        <text:list-item>
          <text:p text:style-name="P101"><text:span text:style-name="T3">Syntax:</text:span> <text:span text:style-name="Source_20_Text">random.choice(my_list)</text:span></text:p>
        </text:list-item>
        <text:list-item>
          <text:p text:style-name="P101"><text:span text:style-name="T3">Example:</text:span> ```python colors = ["Red", "Blue", "Green"] picked = random.choice(colors) # Might return "Blue"</text:p>
        </text:list-item>
      </text:list>
      <text:p text:style-name="Text_20_body">In our Prim's algorithm, <text:span text:style-name="Source_20_Text">in_maze_neighbors</text:span> is a list of all adjacent cells that are already part of the carved maze. We use <text:span text:style-name="Source_20_Text">random.choice(in_maze_neighbors)</text:span> to randomly decide which one of those existing tunnels to connect to.</text:p>
      <text:p text:style-name="Text_20_body"><text:soft-page-break/></text:p>
      <text:p text:style-name="Text_20_body"/>
      <text:p text:style-name="Text_20_body"/>
      <text:p text:style-name="Text_20_body"/>
      <text:h text:style-name="Heading_20_2" text:outline-level="2">MiniLibX (MLX) Graphics</text:h>
      <text:p text:style-name="Text_20_body">The subject allows you to use the 42 MiniLibX library to create an actual graphical window instead of just printing text to the terminal. You uploaded the <text:span text:style-name="Source_20_Text">mlx-2.2-py3-ubuntu-any.whl</text:span> file earlier, which is the pre-compiled Python version of this library for your Ubuntu environment.</text:p>
      <text:p text:style-name="Text_20_body">Because graphical libraries can sometimes be tricky to set up on Linux depending on your X11/display drivers, we are going to do this in two quick steps: First, we install it and pop open a blank window just to prove it works. Then, we will write the code to actually draw your maze inside it.</text:p>
      <text:h text:style-name="P1" text:outline-level="3">Step 1: Install the MLX Wheel</text:h>
      <text:p text:style-name="Text_20_body">Make sure your virtual environment (<text:span text:style-name="Source_20_Text">venv_maze</text:span>) is active. In your terminal, navigate to the folder where you saved that <text:span text:style-name="Source_20_Text">.whl</text:span> file and install it using <text:span text:style-name="Source_20_Text">pip</text:span>:</text:p>
      <text:p text:style-name="P13">Bash</text:p>
      <text:p text:style-name="P2"><text:span text:style-name="Source_20_Text">pip install mlx-2.2-py3-ubuntu-any.whl</text:span></text:p>
      <text:p text:style-name="Text_20_body"><text:span text:style-name="T1">(Note: If it complains about missing dependencies during installation or running, you might need to install standard X11 libraries on your Ubuntu machine using </text:span><text:span text:style-name="Source_20_Text"><text:span text:style-name="T1">sudo apt install libx11-dev libxext-dev</text:span></text:span><text:span text:style-name="T1">, but try it without first!)</text:span></text:p>
      <text:p text:style-name="Text_20_body"/>
      <text:p text:style-name="Text_20_body">Python's package manager (<text:span text:style-name="Source_20_Text">pip</text:span>) is extremely strict about how <text:span text:style-name="Source_20_Text">.whl</text:span> files are named. The name tells <text:span text:style-name="Source_20_Text">pip</text:span> exactly what operating systems are allowed to install it.</text:p>
      <text:p text:style-name="Text_20_body">The school named the file: <text:span text:style-name="Source_20_Text">mlx-2.2-py3-ubuntu-any.whl</text:span> However, <text:span text:style-name="Source_20_Text">ubuntu</text:span> is <text:span text:style-name="T3">not</text:span> a valid "ABI tag" in standard Python packaging rules. Because <text:span text:style-name="Source_20_Text">pip</text:span> doesn't recognize the word <text:span text:style-name="Source_20_Text">ubuntu</text:span> in that specific slot of the filename, it panics and refuses to install it, thinking it's for a completely different operating system.</text:p>
      <text:h text:style-name="P1" text:outline-level="3">The Easy Fix: Rename the File</text:h>
      <text:p text:style-name="Text_20_body">We just need to trick <text:span text:style-name="Source_20_Text">pip</text:span> by renaming the file to standard Python packaging conventions. We will change the invalid <text:span text:style-name="Source_20_Text">ubuntu</text:span> tag to the standard <text:span text:style-name="Source_20_Text">none</text:span> tag.</text:p>
      <text:p text:style-name="Text_20_body">pip install ../Subject/mlx-2.2-py3-none-any.whl</text:p>
      <text:p text:style-name="Text_20_body"/>
      <text:p text:style-name="Text_20_body"/>
      <text:h text:style-name="Heading_20_3" text:outline-level="3"><text:soft-page-break/>The Distribution Problem (Your Question)</text:h>
      <text:p text:style-name="Text_20_body">You are 100% correct. <text:span text:style-name="T3">MiniLibX is not a standard internet library.</text:span> If a user types <text:span text:style-name="Source_20_Text">pip install mlx</text:span> in their terminal, it will actually download Apple's Machine Learning framework, not the 42 graphics library! Your program would instantly crash.</text:p>
      <text:p text:style-name="Text_20_body">Here is exactly how you handle this professionally for your GitHub repository and your <text:span text:style-name="Source_20_Text">Makefile</text:span> to ensure it works for evaluators:</text:p>
      <text:p text:style-name="Text_20_body"><text:span text:style-name="T3">Step A: Store the Library in your Repo</text:span> You must keep the renamed <text:span text:style-name="Source_20_Text">mlx-2.2-py3-none-any.whl</text:span> file inside your Git repository. A good practice is to create a folder named <text:span text:style-name="Source_20_Text">libs/</text:span> or <text:span text:style-name="Source_20_Text">vendor/</text:span> at the root of your project and put the <text:span text:style-name="Source_20_Text">.whl</text:span> file inside it.</text:p>
      <text:p text:style-name="Text_20_body"><text:span text:style-name="T3">Step B: Update the Makefile</text:span> When another student clones your repo and runs <text:span text:style-name="Source_20_Text">make install</text:span>, your Makefile should tell <text:span text:style-name="Source_20_Text">pip</text:span> to install the local file, not search the internet. You will update your <text:span text:style-name="Source_20_Text">Makefile</text:span>'s install rule to look something like this:</text:p>
      <text:p text:style-name="P13">Makefile</text:p>
      <text:p text:style-name="P2"><text:span text:style-name="Source_20_Text">install:</text:span></text:p>
      <text:p text:style-name="P2"><text:span text:style-name="Source_20_Text"><text:s text:c="8"/>$(PYTHON) -m pip install --upgrade pip build wheel flake8 mypy</text:span></text:p>
      <text:p text:style-name="P2"><text:span text:style-name="Source_20_Text"><text:s text:c="8"/>$(PYTHON) -m pip install libs/mlx-2.2-py3-none-any.whl</text:span></text:p>
      <text:p text:style-name="P2"><text:span text:style-name="Source_20_Text"><text:s text:c="8"/>$(PYTHON) -m pip install -e .</text:span></text:p>
      <text:p text:style-name="Text_20_body"><text:span text:style-name="T3">Step C: The "Headless" Safety Net</text:span> Because MLX is a <text:span text:style-name="T1">bonus</text:span>, the Moulinette (the automated grader) might test your project on a "headless" server (a server with no monitor or graphics card). If it tries to import a graphics library on a headless server, it will crash, and you will fail the project. This is why your instinct is so good! In your final <text:span text:style-name="Source_20_Text">a_maze_ing.py</text:span>, we will use a <text:span text:style-name="Source_20_Text">try/except</text:span> block. If <text:span text:style-name="Source_20_Text">import mlx</text:span> fails, the program just hides the "MLX Graphical Mode" from the menu and continues working perfectly in Terminal Mode.</text:p>
      <text:p text:style-name="Text_20_body"/>
      <text:p text:style-name="Text_20_body">To keep <text:span text:style-name="T17">the</text:span> code professional and modular (and to avoid cluttering <text:span text:style-name="T17">the</text:span> main menu file), we are going to create a dedicated graphics engine file. We will use <text:span text:style-name="Source_20_Text">mlx_pixel_put</text:span> to draw the maze.</text:p>
      <text:p text:style-name="Text_20_body"><text:span text:style-name="T1">Note on Graphics Performance: Using </text:span><text:span text:style-name="Source_20_Text"><text:span text:style-name="T1">pixel_put</text:span></text:span><text:span text:style-name="T1"> from Python inside a loop is notoriously slow. If we drew thick, solid walls pixel-by-pixel, it would take several seconds to load! Instead, we will draw 1-pixel-thick lines for the walls. This is highly efficient and looks fantastic.</text:span></text:p>
      <text:p text:style-name="Text_20_body"/>
      <text:p text:style-name="Text_20_body"/>
      <text:p text:style-name="Text_20_body"/>
      <text:p text:style-name="Text_20_body"/>
      <text:p text:style-name="Text_20_body"/>
      <text:p text:style-name="Text_20_body"><text:soft-page-break/></text:p>
      <text:h text:style-name="Heading_20_2" text:outline-level="2">Stage 7: Packaging and the Makefile</text:h>
      <text:p text:style-name="P24"><text:span text:style-name="T18">The </text:span>project isn't finished until it can be automatically built, installed, and cleaned up by a <text:span text:style-name="T18">user</text:span> who knows nothing about <text:span text:style-name="T18">the</text:span> code.</text:p>
      <text:h text:style-name="P25" text:outline-level="3"><text:span text:style-name="T18">S</text:span>tep 1: The Final Folder Structure</text:h>
      <text:p text:style-name="Text_20_body">Before we write the final two files, ensure your project directory looks exactly like this. The <text:span text:style-name="Source_20_Text">__init__.py</text:span> file inside <text:span text:style-name="Source_20_Text">mazegen</text:span> is crucial—it can be completely empty, but its presence tells Python that <text:span text:style-name="Source_20_Text">mazegen</text:span> is a real package, not just a random folder.</text:p>
      <text:p text:style-name="P13">Plaintext</text:p>
      <text:p text:style-name="P2"><text:span text:style-name="Source_20_Text">A-Maze-ing/</text:span></text:p>
      <text:p text:style-name="P2"><text:span text:style-name="Source_20_Text">├── Makefile</text:span></text:p>
      <text:p text:style-name="P2"><text:span text:style-name="Source_20_Text">├── setup.py <text:s text:c="9"/>&lt;-- We will create this</text:span></text:p>
      <text:p text:style-name="P2"><text:span text:style-name="Source_20_Text">├── config.txt</text:span></text:p>
      <text:p text:style-name="P2"><text:span text:style-name="Source_20_Text">├── a_maze_ing.py</text:span></text:p>
      <text:p text:style-name="P2"><text:span text:style-name="Source_20_Text">└── mazegen/</text:span></text:p>
      <text:p text:style-name="P2"><text:span text:style-name="Source_20_Text"><text:s text:c="4"/>├── __init__.py <text:s text:c="2"/>&lt;-- Must exist! (can be empty)</text:span></text:p>
      <text:p text:style-name="P2"><text:span text:style-name="Source_20_Text"><text:s text:c="4"/>├── generator.py</text:span></text:p>
      <text:p text:style-name="P2"><text:span text:style-name="Source_20_Text"><text:s text:c="4"/>├── cell.py</text:span></text:p>
      <text:p text:style-name="P2"><text:span text:style-name="Source_20_Text"><text:s text:c="4"/>├── config.py</text:span></text:p>
      <text:p text:style-name="P2"><text:span text:style-name="Source_20_Text"><text:s text:c="4"/>└── colors.py</text:span></text:p>
      <text:h text:style-name="P26" text:outline-level="3">Step 2: Create <text:span text:style-name="Source_20_Text">setup.py</text:span></text:h>
      <text:p text:style-name="Text_20_body">To install your project using <text:span text:style-name="Source_20_Text">pip install -e .</text:span>, Python needs a setup script that tells it what your package is called and what dependencies it needs (like <text:span text:style-name="Source_20_Text">pydantic</text:span>).</text:p>
      <text:p text:style-name="Text_20_body">Create a file named <text:span text:style-name="Source_20_Text">setup.py</text:span> in your main folder:</text:p>
      <text:p text:style-name="P24"/>
      <text:p text:style-name="P24"><text:span text:style-name="Source_20_Text">setuptools</text:span> is a package used by many other packages to handle their installation from source code (and tasks related to it).</text:p>
      <text:p text:style-name="P24"><text:a xlink:type="simple" xlink:href="https://packaging.python.org/en/latest/guides/distributing-packages-using-setuptools/" text:style-name="Internet_20_link" text:visited-style-name="Visited_20_Internet_20_Link">https://packaging.python.org/en/latest/guides/distributing-packages-using-setuptools/</text:a> </text:p>
      <text:p text:style-name="Text_20_body">It is generally used extensively for non-pure-Python packages, which need some compilation/installation step before being usable (think packages containing extensions written in C); <text:span text:style-name="Source_20_Text">setuptools</text:span> factors away some of the most common operations used in this process (compiling C files with options compatible with the current Python installation, running Cython if required, provide <text:soft-page-break/>some vaguely coherent set of commands/options for setup.py files, ...) as well as providing some tools used during Python packages development. </text:p>
      <text:p text:style-name="Text_20_body">There is some kind of overlap with distutils, distutils2 (?) and some of the other packages setup tools that I never actually managed to understand; honestly, it's a part of the Python ecosystem that is quite a big mess. </text:p>
      <text:p text:style-name="Text_20_body">The point is, if you:</text:p>
      <text:list xml:id="list1075859141" text:style-name="L46">
        <text:list-item>
          <text:p text:style-name="P103">don't develop Python packages; </text:p>
        </text:list-item>
        <text:list-item>
          <text:p text:style-name="P103">install only binary or pure Python packages; </text:p>
        </text:list-item>
        <text:list-item>
          <text:p text:style-name="P102">install packages only through high level installers (pip, easy_install, your distribution's package manager) <text:span text:style-name="Emphasis">and you are really lucky</text:span> </text:p>
        </text:list-item>
      </text:list>
      <text:p text:style-name="Text_20_body">you generally don't need to worry about setuptools - either it isn't really needed, or the high-level installers will make sure you have a recent enough version installed; in this last case, as long as the operations they have to do are simple enough generally they won't fail. </text:p>
      <text:p text:style-name="Text_20_body">Otherwise, unfortunately you are going to spend some fun hours trying to understand who on earth between setup.py and the compiler is adding command line switches that make the compilation fail, or screw up the include paths, or expect libraries to be in a different path, or misdetect the compiler, or try to install stuff into the wrong paths or any combination of the above. </text:p>
      <text:p text:style-name="P24"/>
      <text:h text:style-name="Heading_20_4" text:outline-level="4"><text:span text:style-name="Source_20_Text">packages</text:span></text:h>
      <text:p text:style-name="P4"><text:bookmark text:name="codecell2"/>packages=find_packages(include=['sample', 'sample.*']),</text:p>
      <text:p text:style-name="Text_20_body">Set <text:span text:style-name="Source_20_Text">packages</text:span> to a list of all <text:a xlink:type="simple" xlink:href="https://packaging.python.org/en/latest/glossary/#term-Import-Package" text:style-name="Internet_20_link" text:visited-style-name="Visited_20_Internet_20_Link">packages</text:a> in your project, including their subpackages, sub-subpackages, etc. Although the packages can be listed manually, <text:span text:style-name="Source_20_Text">setuptools.find_packages()</text:span> finds them automatically. Use the <text:span text:style-name="Source_20_Text">include</text:span> keyword argument to find only the given packages. Use the <text:span text:style-name="Source_20_Text">exclude</text:span> keyword argument to omit packages that are not intended to be released and installed.</text:p>
      <text:h text:style-name="Heading_20_4" text:outline-level="4"><text:span text:style-name="Source_20_Text">install_requires</text:span></text:h>
      <text:p text:style-name="P4"><text:bookmark text:name="codecell4"/>install_requires=['peppercorn'],</text:p>
      <text:p text:style-name="Text_20_body">“install_requires” should be used to specify what dependencies a project minimally needs to run. When the project is installed by <text:a xlink:type="simple" xlink:href="https://packaging.python.org/en/latest/key_projects/#pip" text:style-name="Internet_20_link" text:visited-style-name="Visited_20_Internet_20_Link">pip</text:a>, this is the specification that is used to install its dependencies.</text:p>
      <text:p text:style-name="Text_20_body">For more on using “install_requires” see <text:a xlink:type="simple" xlink:href="https://packaging.python.org/en/latest/discussions/install-requires-vs-requirements/#install-requires-vs-requirements-files" text:style-name="Internet_20_link" text:visited-style-name="Visited_20_Internet_20_Link">install_requires vs requirements files</text:a>.</text:p>
      <text:p text:style-name="Text_20_body"/>
      <text:h text:style-name="Heading_20_3" text:outline-level="3">Packaging your project</text:h>
      <text:p text:style-name="Text_20_body">To have your project installable from a <text:a xlink:type="simple" xlink:href="https://packaging.python.org/en/latest/glossary/#term-Package-Index" text:style-name="Internet_20_link" text:visited-style-name="Visited_20_Internet_20_Link">Package Index</text:a> like <text:a xlink:type="simple" xlink:href="https://packaging.python.org/en/latest/glossary/#term-Python-Package-Index-PyPI" text:style-name="Internet_20_link" text:visited-style-name="Visited_20_Internet_20_Link">PyPI</text:a>, you’ll need to create a <text:a xlink:type="simple" xlink:href="https://packaging.python.org/en/latest/glossary/#term-Distribution-Package" text:style-name="Internet_20_link" text:visited-style-name="Visited_20_Internet_20_Link">Distribution</text:a> (aka “<text:a xlink:type="simple" xlink:href="https://packaging.python.org/en/latest/glossary/#term-Distribution-Package" text:style-name="Internet_20_link" text:visited-style-name="Visited_20_Internet_20_Link">Package</text:a>”) for your project.</text:p>
      <text:p text:style-name="Text_20_body">Before you can build wheels and sdists for your project, you’ll need to install the <text:span text:style-name="Source_20_Text">build</text:span> package:</text:p>
      <text:p text:style-name="P4"><text:bookmark text:name="codecell11"/><text:soft-page-break/>python3 -m pip install build</text:p>
      <text:h text:style-name="P1" text:outline-level="3">Source distributions</text:h>
      <text:p text:style-name="Text_20_body">Minimally, you should create a <text:a xlink:type="simple" xlink:href="https://packaging.python.org/en/latest/glossary/#term-Source-Distribution-or-sdist" text:style-name="Internet_20_link" text:visited-style-name="Visited_20_Internet_20_Link">Source Distribution</text:a>:</text:p>
      <text:p text:style-name="P4"><text:bookmark text:name="codecell13"/>python3 -m build --sdist</text:p>
      <text:p text:style-name="Text_20_body">A “source distribution” is unbuilt (i.e. it’s not a <text:a xlink:type="simple" xlink:href="https://packaging.python.org/en/latest/glossary/#term-Built-Distribution" text:style-name="Internet_20_link" text:visited-style-name="Visited_20_Internet_20_Link">Built Distribution</text:a>), and requires a build step when installed by pip. Even if the distribution is pure Python (i.e. contains no extensions), it still involves a build step to build out the installation metadata from <text:span text:style-name="Source_20_Text">setup.py</text:span> and/or <text:span text:style-name="Source_20_Text">setup.cfg</text:span>.</text:p>
      <text:h text:style-name="P1" text:outline-level="3">Wheels</text:h>
      <text:p text:style-name="Text_20_body">You should also create a wheel for your project. A wheel is a <text:a xlink:type="simple" xlink:href="https://packaging.python.org/en/latest/glossary/#term-Built-Distribution" text:style-name="Internet_20_link" text:visited-style-name="Visited_20_Internet_20_Link">built package</text:a> that can be installed without needing to go through the “build” process. Installing wheels is substantially faster for the end user than installing from a source distribution.</text:p>
      <text:p text:style-name="Text_20_body">If your project is pure Python then you’ll be creating a <text:a xlink:type="simple" xlink:href="https://packaging.python.org/en/latest/guides/distributing-packages-using-setuptools/#pure-python-wheels" text:style-name="Internet_20_link" text:visited-style-name="Visited_20_Internet_20_Link">“Pure Python Wheel” (see section below)</text:a>.</text:p>
      <text:p text:style-name="Text_20_body">If your project contains compiled extensions, then you’ll be creating what’s called a <text:a xlink:type="simple" xlink:href="https://packaging.python.org/en/latest/guides/distributing-packages-using-setuptools/#platform-wheels" text:style-name="Internet_20_link" text:visited-style-name="Visited_20_Internet_20_Link">*Platform Wheel* (see section below)</text:a>.</text:p>
      <text:p text:style-name="Text_20_body">Note</text:p>
      <text:p text:style-name="Text_20_body">If your project also supports Python 2 <text:span text:style-name="Emphasis">and</text:span> contains no C extensions, then you should create what’s called a <text:span text:style-name="Emphasis">Universal Wheel</text:span> by adding the following to your <text:span text:style-name="Source_20_Text">setup.cfg</text:span> file:</text:p>
      <text:p text:style-name="P4"><text:bookmark text:name="codecell15"/>[bdist_wheel]</text:p>
      <text:p text:style-name="P2">universal=1</text:p>
      <text:p text:style-name="Text_20_body">Only use this setting if your project does not have any C extensions <text:span text:style-name="Emphasis">and</text:span> supports Python 2 and 3.</text:p>
      <text:h text:style-name="P5" text:outline-level="4"><text:bookmark text:name="id16"/>Pure Python Wheels</text:h>
      <text:p text:style-name="Text_20_body"><text:span text:style-name="Emphasis">Pure Python Wheels</text:span> contain no compiled extensions, and therefore only require a single Python wheel.</text:p>
      <text:p text:style-name="Text_20_body">To build the wheel:</text:p>
      <text:p text:style-name="P4"><text:bookmark text:name="codecell16"/>python3 -m build --wheel</text:p>
      <text:p text:style-name="P13">The <text:span text:style-name="Source_20_Text">wheel</text:span> package will detect that the code is pure Python, and build a wheel that’s named such that it’s usable on any Python 3 installation. For details on the naming of wheel files, see <text:bookmark text:name="index-0"/><text:a xlink:type="simple" xlink:href="https://peps.python.org/pep-0425/" text:style-name="Internet_20_link" text:visited-style-name="Visited_20_Internet_20_Link"><text:span text:style-name="Strong_20_Emphasis">PEP 425</text:span></text:a>.</text:p>
      <text:p text:style-name="Text_20_body">If you run <text:span text:style-name="Source_20_Text">build</text:span> without <text:span text:style-name="Source_20_Text">--wheel</text:span> or <text:span text:style-name="Source_20_Text">--sdist</text:span>, it will build both files for you; this is useful when you don’t need multiple wheels.</text:p>
      <text:p text:style-name="Text_20_body"/>
      <text:p text:style-name="P27">Manifest explained:</text:p>
      <text:p text:style-name="P29"><text:a xlink:type="simple" xlink:href="https://setuptools.pypa.io/en/latest/userguide/miscellaneous.html#using-manifest-in" text:style-name="Internet_20_link" text:visited-style-name="Visited_20_Internet_20_Link">https://setuptools.pypa.io/en/latest/userguide/miscellaneous.html#using-manifest-in</text:a></text:p>
      <text:p text:style-name="P27">Setup keywords explain:</text:p>
      <text:p text:style-name="P27"><text:soft-page-break/><text:a xlink:type="simple" xlink:href="https://setuptools.pypa.io/en/latest/references/keywords.html" text:style-name="Internet_20_link" text:visited-style-name="Visited_20_Internet_20_Link">https://setuptools.pypa.io/en/latest/references/keywords.html</text:a></text:p>
      <text:p text:style-name="P27"/>
      <text:p text:style-name="P27"/>
      <text:h text:style-name="P28" text:outline-level="3">1. What is the purpose of <text:span text:style-name="Source_20_Text">pyproject.toml</text:span>?</text:h>
      <text:p text:style-name="Text_20_body">The <text:span text:style-name="Source_20_Text">pyproject.toml</text:span> file is the modern, official standard for packaging Python projects (introduced by PEP 517 and PEP 518). Whenever you run <text:span text:style-name="Source_20_Text">make build</text:span> (which triggers <text:span text:style-name="Source_20_Text">python3 -m build</text:span>), the build system looks for this exact file to know how to turn your raw code into those <text:span text:style-name="Source_20_Text">.whl</text:span> and <text:span text:style-name="Source_20_Text">.tar.gz</text:span> distribution files.</text:p>
      <text:p text:style-name="Text_20_body">It serves two main purposes in your file:</text:p>
      <text:list xml:id="list3638650176" text:style-name="L47">
        <text:list-item>
          <text:p text:style-name="P104"><text:span text:style-name="Source_20_Text"><text:span text:style-name="T3">[build-system]</text:span></text:span><text:span text:style-name="T3">:</text:span> This tells Python <text:span text:style-name="T1">which</text:span> tools to use to build the package. You are telling it to use <text:span text:style-name="Source_20_Text">setuptools</text:span> and <text:span text:style-name="Source_20_Text">wheel</text:span> as the "architects" of your package.</text:p>
        </text:list-item>
        <text:list-item>
          <text:p text:style-name="P104"><text:span text:style-name="Source_20_Text"><text:span text:style-name="T3">[project]</text:span></text:span><text:span text:style-name="T3">:</text:span> This defines the official metadata of your package. When someone runs <text:span text:style-name="Source_20_Text">pip install mazegen</text:span>, pip reads this section to know the package name, the version (<text:span text:style-name="Source_20_Text">1.0.0</text:span>), the authors, and the minimum required Python version (<text:span text:style-name="Source_20_Text">&gt;=3.10</text:span>).</text:p>
        </text:list-item>
      </text:list>
      <text:h text:style-name="Heading_20_3" text:outline-level="3">2. How was it created?</text:h>
      <text:p text:style-name="Text_20_body">It was created manually by you (or your partner)! Because the 42 subject requires the maze generator to be an isolated, reusable module "suitable for a later installation by pip", creating this file is the industry-standard way to fulfill that grading requirement.</text:p>
      <text:h text:style-name="Heading_20_3" text:outline-level="3">3. Does it contain all necessary information? (Action Required!)</text:h>
      <text:p text:style-name="P7">No, it is currently missing one critical piece of information: your dependencies.</text:p>
      <text:p text:style-name="Text_20_body"><text:bookmark text:name="p-rc_9b036635e8cbbc2a-31"/>If you look at your <text:span text:style-name="Source_20_Text">Makefile</text:span>, you manually install <text:span text:style-name="Source_20_Text">pydantic</text:span> into your virtual environment before running the code. However, if an evaluator takes your final <text:span text:style-name="Source_20_Text">mazegen-1.0.0-py3-none-any.whl</text:span> file and installs it on a completely blank computer, <text:span text:style-name="Source_20_Text">pip</text:span> won't know that it needs to download <text:span text:style-name="Source_20_Text">pydantic</text:span>! The program will instantly crash with a <text:span text:style-name="Source_20_Text">ModuleNotFoundError</text:span> when they try to import <text:span text:style-name="Source_20_Text">config.py</text:span>.</text:p>
      <text:p text:style-name="Text_20_body">To fix this, you must declare your project's external dependencies directly in the <text:span text:style-name="Source_20_Text">pyproject.toml</text:span>. Update your <text:span text:style-name="Source_20_Text">[project]</text:span> block to include <text:span text:style-name="Source_20_Text">dependencies</text:span>:</text:p>
      <text:p text:style-name="Text_20_body">Ini, TOML</text:p>
      <text:p text:style-name="Preformatted_20_Text"><text:span text:style-name="Source_20_Text">[project]</text:span></text:p>
      <text:p text:style-name="Preformatted_20_Text"><text:span text:style-name="Source_20_Text">name = "mazegen"</text:span></text:p>
      <text:p text:style-name="Preformatted_20_Text"><text:span text:style-name="Source_20_Text">version = "1.0.0"</text:span></text:p>
      <text:p text:style-name="Preformatted_20_Text"><text:span text:style-name="Source_20_Text">description = "A 42 curriculum maze generator package."</text:span></text:p>
      <text:p text:style-name="Preformatted_20_Text"><text:span text:style-name="Source_20_Text">authors = [</text:span></text:p>
      <text:p text:style-name="Preformatted_20_Text"><text:span text:style-name="Source_20_Text"><text:s text:c="4"/>{ name = "dporhomo" },</text:span></text:p>
      <text:p text:style-name="Preformatted_20_Text"><text:span text:style-name="Source_20_Text"><text:s text:c="4"/>{ name = "amanukho" }</text:span></text:p>
      <text:p text:style-name="Preformatted_20_Text"><text:span text:style-name="Source_20_Text">]</text:span></text:p>
      <text:p text:style-name="Preformatted_20_Text"><text:soft-page-break/><text:span text:style-name="Source_20_Text">requires-python = "&gt;=3.10"</text:span></text:p>
      <text:p text:style-name="Preformatted_20_Text"><text:span text:style-name="Source_20_Text">dependencies = [</text:span></text:p>
      <text:p text:style-name="Preformatted_20_Text"><text:span text:style-name="Source_20_Text"><text:s text:c="4"/>"pydantic&gt;=2.0.0"</text:span></text:p>
      <text:p text:style-name="P42"><text:span text:style-name="Source_20_Text">]</text:span></text:p>
      <text:p text:style-name="Text_20_body"><text:span text:style-name="T1">(Note: You do not need to list standard libraries like </text:span><text:span text:style-name="Source_20_Text"><text:span text:style-name="T1">sys</text:span></text:span><text:span text:style-name="T1">, </text:span><text:span text:style-name="Source_20_Text"><text:span text:style-name="T1">os</text:span></text:span><text:span text:style-name="T1">, </text:span><text:span text:style-name="Source_20_Text"><text:span text:style-name="T1">random</text:span></text:span><text:span text:style-name="T1">, or </text:span><text:span text:style-name="Source_20_Text"><text:span text:style-name="T1">time</text:span></text:span><text:span text:style-name="T1">. You only list external packages that pip needs to download).</text:span></text:p>
      <text:h text:style-name="Heading_20_3" text:outline-level="3">4. How does it differ from <text:span text:style-name="Source_20_Text">setup.py</text:span>?</text:h>
      <text:p text:style-name="Text_20_body">Historically, <text:span text:style-name="Source_20_Text">setup.py</text:span> was the only way to package Python code.</text:p>
      <text:list xml:id="list1899655791" text:style-name="L48">
        <text:list-item>
          <text:p text:style-name="P105"><text:span text:style-name="Source_20_Text"><text:span text:style-name="T3">setup.py</text:span></text:span><text:span text:style-name="T3"> is Imperative (Legacy):</text:span> It is an actual Python script that executes code to build your package. This became a security risk and a headache for tools to read, because to know a package's name, the system literally had to run the script.</text:p>
        </text:list-item>
        <text:list-item>
          <text:p text:style-name="P105"><text:span text:style-name="Source_20_Text"><text:span text:style-name="T3">pyproject.toml</text:span></text:span><text:span text:style-name="T3"> is Declarative (Modern):</text:span> It is a static configuration file. Tools can read it instantly without executing any code.</text:p>
        </text:list-item>
      </text:list>
      <text:p text:style-name="Text_20_body"><text:span text:style-name="T3">An Important Note for Your Project:</text:span> Because your <text:span text:style-name="Source_20_Text">pyproject.toml</text:span> utilizes the modern <text:span text:style-name="Source_20_Text">[project]</text:span> metadata table (which requires <text:span text:style-name="Source_20_Text">setuptools&gt;=61.0</text:span>), <text:span text:style-name="Source_20_Text"><text:span text:style-name="T3">setup.py</text:span></text:span><text:span text:style-name="T3"> is actually completely obsolete for your project.</text:span> Modern versions of <text:span text:style-name="Source_20_Text">pip</text:span> and <text:span text:style-name="Source_20_Text">build</text:span> can do an editable install (<text:span text:style-name="Source_20_Text">pip install -e .</text:span>) and build wheels using <text:span text:style-name="T1">only</text:span> the <text:span text:style-name="Source_20_Text">pyproject.toml</text:span> file. If your <text:span text:style-name="Source_20_Text">setup.py</text:span> just contains a boilerplate <text:span text:style-name="Source_20_Text">from setuptools import setup; setup()</text:span> line, you can safely delete <text:span text:style-name="Source_20_Text">setup.py</text:span> from your repository entirely!</text:p>
      <text:p text:style-name="P27"/>
      <text:p text:style-name="P27"/>
      <text:h text:style-name="Heading_20_3" text:outline-level="3">Create the <text:span text:style-name="Source_20_Text">Makefile</text:span></text:h>
      <text:p text:style-name="Text_20_body">The Makefile will automate the creation of the virtual environment, the installation of your package, and the execution of the program.</text:p>
      <text:p text:style-name="Text_20_body">Create your <text:span text:style-name="Source_20_Text">Makefile</text:span> (ensure you use <text:span text:style-name="T3">actual Tabs</text:span>, not spaces, for the indented lines—Makefiles will crash if you use spaces!):</text:p>
      <text:h text:style-name="Heading_20_3" text:outline-level="3"/>
      <text:p text:style-name="P30"><text:span text:style-name="T19">Based on the provided </text:span><text:span text:style-name="Source_20_Text"><text:span text:style-name="T19">Makefile</text:span></text:span><text:span text:style-name="T19">, here is a summary of all the defined commands (targets) and their specific purposes within your project:</text:span></text:p>
      <text:list xml:id="list2247895206" text:style-name="L49">
        <text:list-item>
          <text:p text:style-name="P106"><text:span text:style-name="Source_20_Text"><text:span text:style-name="T20">all</text:span></text:span></text:p>
          <text:list>
            <text:list-item>
              <text:p text:style-name="P106"><text:span text:style-name="T20">Purpose:</text:span><text:span text:style-name="T19"> The default command that runs when you just type </text:span><text:span text:style-name="Source_20_Text"><text:span text:style-name="T19">make</text:span></text:span><text:span text:style-name="T19">.</text:span></text:p>
            </text:list-item>
            <text:list-item>
              <text:p text:style-name="P106"><text:bookmark text:name="p-rc_64f779ebf0d863e3-31"/><text:span text:style-name="T20">Functionality:</text:span><text:span text:style-name="T19"> It triggers the </text:span><text:span text:style-name="Source_20_Text"><text:span text:style-name="T19">install</text:span></text:span><text:span text:style-name="T19"> rule to set up the environment and dependencies.</text:span></text:p>
            </text:list-item>
          </text:list>
        </text:list-item>
        <text:list-item>
          <text:p text:style-name="P106"><text:span text:style-name="Source_20_Text"><text:span text:style-name="T20">install</text:span></text:span><text:span text:style-name="T20"> (and related </text:span><text:span text:style-name="Source_20_Text"><text:span text:style-name="T20">$(STAMP)</text:span></text:span><text:span text:style-name="T20"> / </text:span><text:span text:style-name="Source_20_Text"><text:span text:style-name="T20">$(VENV)/bin/activate</text:span></text:span><text:span text:style-name="T20"> rules)</text:span></text:p>
          <text:list>
            <text:list-item>
              <text:p text:style-name="P108"><text:soft-page-break/><text:span text:style-name="T3">Purpose:</text:span> Sets up the Python virtual environment and installs all necessary packages.</text:p>
            </text:list-item>
            <text:list-item>
              <text:p text:style-name="P106"><text:bookmark text:name="p-rc_64f779ebf0d863e3-32"/><text:span text:style-name="T20">Functionality:</text:span><text:span text:style-name="T19"> Creates a virtual environment named </text:span><text:span text:style-name="Source_20_Text"><text:span text:style-name="T19">venv</text:span></text:span><text:span text:style-name="T19">. It then upgrades </text:span><text:span text:style-name="Source_20_Text"><text:span text:style-name="T19">pip</text:span></text:span><text:span text:style-name="T19"> and installs essential tools (</text:span><text:span text:style-name="Source_20_Text"><text:span text:style-name="T19">build</text:span></text:span><text:span text:style-name="T19">, </text:span><text:span text:style-name="Source_20_Text"><text:span text:style-name="T19">wheel</text:span></text:span><text:span text:style-name="T19">, </text:span><text:span text:style-name="Source_20_Text"><text:span text:style-name="T19">pydantic</text:span></text:span><text:span text:style-name="T19">, </text:span><text:span text:style-name="Source_20_Text"><text:span text:style-name="T19">flake8</text:span></text:span><text:span text:style-name="T19">, </text:span><text:span text:style-name="Source_20_Text"><text:span text:style-name="T19">mypy</text:span></text:span><text:span text:style-name="T19">, </text:span><text:span text:style-name="Source_20_Text"><text:span text:style-name="T19">pytest</text:span></text:span><text:span text:style-name="T19">, </text:span><text:span text:style-name="Source_20_Text"><text:span text:style-name="T19">types-setuptools</text:span></text:span><text:span text:style-name="T19">) as well as your local package in editable mode (</text:span><text:span text:style-name="Source_20_Text"><text:span text:style-name="T19">-e .</text:span></text:span><text:span text:style-name="T19">). It uses a hidden </text:span><text:span text:style-name="Source_20_Text"><text:span text:style-name="T19">.installed</text:span></text:span><text:span text:style-name="T19"> stamp file to prevent "relinking" (unnecessarily re-running the installation if it's already done).</text:span></text:p>
            </text:list-item>
          </text:list>
        </text:list-item>
        <text:list-item>
          <text:p text:style-name="P106"><text:span text:style-name="Source_20_Text"><text:span text:style-name="T20">run</text:span></text:span></text:p>
          <text:list>
            <text:list-item>
              <text:p text:style-name="P108"><text:span text:style-name="T3">Purpose:</text:span> Launches the maze generator application.</text:p>
            </text:list-item>
            <text:list-item>
              <text:p text:style-name="P106"><text:bookmark text:name="p-rc_64f779ebf0d863e3-33"/><text:span text:style-name="T20">Functionality:</text:span><text:span text:style-name="T19"> Ensures the environment is installed, then executes your main script (</text:span><text:span text:style-name="Source_20_Text"><text:span text:style-name="T19">a_maze_ing.py</text:span></text:span><text:span text:style-name="T19">) passing </text:span><text:span text:style-name="Source_20_Text"><text:span text:style-name="T19">config.txt</text:span></text:span><text:span text:style-name="T19"> as the default configuration file, using the isolated virtual environment's Python interpreter.</text:span></text:p>
            </text:list-item>
          </text:list>
        </text:list-item>
        <text:list-item>
          <text:p text:style-name="P106"><text:span text:style-name="Source_20_Text"><text:span text:style-name="T20">build</text:span></text:span></text:p>
          <text:list>
            <text:list-item>
              <text:p text:style-name="P108"><text:span text:style-name="T3">Purpose:</text:span> Packages your project for distribution.</text:p>
            </text:list-item>
            <text:list-item>
              <text:p text:style-name="P106"><text:bookmark text:name="p-rc_64f779ebf0d863e3-34"/><text:span text:style-name="T20">Functionality:</text:span><text:span text:style-name="T19"> Uses the Python </text:span><text:span text:style-name="Source_20_Text"><text:span text:style-name="T19">build</text:span></text:span><text:span text:style-name="T19"> module to generate a source distribution (</text:span><text:span text:style-name="Source_20_Text"><text:span text:style-name="T19">.tar.gz</text:span></text:span><text:span text:style-name="T19">) and a compiled wheel (</text:span><text:span text:style-name="Source_20_Text"><text:span text:style-name="T19">.whl</text:span></text:span><text:span text:style-name="T19">). It outputs these distribution files directly into your root directory.</text:span></text:p>
            </text:list-item>
          </text:list>
        </text:list-item>
        <text:list-item>
          <text:p text:style-name="P106"><text:span text:style-name="Source_20_Text"><text:span text:style-name="T20">debug</text:span></text:span></text:p>
          <text:list>
            <text:list-item>
              <text:p text:style-name="P108"><text:span text:style-name="T3">Purpose:</text:span> Runs the application in an interactive debugging mode.</text:p>
            </text:list-item>
            <text:list-item>
              <text:p text:style-name="P106"><text:bookmark text:name="p-rc_64f779ebf0d863e3-35"/><text:span text:style-name="T20">Functionality:</text:span><text:span text:style-name="T19"> Launches </text:span><text:span text:style-name="Source_20_Text"><text:span text:style-name="T19">a_maze_ing.py</text:span></text:span><text:span text:style-name="T19"> using Python's built-in debugger (</text:span><text:span text:style-name="Source_20_Text"><text:span text:style-name="T19">pdb</text:span></text:span><text:span text:style-name="T19">), allowing you to step through the code line-by-line, set breakpoints, and inspect variables.</text:span></text:p>
            </text:list-item>
          </text:list>
        </text:list-item>
        <text:list-item>
          <text:p text:style-name="P106"><text:span text:style-name="Source_20_Text"><text:span text:style-name="T20">lint</text:span></text:span></text:p>
          <text:list>
            <text:list-item>
              <text:p text:style-name="P108"><text:span text:style-name="T3">Purpose:</text:span> Performs standard static code analysis and type checking.</text:p>
            </text:list-item>
            <text:list-item>
              <text:p text:style-name="P106"><text:bookmark text:name="p-rc_64f779ebf0d863e3-36"/><text:span text:style-name="T20">Functionality:</text:span><text:span text:style-name="T19"> Runs </text:span><text:span text:style-name="Source_20_Text"><text:span text:style-name="T19">flake8</text:span></text:span><text:span text:style-name="T19"> to check for PEP-8 style compliance and </text:span><text:span text:style-name="Source_20_Text"><text:span text:style-name="T19">mypy</text:span></text:span><text:span text:style-name="T19"> for static type checking. It uses specific flags (like </text:span><text:span text:style-name="Source_20_Text"><text:span text:style-name="T19">--warn-return-any</text:span></text:span><text:span text:style-name="T19">, </text:span><text:span text:style-name="Source_20_Text"><text:span text:style-name="T19">--disallow-untyped-defs</text:span></text:span><text:span text:style-name="T19">) to enforce standard typing rules while explicitly ignoring the </text:span><text:span text:style-name="Source_20_Text"><text:span text:style-name="T19">venv</text:span></text:span><text:span text:style-name="T19"> directory to prevent grading external library code.</text:span></text:p>
            </text:list-item>
          </text:list>
        </text:list-item>
        <text:list-item>
          <text:p text:style-name="P106"><text:span text:style-name="Source_20_Text"><text:span text:style-name="T20">lint-strict</text:span></text:span></text:p>
          <text:list>
            <text:list-item>
              <text:p text:style-name="P108"><text:span text:style-name="T3">Purpose:</text:span> Performs highly aggressive static code analysis.</text:p>
            </text:list-item>
            <text:list-item>
              <text:p text:style-name="P106"><text:bookmark text:name="p-rc_64f779ebf0d863e3-37"/><text:soft-page-break/><text:span text:style-name="T20">Functionality:</text:span><text:span text:style-name="T19"> Runs </text:span><text:span text:style-name="Source_20_Text"><text:span text:style-name="T19">flake8</text:span></text:span><text:span text:style-name="T19"> and </text:span><text:span text:style-name="Source_20_Text"><text:span text:style-name="T19">mypy</text:span></text:span><text:span text:style-name="T19">, but executes </text:span><text:span text:style-name="Source_20_Text"><text:span text:style-name="T19">mypy</text:span></text:span><text:span text:style-name="T19"> with the </text:span><text:span text:style-name="Source_20_Text"><text:span text:style-name="T19">--strict</text:span></text:span><text:span text:style-name="T19"> flag. This requires every single function and variable to be perfectly type-hinted and strictly checks third-party library stubs.</text:span></text:p>
            </text:list-item>
          </text:list>
        </text:list-item>
        <text:list-item>
          <text:p text:style-name="P106"><text:span text:style-name="Source_20_Text"><text:span text:style-name="T20">test</text:span></text:span></text:p>
          <text:list>
            <text:list-item>
              <text:p text:style-name="P108"><text:span text:style-name="T3">Purpose:</text:span> Runs your automated test suite.</text:p>
            </text:list-item>
            <text:list-item>
              <text:p text:style-name="P106"><text:bookmark text:name="p-rc_64f779ebf0d863e3-38"/><text:span text:style-name="T20">Functionality:</text:span><text:span text:style-name="T19"> Executes </text:span><text:span text:style-name="Source_20_Text"><text:span text:style-name="T19">pytest</text:span></text:span><text:span text:style-name="T19"> on the </text:span><text:span text:style-name="Source_20_Text"><text:span text:style-name="T19">tests/</text:span></text:span><text:span text:style-name="T19"> directory. It temporarily sets </text:span><text:span text:style-name="Source_20_Text"><text:span text:style-name="T19">PYTHONPATH=.</text:span></text:span><text:span text:style-name="T19"> so the testing framework can correctly locate and import your </text:span><text:span text:style-name="Source_20_Text"><text:span text:style-name="T19">mazegen</text:span></text:span><text:span text:style-name="T19"> package.</text:span></text:p>
            </text:list-item>
          </text:list>
        </text:list-item>
        <text:list-item>
          <text:p text:style-name="P106"><text:span text:style-name="Source_20_Text"><text:span text:style-name="T20">clean</text:span></text:span></text:p>
          <text:list>
            <text:list-item>
              <text:p text:style-name="P108"><text:span text:style-name="T3">Purpose:</text:span> Removes temporary files and build artifacts to tidy up the repository.</text:p>
            </text:list-item>
            <text:list-item>
              <text:p text:style-name="P106"><text:bookmark text:name="p-rc_64f779ebf0d863e3-39"/><text:span text:style-name="T20">Functionality:</text:span><text:span text:style-name="T19"> Deletes Python cache directories (</text:span><text:span text:style-name="Source_20_Text"><text:span text:style-name="T19">__pycache__</text:span></text:span><text:span text:style-name="T19">, </text:span><text:span text:style-name="Source_20_Text"><text:span text:style-name="T19">.mypy_cache</text:span></text:span><text:span text:style-name="T19">, </text:span><text:span text:style-name="Source_20_Text"><text:span text:style-name="T19">.pytest_cache</text:span></text:span><text:span text:style-name="T19">), build directories (</text:span><text:span text:style-name="Source_20_Text"><text:span text:style-name="T19">build/</text:span></text:span><text:span text:style-name="T19">, </text:span><text:span text:style-name="Source_20_Text"><text:span text:style-name="T19">dist/</text:span></text:span><text:span text:style-name="T19">, </text:span><text:span text:style-name="Source_20_Text"><text:span text:style-name="T19">*.egg-info</text:span></text:span><text:span text:style-name="T19">), generated outputs (</text:span><text:span text:style-name="Source_20_Text"><text:span text:style-name="T19">maze_output.txt</text:span></text:span><text:span text:style-name="T19">), and the packaged </text:span><text:span text:style-name="Source_20_Text"><text:span text:style-name="T19">.whl</text:span></text:span><text:span text:style-name="T19"> and </text:span><text:span text:style-name="Source_20_Text"><text:span text:style-name="T19">.tar.gz</text:span></text:span><text:span text:style-name="T19"> files.</text:span></text:p>
            </text:list-item>
          </text:list>
        </text:list-item>
        <text:list-item>
          <text:p text:style-name="P106"><text:span text:style-name="Source_20_Text"><text:span text:style-name="T20">fclean</text:span></text:span><text:span text:style-name="T20"> (Full Clean)</text:span></text:p>
          <text:list>
            <text:list-item>
              <text:p text:style-name="P108"><text:span text:style-name="T3">Purpose:</text:span> Completely resets the project state.</text:p>
            </text:list-item>
            <text:list-item>
              <text:p text:style-name="P106"><text:bookmark text:name="p-rc_64f779ebf0d863e3-40"/><text:span text:style-name="T20">Functionality:</text:span><text:span text:style-name="T19"> Runs the </text:span><text:span text:style-name="Source_20_Text"><text:span text:style-name="T19">clean</text:span></text:span><text:span text:style-name="T19"> command and then forcefully removes the entire </text:span><text:span text:style-name="Source_20_Text"><text:span text:style-name="T19">venv</text:span></text:span><text:span text:style-name="T19"> directory, deleting the virtual environment and all installed dependencies.</text:span></text:p>
            </text:list-item>
          </text:list>
        </text:list-item>
        <text:list-item>
          <text:p text:style-name="P106"><text:span text:style-name="Source_20_Text"><text:span text:style-name="T20">re</text:span></text:span><text:span text:style-name="T20"> (Remake)</text:span></text:p>
          <text:list>
            <text:list-item>
              <text:p text:style-name="P108"><text:span text:style-name="T3">Purpose:</text:span> Rebuilds the project from scratch.</text:p>
            </text:list-item>
            <text:list-item>
              <text:p text:style-name="P106"><text:bookmark text:name="p-rc_64f779ebf0d863e3-41"/><text:span text:style-name="T20">Functionality:</text:span><text:span text:style-name="T19"> Executes </text:span><text:span text:style-name="Source_20_Text"><text:span text:style-name="T19">fclean</text:span></text:span><text:span text:style-name="T19"> to wipe everything, followed immediately by </text:span><text:span text:style-name="Source_20_Text"><text:span text:style-name="T19">all</text:span></text:span><text:span text:style-name="T19"> to rebuild the virtual environment and reinstall dependencies.</text:span></text:p>
            </text:list-item>
          </text:list>
        </text:list-item>
        <text:list-item>
          <text:p text:style-name="P106"><text:span text:style-name="Source_20_Text"><text:span text:style-name="T20">.PHONY</text:span></text:span></text:p>
          <text:list>
            <text:list-item>
              <text:p text:style-name="P108"><text:span text:style-name="T3">Purpose:</text:span> A special Make directive.</text:p>
            </text:list-item>
            <text:list-item>
              <text:p text:style-name="P106"><text:bookmark text:name="p-rc_64f779ebf0d863e3-42"/><text:span text:style-name="T20">Functionality:</text:span><text:span text:style-name="T19"> Tells the Makefile that these commands (like </text:span><text:span text:style-name="Source_20_Text"><text:span text:style-name="T19">clean</text:span></text:span><text:span text:style-name="T19">, </text:span><text:span text:style-name="Source_20_Text"><text:span text:style-name="T19">run</text:span></text:span><text:span text:style-name="T19">, </text:span><text:span text:style-name="Source_20_Text"><text:span text:style-name="T19">test</text:span></text:span><text:span text:style-name="T19">) do not represent actual files on the hard drive. This ensures that if you accidentally created a file named "clean", the </text:span><text:span text:style-name="Source_20_Text"><text:span text:style-name="T19">make clean</text:span></text:span><text:span text:style-name="T19"> command would still run the script instead of saying "clean is up to date." </text:span></text:p>
            </text:list-item>
          </text:list>
        </text:list-item>
      </text:list>
      <text:p text:style-name="Text_20_body"/>
      <text:p text:style-name="Text_20_body"/>
      <text:p text:style-name="Text_20_body"><text:soft-page-break/></text:p>
      <text:p text:style-name="Text_20_body"/>
      <text:p text:style-name="Text_20_body"/>
      <text:h text:style-name="Heading_20_3" text:outline-level="3">1. How to uninstall a module (like <text:span text:style-name="Source_20_Text">mlx</text:span>)</text:h>
      <text:p text:style-name="Text_20_body">To remove a package you no longer need, ensure your virtual environment is active, and use the <text:span text:style-name="Source_20_Text">uninstall</text:span> command.</text:p>
      <text:p text:style-name="P13">Bash</text:p>
      <text:p text:style-name="P2"><text:span text:style-name="Source_20_Text">pip uninstall mlx</text:span></text:p>
      <text:p text:style-name="Text_20_body">If you used <text:span text:style-name="Source_20_Text">pip freeze &gt; requirements.txt</text:span> earlier, you should run that command again after uninstalling <text:span text:style-name="Source_20_Text">mlx</text:span> so your <text:span text:style-name="Source_20_Text">requirements.txt</text:span> is updated. <text:span text:style-name="T1">However</text:span>, because we are building a <text:span text:style-name="Source_20_Text">setup.py</text:span> file, you actually <text:span text:style-name="T3">do not need a </text:span><text:span text:style-name="Source_20_Text"><text:span text:style-name="T3">requirements.txt</text:span></text:span><text:span text:style-name="T3"> file at all anymore!</text:span> <text:span text:style-name="Source_20_Text">setup.py</text:span> completely replaces it in professional packages.</text:p>
      <text:h text:style-name="P1" text:outline-level="3">2. Is <text:span text:style-name="Source_20_Text">pydantic</text:span> the only required module?</text:h>
      <text:p text:style-name="Text_20_body"><text:span text:style-name="T3">Yes.</text:span> Everything else you used (<text:span text:style-name="Source_20_Text">sys</text:span>, <text:span text:style-name="Source_20_Text">os</text:span>, <text:span text:style-name="Source_20_Text">random</text:span>, <text:span text:style-name="Source_20_Text">time</text:span>, <text:span text:style-name="Source_20_Text">tty</text:span>, <text:span text:style-name="Source_20_Text">termios</text:span>) is part of the Python Standard Library, meaning it comes pre-installed with Python itself. <text:span text:style-name="Source_20_Text">pydantic</text:span> is the only external, third-party code your project needs to download from the internet.</text:p>
      <text:h text:style-name="P1" text:outline-level="3"/>
      <text:h text:style-name="P1" text:outline-level="3">3. <text:span text:style-name="Source_20_Text">find_packages()</text:span> vs. <text:span text:style-name="Source_20_Text">install_requires[]</text:span></text:h>
      <text:p text:style-name="Text_20_body">These two commands do completely different things inside <text:span text:style-name="Source_20_Text">setup.py</text:span>:</text:p>
      <text:list xml:id="list2959607776" text:style-name="L50">
        <text:list-item>
          <text:p text:style-name="P109"><text:span text:style-name="Source_20_Text"><text:span text:style-name="T3">find_packages()</text:span></text:span><text:span text:style-name="T3"> (Your Code):</text:span> This tells the installer, <text:span text:style-name="T1">"Look inside my current folder for any sub-folders that contain an </text:span><text:span text:style-name="Source_20_Text"><text:span text:style-name="T1">__init__.py</text:span></text:span><text:span text:style-name="T1"> file, and package them up."</text:span> In your case, it finds the <text:span text:style-name="Source_20_Text">mazegen/</text:span> folder and bundles your generator, cell, and config scripts together.</text:p>
        </text:list-item>
        <text:list-item>
          <text:p text:style-name="P109"><text:span text:style-name="Source_20_Text"><text:span text:style-name="T3">install_requires=[]</text:span></text:span><text:span text:style-name="T3"> (Other People's Code):</text:span> This tells <text:span text:style-name="Source_20_Text">pip</text:span>, <text:span text:style-name="T1">"Before you install my code, go to the internet and download these third-party libraries because my code needs them to survive."</text:span> This is where we put <text:span text:style-name="Source_20_Text">pydantic</text:span>.</text:p>
        </text:list-item>
      </text:list>
      <text:h text:style-name="P1" text:outline-level="3">4. What are <text:span text:style-name="Source_20_Text">entry_points</text:span>?</text:h>
      <text:p text:style-name="Text_20_body"><text:span text:style-name="Source_20_Text">entry_points</text:span> is a magic trick that turns a Python script into a native terminal command.</text:p>
      <text:p text:style-name="Text_20_body">Normally, to run your program, a user has to type: <text:span text:style-name="Source_20_Text">python3 a_maze_ing.py config.txt</text:span></text:p>
      <text:p text:style-name="Text_20_body">If we use <text:span text:style-name="Source_20_Text">entry_points</text:span> in <text:span text:style-name="Source_20_Text">setup.py</text:span> like this:</text:p>
      <text:p text:style-name="P13">Python</text:p>
      <text:p text:style-name="P2"><text:span text:style-name="Source_20_Text"><text:s text:c="4"/>entry_points={</text:span></text:p>
      <text:p text:style-name="P2"><text:soft-page-break/><text:span text:style-name="Source_20_Text"><text:s text:c="8"/>'console_scripts': [</text:span></text:p>
      <text:p text:style-name="P2"><text:span text:style-name="Source_20_Text"><text:s text:c="12"/>'amaze=a_maze_ing:main',</text:span></text:p>
      <text:p text:style-name="P2"><text:span text:style-name="Source_20_Text"><text:s text:c="8"/>],</text:span></text:p>
      <text:p text:style-name="P2"><text:span text:style-name="Source_20_Text"><text:s text:c="4"/>}</text:span></text:p>
      <text:p text:style-name="Text_20_body">We are telling the operating system: <text:span text:style-name="T1">"Create a brand new command line tool called </text:span><text:span text:style-name="Source_20_Text"><text:span text:style-name="T1">amaze</text:span></text:span><text:span text:style-name="T1">. When someone types </text:span><text:span text:style-name="Source_20_Text"><text:span text:style-name="T1">amaze</text:span></text:span><text:span text:style-name="T1"> in their terminal, open the file </text:span><text:span text:style-name="Source_20_Text"><text:span text:style-name="T1">a_maze_ing.py</text:span></text:span><text:span text:style-name="T1"> and run the </text:span><text:span text:style-name="Source_20_Text"><text:span text:style-name="T1">main()</text:span></text:span><text:span text:style-name="T1"> function."</text:span> Because of this, an evaluator could just type <text:span text:style-name="Source_20_Text">amaze config.txt</text:span> from anywhere on their computer, and your game would launch!</text:p>
      <text:h text:style-name="P1" text:outline-level="3"/>
      <text:h text:style-name="P1" text:outline-level="3">5. Understanding the Makefile Flow (<text:span text:style-name="Source_20_Text">make all</text:span>)</text:h>
      <text:p text:style-name="Text_20_body">Let's look at the top of the Makefile we designed:</text:p>
      <text:p text:style-name="P13">Makefile</text:p>
      <text:p text:style-name="P2"><text:span text:style-name="Source_20_Text">all: install</text:span></text:p>
      <text:p text:style-name="P2"/>
      <text:p text:style-name="P2"><text:span text:style-name="Source_20_Text">install: $(VENV)/bin/activate</text:span></text:p>
      <text:p text:style-name="P2"><text:span text:style-name="Source_20_Text"><text:s text:c="8"/>$(PIP) install --upgrade pip</text:span></text:p>
      <text:p text:style-name="P2"><text:span text:style-name="Source_20_Text"><text:s text:c="8"/>$(PIP) install -e .</text:span></text:p>
      <text:p text:style-name="P2"/>
      <text:p text:style-name="P2"><text:span text:style-name="Source_20_Text">run: install</text:span></text:p>
      <text:p text:style-name="P2"><text:span text:style-name="Source_20_Text"><text:s text:c="8"/>$(PYTHON) a_maze_ing.py config.txt</text:span></text:p>
      <text:p text:style-name="Text_20_body">In a Makefile, the command on the left depends on the words on the right.</text:p>
      <text:list xml:id="list1404421437" text:style-name="L51">
        <text:list-item>
          <text:p text:style-name="P110">If you type <text:span text:style-name="Source_20_Text">make all</text:span>, it looks to the right and sees <text:span text:style-name="Source_20_Text">install</text:span>. So, it immediately jumps down and runs the <text:span text:style-name="Source_20_Text">install</text:span> block. It <text:span text:style-name="T3">does not</text:span> run <text:span text:style-name="Source_20_Text">make run</text:span>.</text:p>
        </text:list-item>
        <text:list-item>
          <text:p text:style-name="P110">If you type <text:span text:style-name="Source_20_Text">make install</text:span>, it looks to the right and sees <text:span text:style-name="Source_20_Text">$(VENV)/bin/activate</text:span>. It jumps up, creates the virtual environment, and then comes back down to run the <text:span text:style-name="Source_20_Text">pip install</text:span> commands.</text:p>
        </text:list-item>
        <text:list-item>
          <text:p text:style-name="P110">If you type <text:span text:style-name="Source_20_Text">make run</text:span>, it looks to the right and sees <text:span text:style-name="Source_20_Text">install</text:span>. It forces the <text:span text:style-name="Source_20_Text">install</text:span> block to run first (which forces the venv to be created), and <text:span text:style-name="T1">then</text:span> it runs your Python script.</text:p>
        </text:list-item>
      </text:list>
      <text:h text:style-name="P1" text:outline-level="3">6. Why use <text:span text:style-name="Source_20_Text">pip install -e .</text:span> (Editable Mode)?</text:h>
      <text:list xml:id="list3583149348" text:style-name="L52">
        <text:list-item>
          <text:p text:style-name="P111">The <text:span text:style-name="Source_20_Text">.</text:span> simply means "look in the current directory for the <text:span text:style-name="Source_20_Text">setup.py</text:span> file."</text:p>
        </text:list-item>
        <text:list-item>
          <text:p text:style-name="P111">The <text:span text:style-name="Source_20_Text">-e</text:span> stands for <text:span text:style-name="T3">editable</text:span>.</text:p>
        </text:list-item>
      </text:list>
      <text:p text:style-name="Text_20_body"><text:soft-page-break/>Normally, when you <text:span text:style-name="Source_20_Text">pip install</text:span> a package, Python copies all your code and hides it deep inside the virtual environment folders. If you change a line of code in <text:span text:style-name="Source_20_Text">generator.py</text:span>, the installed program won't update because it's running the hidden copy!</text:p>
      <text:p text:style-name="Text_20_body">By using <text:span text:style-name="Source_20_Text">-e</text:span> (editable mode), Python just creates a <text:span text:style-name="T1">shortcut</text:span> to your live code. If you or the evaluator change a line of code, the program instantly updates without needing to be reinstalled. It is the absolute standard for developers working on local projects.</text:p>
      <text:h text:style-name="P1" text:outline-level="3"/>
      <text:h text:style-name="P1" text:outline-level="3">7. The Correct Sequence for a New User</text:h>
      <text:p text:style-name="Text_20_body">If an evaluator or user downloads your project from GitHub, they literally only need to type <text:span text:style-name="T3">one command</text:span>.</text:p>
      <text:p text:style-name="Text_20_body">Because of how we chained the dependencies in the Makefile, the correct usage is:</text:p>
      <text:p text:style-name="P13">Bash</text:p>
      <text:p text:style-name="P2"><text:span text:style-name="Source_20_Text">make run</text:span></text:p>
      <text:p text:style-name="Text_20_body"><text:span text:style-name="T3">Here is exactly what happens autonomously when they type </text:span><text:span text:style-name="Source_20_Text"><text:span text:style-name="T3">make run</text:span></text:span><text:span text:style-name="T3">:</text:span></text:p>
      <text:list xml:id="list2722104521" text:style-name="L53">
        <text:list-item>
          <text:p text:style-name="P112">Make sees <text:span text:style-name="Source_20_Text">run</text:span> depends on <text:span text:style-name="Source_20_Text">install</text:span>.</text:p>
        </text:list-item>
        <text:list-item>
          <text:p text:style-name="P112">Make sees <text:span text:style-name="Source_20_Text">install</text:span> depends on the <text:span text:style-name="Source_20_Text">venv</text:span>.</text:p>
        </text:list-item>
        <text:list-item>
          <text:p text:style-name="P112">Make creates the <text:span text:style-name="Source_20_Text">venv</text:span> folder automatically.</text:p>
        </text:list-item>
        <text:list-item>
          <text:p text:style-name="P112">Make jumps to <text:span text:style-name="Source_20_Text">install</text:span>, upgrades <text:span text:style-name="Source_20_Text">pip</text:span>, and runs <text:span text:style-name="Source_20_Text">pip install -e .</text:span></text:p>
        </text:list-item>
        <text:list-item>
          <text:p text:style-name="P112"><text:span text:style-name="Source_20_Text">setup.py</text:span> wakes up, goes to the internet to download <text:span text:style-name="Source_20_Text">pydantic</text:span>, and links your <text:span text:style-name="Source_20_Text">mazegen</text:span> code.</text:p>
        </text:list-item>
        <text:list-item>
          <text:p text:style-name="P112">Make finally executes <text:span text:style-name="Source_20_Text">run</text:span>, which boots up <text:span text:style-name="Source_20_Text">a_maze_ing.py</text:span>.</text:p>
        </text:list-item>
      </text:list>
      <text:p text:style-name="Text_20_body">It is a beautiful, fully automated domino effect. You don't need to ask the user to create an environment, activate it, install requirements, or find the Python file. <text:span text:style-name="Source_20_Text">make run</text:span> does all of it for them!</text:p>
      <text:p text:style-name="Text_20_body"/>
      <text:h text:style-name="P39" text:outline-level="3">The Ultimate Test</text:h>
      <text:p text:style-name="P40">Close your active virtual environment by typing <text:span text:style-name="Source_20_Text">deactivate</text:span> in your terminal so you are back to your standard system prompt.</text:p>
      <text:p text:style-name="P40">Now, pretend you are a ruthless 42 evaluator grading your project. Run these commands:</text:p>
      <text:list xml:id="list4195122376" text:style-name="L54">
        <text:list-item>
          <text:p text:style-name="P113"><text:span text:style-name="Source_20_Text">make fclean</text:span> (Ensures the directory is completely wiped of old environments).</text:p>
        </text:list-item>
        <text:list-item>
          <text:p text:style-name="P113"><text:span text:style-name="Source_20_Text">make install</text:span> (Watch it autonomously build the environment and install Pydantic).</text:p>
        </text:list-item>
        <text:list-item>
          <text:p text:style-name="P113"><text:span text:style-name="Source_20_Text">make run</text:span> (Your program should boot up perfectly with <text:span text:style-name="Source_20_Text">config.txt</text:span>).</text:p>
        </text:list-item>
      </text:list>
      <text:p text:style-name="P40"><text:soft-page-break/>If your menu pops up, you have officially conquered this project. You have algorithms, animations, a robust CLI, and professional packaging.</text:p>
      <text:p text:style-name="P40"/>
      <text:p text:style-name="P40"/>
      <text:h text:style-name="P39" text:outline-level="3">1. Why <text:span text:style-name="Source_20_Text">make all</text:span> doesn't "activate" the venv in your terminal</text:h>
      <text:p text:style-name="Text_20_body">This is a fundamental behavior of Makefiles. Each command in a Makefile runs in its own isolated subshell. When Make runs <text:span text:style-name="Source_20_Text">source venv/bin/activate</text:span>, it activates it for that one specific microsecond, and then the subshell closes. <text:span text:style-name="T3">A Makefile cannot change your main terminal prompt.</text:span> However, you don't <text:span text:style-name="T1">need</text:span> to activate it manually! Because we defined <text:span text:style-name="Source_20_Text">PYTHON = $(VENV)/bin/python</text:span>, Make is explicitly telling the computer to use the isolated virtual environment's Python to run the script. It is "active" behind the scenes every time you type <text:span text:style-name="Source_20_Text">make run</text:span>.</text:p>
      <text:p text:style-name="P40"/>
      <text:h text:style-name="P39" text:outline-level="3">How to use <text:span text:style-name="Source_20_Text">make debug</text:span> (Python's built-in <text:span text:style-name="Source_20_Text">pdb</text:span>)</text:h>
      <text:p text:style-name="Text_20_body">When you run <text:span text:style-name="Source_20_Text">make debug</text:span>, Python loads your <text:span text:style-name="Source_20_Text">a_maze_ing.py</text:span> file using <text:span text:style-name="Source_20_Text">pdb</text:span> (The Python Debugger). It will immediately pause execution on the very first line of code and give you a special prompt that looks like this: <text:span text:style-name="Source_20_Text">(Pdb)</text:span>.</text:p>
      <text:p text:style-name="Text_20_body">This is an interactive debugger. Instead of putting <text:span text:style-name="Source_20_Text">print()</text:span> statements everywhere in your code, you can use these commands to step through your program in real-time:</text:p>
      <text:list xml:id="list3321196465" text:style-name="L55">
        <text:list-item>
          <text:p text:style-name="P114"><text:span text:style-name="Source_20_Text"><text:span text:style-name="T3">l</text:span></text:span><text:span text:style-name="T3"> (list):</text:span> Shows you the 11 lines of code around where the program is currently paused.</text:p>
        </text:list-item>
        <text:list-item>
          <text:p text:style-name="P114"><text:span text:style-name="Source_20_Text"><text:span text:style-name="T3">n</text:span></text:span><text:span text:style-name="T3"> (next):</text:span> Executes the current line and pauses on the next line.</text:p>
        </text:list-item>
        <text:list-item>
          <text:p text:style-name="P114"><text:span text:style-name="Source_20_Text"><text:span text:style-name="T3">s</text:span></text:span><text:span text:style-name="T3"> (step):</text:span> If the current line is a function (e.g., <text:span text:style-name="Source_20_Text">maze = MazeGenerator()</text:span>), <text:span text:style-name="Source_20_Text">s</text:span> will "step into" that function so you can debug the code inside <text:span text:style-name="Source_20_Text">generator.py</text:span>.</text:p>
        </text:list-item>
        <text:list-item>
          <text:p text:style-name="P114"><text:span text:style-name="Source_20_Text"><text:span text:style-name="T3">b 65</text:span></text:span><text:span text:style-name="T3"> (break):</text:span> Sets a breakpoint at line 65.</text:p>
        </text:list-item>
        <text:list-item>
          <text:p text:style-name="P114"><text:span text:style-name="Source_20_Text"><text:span text:style-name="T3">c</text:span></text:span><text:span text:style-name="T3"> (continue):</text:span> Unpauses the program and runs it normally until it hits a breakpoint or crashes.</text:p>
        </text:list-item>
        <text:list-item>
          <text:p text:style-name="P114"><text:span text:style-name="Source_20_Text"><text:span text:style-name="T3">p variable_name</text:span></text:span><text:span text:style-name="T3"> (print):</text:span> Prints the exact current value of any variable in memory.</text:p>
        </text:list-item>
        <text:list-item>
          <text:p text:style-name="P114"><text:span text:style-name="Source_20_Text"><text:span text:style-name="T3">q</text:span></text:span><text:span text:style-name="T3"> (quit):</text:span> Kills the debugger and exits.</text:p>
        </text:list-item>
      </text:list>
      <text:p text:style-name="Text_20_body">Try running <text:span text:style-name="Source_20_Text">make debug</text:span>, typing <text:span text:style-name="Source_20_Text">l</text:span> to look at the code, and typing <text:span text:style-name="Source_20_Text">n</text:span> a few times to watch your program step through the <text:span text:style-name="Source_20_Text">import</text:span> statements! </text:p>
      <text:p text:style-name="P40"/>
      <text:p text:style-name="P40"/>
      <text:p text:style-name="P40"/>
      <text:h text:style-name="Heading_20_2" text:outline-level="2"><text:soft-page-break/>Main program (a_maze_ing.py)</text:h>
      <text:p text:style-name="P44"><text:span text:style-name="T21">t</text:span>ty – teletypewriter</text:p>
      <text:p text:style-name="P47"/>
      <text:section text:style-name="Sect1" text:name="model-response-message-contentr_2bd91ad999d5c2e4">
        <text:h text:style-name="P31" text:outline-level="3"><text:span text:style-name="T39">1. What are </text:span><text:span text:style-name="Source_20_Text"><text:span text:style-name="T43">tty</text:span></text:span><text:span text:style-name="T39"> and </text:span><text:span text:style-name="Source_20_Text"><text:span text:style-name="T43">termios</text:span></text:span><text:span text:style-name="T39">?</text:span></text:h>
        <text:p text:style-name="P45">Both of these terms come from the deep history of Unix and Linux operating systems.</text:p>
        <text:list xml:id="list860158388" text:style-name="L56">
          <text:list-item>
            <text:p text:style-name="P107"><text:span text:style-name="Source_20_Text"><text:span text:style-name="T44">tty</text:span></text:span><text:span text:style-name="T41"> (Teletypewriter):</text:span><text:span text:style-name="T40"> Back in the 1970s, computers didn't have monitors. People interacted with them using loud, mechanical typewriters called "Teletypes" that printed output onto physical paper. Today, </text:span><text:span text:style-name="Source_20_Text"><text:span text:style-name="T43">tty</text:span></text:span><text:span text:style-name="T40"> refers to the </text:span><text:span text:style-name="T41">text-input/output environment</text:span><text:span text:style-name="T40"> (your terminal window). The Python </text:span><text:span text:style-name="Source_20_Text"><text:span text:style-name="T43">tty</text:span></text:span><text:span text:style-name="T40"> module allows you to interact with how the terminal handles text.</text:span></text:p>
          </text:list-item>
          <text:list-item>
            <text:p text:style-name="P107"><text:span text:style-name="Source_20_Text"><text:span text:style-name="T44">termios</text:span></text:span><text:span text:style-name="T41"> (Terminal Input/Output Settings):</text:span><text:span text:style-name="T40"> This is the underlying POSIX (Unix-standard) system used to control how the terminal behaves. Normally, your terminal is in </text:span><text:span text:style-name="T41">"cooked" (or canonical) mode</text:span><text:span text:style-name="T40">. This means when you type, the terminal shows the letters on the screen (echoes them) and waits for you to press the </text:span><text:span text:style-name="Source_20_Text"><text:span text:style-name="T43">Enter</text:span></text:span><text:span text:style-name="T40"> key before sending the text to the program.</text:span></text:p>
          </text:list-item>
        </text:list>
        <text:p text:style-name="P33"><text:span text:style-name="T41">Why we need them:</text:span><text:span text:style-name="T40"> In a game, you want the character to move the </text:span><text:span text:style-name="T42">instant</text:span><text:span text:style-name="T40"> the user presses 'W'. You don't want them to have to press 'W' and then 'Enter'. The </text:span><text:span text:style-name="Source_20_Text"><text:span text:style-name="T43">tty</text:span></text:span><text:span text:style-name="T40"> and </text:span><text:span text:style-name="Source_20_Text"><text:span text:style-name="T43">termios</text:span></text:span><text:span text:style-name="T40"> modules allow us to temporarily hijack the terminal, turn off the "wait for Enter" rule, and capture a single keystroke instantly.</text:span></text:p>
        <text:p text:style-name="Horizontal_20_Line"/>
        <text:h text:style-name="P31" text:outline-level="3"><text:span text:style-name="T39">2. Line-by-Line Explanation of </text:span><text:span text:style-name="Source_20_Text"><text:span text:style-name="T43">getch()</text:span></text:span></text:h>
        <text:p text:style-name="P33"><text:span text:style-name="T40">This function is a classic Python trick to capture a single, silent keystroke without needing the </text:span><text:span text:style-name="Source_20_Text"><text:span text:style-name="T43">Enter</text:span></text:span><text:span text:style-name="T40"> key.</text:span></text:p>
        <text:p text:style-name="P48">Python</text:p>
        <text:p text:style-name="P32"><text:span text:style-name="Source_20_Text"><text:span text:style-name="T25">def</text:span></text:span><text:span text:style-name="Source_20_Text"><text:span text:style-name="T26"> </text:span></text:span><text:span text:style-name="Source_20_Text"><text:span text:style-name="T28">getch</text:span></text:span><text:span text:style-name="Source_20_Text"><text:span text:style-name="T26">() -&gt; str:</text:span></text:span></text:p>
        <text:p text:style-name="P34"><text:span text:style-name="Source_20_Text"><text:span text:style-name="T27"><text:s text:c="4"/></text:span></text:span><text:span text:style-name="Source_20_Text"><text:span text:style-name="T29">"""Captures a single keypress from the terminal (Unix only)."""</text:span></text:span></text:p>
        <text:p text:style-name="P35"><text:span text:style-name="Source_20_Text"><text:span text:style-name="T27"><text:s text:c="4"/></text:span></text:span></text:p>
        <text:p text:style-name="P34"><text:span text:style-name="Source_20_Text"><text:span text:style-name="T27"><text:s text:c="4"/></text:span></text:span><text:span text:style-name="Source_20_Text"><text:span text:style-name="T30"># 1. Get the "file descriptor" (fd) for standard input (your keyboard). </text:span></text:span></text:p>
        <text:p text:style-name="P34"><text:span text:style-name="Source_20_Text"><text:span text:style-name="T27"><text:s text:c="4"/></text:span></text:span><text:span text:style-name="Source_20_Text"><text:span text:style-name="T30"># To the operating system, your keyboard is just a stream of data (a file).</text:span></text:span></text:p>
        <text:p text:style-name="P35"><text:span text:style-name="Source_20_Text"><text:span text:style-name="T27"><text:s text:c="4"/></text:span></text:span><text:span text:style-name="Source_20_Text"><text:span text:style-name="T26">fd = sys.stdin.fileno()</text:span></text:span></text:p>
        <text:p text:style-name="P35"><text:span text:style-name="Source_20_Text"><text:span text:style-name="T27"><text:s text:c="4"/></text:span></text:span></text:p>
        <text:p text:style-name="P34"><text:span text:style-name="Source_20_Text"><text:span text:style-name="T27"><text:s text:c="4"/></text:span></text:span><text:span text:style-name="Source_20_Text"><text:span text:style-name="T30"># 2. Take a "snapshot" of the terminal's normal, everyday settings so we </text:span></text:span></text:p>
        <text:p text:style-name="P34"><text:span text:style-name="Source_20_Text"><text:span text:style-name="T27"><text:s text:c="4"/></text:span></text:span><text:span text:style-name="Source_20_Text"><text:span text:style-name="T30"># don't permanently break the user's terminal.</text:span></text:span></text:p>
        <text:p text:style-name="P35"><text:span text:style-name="Source_20_Text"><text:span text:style-name="T27"><text:s text:c="4"/></text:span></text:span><text:span text:style-name="Source_20_Text"><text:span text:style-name="T26">old_settings = termios.tcgetattr(fd)</text:span></text:span></text:p>
        <text:p text:style-name="P35"><text:span text:style-name="Source_20_Text"><text:span text:style-name="T27"><text:s text:c="4"/></text:span></text:span></text:p>
        <text:p text:style-name="P34"><text:span text:style-name="Source_20_Text"><text:span text:style-name="T27"><text:s text:c="4"/></text:span></text:span><text:span text:style-name="Source_20_Text"><text:span text:style-name="T25">try</text:span></text:span><text:span text:style-name="Source_20_Text"><text:span text:style-name="T26">:</text:span></text:span></text:p>
        <text:p text:style-name="P34"><text:span text:style-name="Source_20_Text"><text:span text:style-name="T27"><text:s text:c="8"/></text:span></text:span><text:span text:style-name="Source_20_Text"><text:span text:style-name="T30"># 3. Set the terminal to "raw" mode. This does two things:</text:span></text:span></text:p>
        <text:p text:style-name="P34"><text:span text:style-name="Source_20_Text"><text:span text:style-name="T27"><text:s text:c="8"/></text:span></text:span><text:span text:style-name="Source_20_Text"><text:span text:style-name="T30"># <text:s text:c="3"/>a) Characters are sent to Python instantly (no waiting for Enter).</text:span></text:span></text:p>
        <text:p text:style-name="P34"><text:span text:style-name="Source_20_Text"><text:span text:style-name="T27"><text:s text:c="8"/></text:span></text:span><text:span text:style-name="Source_20_Text"><text:span text:style-name="T30"># <text:s text:c="3"/>b) The characters are NOT printed to the screen (no echo).</text:span></text:span></text:p>
        <text:p text:style-name="P35"><text:span text:style-name="Source_20_Text"><text:span text:style-name="T27"><text:s text:c="8"/></text:span></text:span><text:span text:style-name="Source_20_Text"><text:span text:style-name="T26">tty.setraw(sys.stdin.fileno())</text:span></text:span></text:p>
        <text:p text:style-name="P35"><text:soft-page-break/><text:span text:style-name="Source_20_Text"><text:span text:style-name="T27"><text:s text:c="8"/></text:span></text:span></text:p>
        <text:p text:style-name="P34"><text:span text:style-name="Source_20_Text"><text:span text:style-name="T27"><text:s text:c="8"/></text:span></text:span><text:span text:style-name="Source_20_Text"><text:span text:style-name="T30"># 4. Now that we are in raw mode, read exactly 1 character from the keyboard.</text:span></text:span></text:p>
        <text:p text:style-name="P34"><text:span text:style-name="Source_20_Text"><text:span text:style-name="T27"><text:s text:c="8"/></text:span></text:span><text:span text:style-name="Source_20_Text"><text:span text:style-name="T26">ch = sys.stdin.read(</text:span></text:span><text:span text:style-name="Source_20_Text"><text:span text:style-name="T31">1</text:span></text:span><text:span text:style-name="Source_20_Text"><text:span text:style-name="T26">)</text:span></text:span></text:p>
        <text:p text:style-name="P35"><text:span text:style-name="Source_20_Text"><text:span text:style-name="T27"><text:s text:c="8"/></text:span></text:span></text:p>
        <text:p text:style-name="P34"><text:span text:style-name="Source_20_Text"><text:span text:style-name="T27"><text:s text:c="4"/></text:span></text:span><text:span text:style-name="Source_20_Text"><text:span text:style-name="T25">finally</text:span></text:span><text:span text:style-name="Source_20_Text"><text:span text:style-name="T26">:</text:span></text:span></text:p>
        <text:p text:style-name="P34"><text:span text:style-name="Source_20_Text"><text:span text:style-name="T27"><text:s text:c="8"/></text:span></text:span><text:span text:style-name="Source_20_Text"><text:span text:style-name="T30"># 5. The 'finally' block guarantees this code runs even if the program crashes.</text:span></text:span></text:p>
        <text:p text:style-name="P34"><text:span text:style-name="Source_20_Text"><text:span text:style-name="T27"><text:s text:c="8"/></text:span></text:span><text:span text:style-name="Source_20_Text"><text:span text:style-name="T30"># It restores the terminal back to the snapshot we took in step 2. </text:span></text:span></text:p>
        <text:p text:style-name="P34"><text:span text:style-name="Source_20_Text"><text:span text:style-name="T27"><text:s text:c="8"/></text:span></text:span><text:span text:style-name="Source_20_Text"><text:span text:style-name="T30"># 'TCSADRAIN' just means "wait for any pending output to finish before resetting."</text:span></text:span></text:p>
        <text:p text:style-name="P35"><text:span text:style-name="Source_20_Text"><text:span text:style-name="T27"><text:s text:c="8"/></text:span></text:span><text:span text:style-name="Source_20_Text"><text:span text:style-name="T26">termios.tcsetattr(fd, termios.TCSADRAIN, old_settings)</text:span></text:span></text:p>
        <text:p text:style-name="P35"><text:span text:style-name="Source_20_Text"><text:span text:style-name="T27"><text:s text:c="8"/></text:span></text:span></text:p>
        <text:p text:style-name="P34"><text:span text:style-name="Source_20_Text"><text:span text:style-name="T27"><text:s text:c="4"/></text:span></text:span><text:span text:style-name="Source_20_Text"><text:span text:style-name="T30"># 6. Return the single captured character back to the game loop.</text:span></text:span></text:p>
        <text:p text:style-name="P34"><text:span text:style-name="Source_20_Text"><text:span text:style-name="T27"><text:s text:c="4"/></text:span></text:span><text:span text:style-name="Source_20_Text"><text:span text:style-name="T25">return</text:span></text:span><text:span text:style-name="Source_20_Text"><text:span text:style-name="T26"> ch</text:span></text:span></text:p>
        <text:p text:style-name="Horizontal_20_Line"/>
        <text:h text:style-name="P31" text:outline-level="3"><text:span text:style-name="T39">3. Logic and Flow of </text:span><text:span text:style-name="Source_20_Text"><text:span text:style-name="T43">play_mode()</text:span></text:span></text:h>
        <text:p text:style-name="P46">This function represents a classic <text:span text:style-name="T5">Game Loop</text:span>. The flow operates continuously in a circle until the user either wins or decides to quit.</text:p>
        <text:p text:style-name="P48">Python</text:p>
        <text:p text:style-name="P32"><text:span text:style-name="Source_20_Text"><text:span text:style-name="T25">def</text:span></text:span><text:span text:style-name="Source_20_Text"><text:span text:style-name="T26"> </text:span></text:span><text:span text:style-name="Source_20_Text"><text:span text:style-name="T28">play_mode</text:span></text:span><text:span text:style-name="Source_20_Text"><text:span text:style-name="T26">(maze: MazeGenerator, wall_color: </text:span></text:span><text:span text:style-name="Source_20_Text"><text:span text:style-name="T32">str</text:span></text:span><text:span text:style-name="Source_20_Text"><text:span text:style-name="T26">) -&gt; </text:span></text:span><text:span text:style-name="Source_20_Text"><text:span text:style-name="T25">None</text:span></text:span><text:span text:style-name="Source_20_Text"><text:span text:style-name="T26">:</text:span></text:span></text:p>
        <text:p text:style-name="P34"><text:span text:style-name="Source_20_Text"><text:span text:style-name="T27"><text:s text:c="4"/></text:span></text:span><text:span text:style-name="Source_20_Text"><text:span text:style-name="T29">"""Interactive loop allowing the user to navigate the maze."""</text:span></text:span></text:p>
        <text:p text:style-name="P35"><text:span text:style-name="Source_20_Text"><text:span text:style-name="T27"><text:s text:c="4"/></text:span></text:span></text:p>
        <text:p text:style-name="P34"><text:span text:style-name="Source_20_Text"><text:span text:style-name="T27"><text:s text:c="4"/></text:span></text:span><text:span text:style-name="Source_20_Text"><text:span text:style-name="T30"># SETUP PHASE</text:span></text:span></text:p>
        <text:p text:style-name="P34"><text:span text:style-name="Source_20_Text"><text:span text:style-name="T27"><text:s text:c="4"/></text:span></text:span><text:span text:style-name="Source_20_Text"><text:span text:style-name="T30"># Get the starting (px, py) and exit (ex, ey) coordinates from the config.</text:span></text:span></text:p>
        <text:p text:style-name="P35"><text:span text:style-name="Source_20_Text"><text:span text:style-name="T27"><text:s text:c="4"/></text:span></text:span><text:span text:style-name="Source_20_Text"><text:span text:style-name="T26">px, py = maze.config.entry</text:span></text:span></text:p>
        <text:p text:style-name="P35"><text:span text:style-name="Source_20_Text"><text:span text:style-name="T27"><text:s text:c="4"/></text:span></text:span><text:span text:style-name="Source_20_Text"><text:span text:style-name="T26">ex, ey = maze.config.exit</text:span></text:span></text:p>
        <text:p text:style-name="P35"><text:span text:style-name="Source_20_Text"><text:span text:style-name="T27"><text:s text:c="4"/></text:span></text:span></text:p>
        <text:p text:style-name="P34"><text:span text:style-name="Source_20_Text"><text:span text:style-name="T27"><text:s text:c="4"/></text:span></text:span><text:span text:style-name="Source_20_Text"><text:span text:style-name="T30"># Start with the solution path hidden (0 = off, 1 = BFS shortest path)</text:span></text:span></text:p>
        <text:p text:style-name="P34"><text:span text:style-name="Source_20_Text"><text:span text:style-name="T27"><text:s text:c="4"/></text:span></text:span><text:span text:style-name="Source_20_Text"><text:span text:style-name="T26">hint_mode = </text:span></text:span><text:span text:style-name="Source_20_Text"><text:span text:style-name="T31">0</text:span></text:span></text:p>
        <text:p text:style-name="P35"/>
        <text:p text:style-name="P34"><text:span text:style-name="Source_20_Text"><text:span text:style-name="T27"><text:s text:c="4"/></text:span></text:span><text:span text:style-name="Source_20_Text"><text:span text:style-name="T30"># THE GAME LOOP</text:span></text:span></text:p>
        <text:p text:style-name="P34"><text:span text:style-name="Source_20_Text"><text:span text:style-name="T27"><text:s text:c="4"/></text:span></text:span><text:span text:style-name="Source_20_Text"><text:span text:style-name="T25">while</text:span></text:span><text:span text:style-name="Source_20_Text"><text:span text:style-name="T26"> </text:span></text:span><text:span text:style-name="Source_20_Text"><text:span text:style-name="T31">True</text:span></text:span><text:span text:style-name="Source_20_Text"><text:span text:style-name="T26">:</text:span></text:span></text:p>
        <text:p text:style-name="P34"><text:span text:style-name="Source_20_Text"><text:span text:style-name="T27"><text:s text:c="8"/></text:span></text:span><text:span text:style-name="Source_20_Text"><text:span text:style-name="T30"># Step 1: Render the current state of the world</text:span></text:span></text:p>
        <text:p text:style-name="P34"><text:span text:style-name="Source_20_Text"><text:span text:style-name="T27"><text:s text:c="8"/></text:span></text:span><text:span text:style-name="Source_20_Text"><text:span text:style-name="T30"># Clears the screen and redraws the maze with the player's current (px, py)</text:span></text:span></text:p>
        <text:p text:style-name="P35"><text:span text:style-name="Source_20_Text"><text:span text:style-name="T27"><text:s text:c="8"/></text:span></text:span><text:span text:style-name="Source_20_Text"><text:span text:style-name="T26">maze.render_terminal(</text:span></text:span></text:p>
        <text:p text:style-name="P35"><text:span text:style-name="Source_20_Text"><text:span text:style-name="T27"><text:s text:c="12"/></text:span></text:span><text:span text:style-name="Source_20_Text"><text:span text:style-name="T26">player_pos=(px, py),</text:span></text:span></text:p>
        <text:p text:style-name="P35"><text:span text:style-name="Source_20_Text"><text:span text:style-name="T27"><text:s text:c="12"/></text:span></text:span><text:span text:style-name="Source_20_Text"><text:span text:style-name="T26">solution_mode=hint_mode,</text:span></text:span></text:p>
        <text:p text:style-name="P35"><text:span text:style-name="Source_20_Text"><text:span text:style-name="T27"><text:s text:c="12"/></text:span></text:span><text:span text:style-name="Source_20_Text"><text:span text:style-name="T26">wall_color=wall_color</text:span></text:span></text:p>
        <text:p text:style-name="P35"><text:span text:style-name="Source_20_Text"><text:span text:style-name="T27"><text:s text:c="8"/></text:span></text:span><text:span text:style-name="Source_20_Text"><text:span text:style-name="T26">)</text:span></text:span></text:p>
        <text:p text:style-name="P34"><text:span text:style-name="Source_20_Text"><text:span text:style-name="T27"><text:s text:c="8"/></text:span></text:span><text:span text:style-name="Source_20_Text"><text:span text:style-name="T26">print(</text:span></text:span><text:span text:style-name="Source_20_Text"><text:span text:style-name="T29">f"\n</text:span></text:span><text:span text:style-name="Source_20_Text"><text:span text:style-name="T33">{colors.YELLOW}</text:span></text:span><text:span text:style-name="Source_20_Text"><text:span text:style-name="T29">=== PLAY MODE ===</text:span></text:span><text:span text:style-name="Source_20_Text"><text:span text:style-name="T33">{colors.RESET}</text:span></text:span><text:span text:style-name="Source_20_Text"><text:span text:style-name="T29">"</text:span></text:span><text:span text:style-name="Source_20_Text"><text:span text:style-name="T26">)</text:span></text:span></text:p>
        <text:p text:style-name="P34"><text:span text:style-name="Source_20_Text"><text:span text:style-name="T27"><text:s text:c="8"/></text:span></text:span><text:span text:style-name="Source_20_Text"><text:span text:style-name="T26">print(</text:span></text:span><text:span text:style-name="Source_20_Text"><text:span text:style-name="T29">"Use W, A, S, D to move. Press 'H' to toggle Hint. Press 'Q' to quit."</text:span></text:span><text:span text:style-name="Source_20_Text"><text:span text:style-name="T26">)</text:span></text:span></text:p>
        <text:p text:style-name="P35"/>
        <text:p text:style-name="P34"><text:span text:style-name="Source_20_Text"><text:span text:style-name="T27"><text:s text:c="8"/></text:span></text:span><text:span text:style-name="Source_20_Text"><text:span text:style-name="T30"># Step 2: Check for Win Condition</text:span></text:span></text:p>
        <text:p text:style-name="P34"><text:span text:style-name="Source_20_Text"><text:span text:style-name="T27"><text:s text:c="8"/></text:span></text:span><text:span text:style-name="Source_20_Text"><text:span text:style-name="T30"># If the player's coordinates perfectly match the exit coordinates...</text:span></text:span></text:p>
        <text:p text:style-name="P34"><text:span text:style-name="Source_20_Text"><text:span text:style-name="T27"><text:s text:c="8"/></text:span></text:span><text:span text:style-name="Source_20_Text"><text:span text:style-name="T25">if</text:span></text:span><text:span text:style-name="Source_20_Text"><text:span text:style-name="T26"> (px, py) == (ex, ey):</text:span></text:span></text:p>
        <text:p text:style-name="P34"><text:span text:style-name="Source_20_Text"><text:span text:style-name="T27"><text:s text:c="12"/></text:span></text:span><text:span text:style-name="Source_20_Text"><text:span text:style-name="T26">print(</text:span></text:span><text:span text:style-name="Source_20_Text"><text:span text:style-name="T29">f"\n</text:span></text:span><text:span text:style-name="Source_20_Text"><text:span text:style-name="T33">{colors.GREEN}</text:span></text:span><text:span text:style-name="Source_20_Text"><text:span text:style-name="T29">🎉 YOU ESCAPED THE MAZE! 🎉</text:span></text:span><text:span text:style-name="Source_20_Text"><text:span text:style-name="T33">{colors.RESET}</text:span></text:span><text:span text:style-name="Source_20_Text"><text:span text:style-name="T29">"</text:span></text:span><text:span text:style-name="Source_20_Text"><text:span text:style-name="T26">)</text:span></text:span></text:p>
        <text:p text:style-name="P34"><text:span text:style-name="Source_20_Text"><text:span text:style-name="T27"><text:s text:c="12"/></text:span></text:span><text:span text:style-name="Source_20_Text"><text:span text:style-name="T32">input</text:span></text:span><text:span text:style-name="Source_20_Text"><text:span text:style-name="T26">(</text:span></text:span><text:span text:style-name="Source_20_Text"><text:span text:style-name="T29">"Press Enter to return to the menu..."</text:span></text:span><text:span text:style-name="Source_20_Text"><text:span text:style-name="T26">)</text:span></text:span></text:p>
        <text:p text:style-name="P34"><text:span text:style-name="Source_20_Text"><text:span text:style-name="T27"><text:s text:c="12"/></text:span></text:span><text:span text:style-name="Source_20_Text"><text:span text:style-name="T25">return</text:span></text:span><text:span text:style-name="Source_20_Text"><text:span text:style-name="T26"> </text:span></text:span><text:span text:style-name="Source_20_Text"><text:span text:style-name="T30"># Exits the play_mode function entirely</text:span></text:span></text:p>
        <text:p text:style-name="P35"><text:soft-page-break/></text:p>
        <text:p text:style-name="P34"><text:span text:style-name="Source_20_Text"><text:span text:style-name="T27"><text:s text:c="8"/></text:span></text:span><text:span text:style-name="Source_20_Text"><text:span text:style-name="T30"># Step 3: Wait for user input</text:span></text:span></text:p>
        <text:p text:style-name="P34"><text:span text:style-name="Source_20_Text"><text:span text:style-name="T27"><text:s text:c="8"/></text:span></text:span><text:span text:style-name="Source_20_Text"><text:span text:style-name="T30"># Call our custom function. It pauses here until a key is pressed.</text:span></text:span></text:p>
        <text:p text:style-name="P34"><text:span text:style-name="Source_20_Text"><text:span text:style-name="T27"><text:s text:c="8"/></text:span></text:span><text:span text:style-name="Source_20_Text"><text:span text:style-name="T30"># .lower() ensures it works even if the user has Caps Lock on.</text:span></text:span></text:p>
        <text:p text:style-name="P35"><text:span text:style-name="Source_20_Text"><text:span text:style-name="T27"><text:s text:c="8"/></text:span></text:span><text:span text:style-name="Source_20_Text"><text:span text:style-name="T26">move = getch().lower()</text:span></text:span></text:p>
        <text:p text:style-name="P35"><text:span text:style-name="Source_20_Text"><text:span text:style-name="T27"><text:s text:c="8"/></text:span></text:span></text:p>
        <text:p text:style-name="P34"><text:span text:style-name="Source_20_Text"><text:span text:style-name="T27"><text:s text:c="8"/></text:span></text:span><text:span text:style-name="Source_20_Text"><text:span text:style-name="T30"># Step 4: Look up the current room</text:span></text:span></text:p>
        <text:p text:style-name="P34"><text:span text:style-name="Source_20_Text"><text:span text:style-name="T27"><text:s text:c="8"/></text:span></text:span><text:span text:style-name="Source_20_Text"><text:span text:style-name="T30"># We grab the specific Cell object the player is standing in right now.</text:span></text:span></text:p>
        <text:p text:style-name="P35"><text:span text:style-name="Source_20_Text"><text:span text:style-name="T27"><text:s text:c="8"/></text:span></text:span><text:span text:style-name="Source_20_Text"><text:span text:style-name="T26">current_cell = maze.grid[py][px]</text:span></text:span></text:p>
        <text:p text:style-name="P35"/>
        <text:p text:style-name="P34"><text:span text:style-name="Source_20_Text"><text:span text:style-name="T27"><text:s text:c="8"/></text:span></text:span><text:span text:style-name="Source_20_Text"><text:span text:style-name="T30"># Step 5: Process the Input</text:span></text:span></text:p>
        <text:p text:style-name="P34"><text:span text:style-name="Source_20_Text"><text:span text:style-name="T27"><text:s text:c="8"/></text:span></text:span><text:span text:style-name="Source_20_Text"><text:span text:style-name="T25">if</text:span></text:span><text:span text:style-name="Source_20_Text"><text:span text:style-name="T26"> move == </text:span></text:span><text:span text:style-name="Source_20_Text"><text:span text:style-name="T29">'q'</text:span></text:span><text:span text:style-name="Source_20_Text"><text:span text:style-name="T26">:</text:span></text:span></text:p>
        <text:p text:style-name="P34"><text:span text:style-name="Source_20_Text"><text:span text:style-name="T27"><text:s text:c="12"/></text:span></text:span><text:span text:style-name="Source_20_Text"><text:span text:style-name="T25">return</text:span></text:span><text:span text:style-name="Source_20_Text"><text:span text:style-name="T26"> </text:span></text:span><text:span text:style-name="Source_20_Text"><text:span text:style-name="T30"># User quit, exit the function</text:span></text:span></text:p>
        <text:p text:style-name="P35"><text:span text:style-name="Source_20_Text"><text:span text:style-name="T27"><text:s text:c="12"/></text:span></text:span></text:p>
        <text:p text:style-name="P34"><text:span text:style-name="Source_20_Text"><text:span text:style-name="T27"><text:s text:c="8"/></text:span></text:span><text:span text:style-name="Source_20_Text"><text:span text:style-name="T25">elif</text:span></text:span><text:span text:style-name="Source_20_Text"><text:span text:style-name="T26"> move == </text:span></text:span><text:span text:style-name="Source_20_Text"><text:span text:style-name="T29">'h'</text:span></text:span><text:span text:style-name="Source_20_Text"><text:span text:style-name="T26">:</text:span></text:span></text:p>
        <text:p text:style-name="P34"><text:span text:style-name="Source_20_Text"><text:span text:style-name="T27"><text:s text:c="12"/></text:span></text:span><text:span text:style-name="Source_20_Text"><text:span text:style-name="T30"># Toggle the hint. If it's 0, make it 1. If it's 1, make it 0.</text:span></text:span></text:p>
        <text:p text:style-name="P34"><text:span text:style-name="Source_20_Text"><text:span text:style-name="T27"><text:s text:c="12"/></text:span></text:span><text:span text:style-name="Source_20_Text"><text:span text:style-name="T26">hint_mode = </text:span></text:span><text:span text:style-name="Source_20_Text"><text:span text:style-name="T31">1</text:span></text:span><text:span text:style-name="Source_20_Text"><text:span text:style-name="T26"> </text:span></text:span><text:span text:style-name="Source_20_Text"><text:span text:style-name="T25">if</text:span></text:span><text:span text:style-name="Source_20_Text"><text:span text:style-name="T26"> hint_mode == </text:span></text:span><text:span text:style-name="Source_20_Text"><text:span text:style-name="T31">0</text:span></text:span><text:span text:style-name="Source_20_Text"><text:span text:style-name="T26"> </text:span></text:span><text:span text:style-name="Source_20_Text"><text:span text:style-name="T25">else</text:span></text:span><text:span text:style-name="Source_20_Text"><text:span text:style-name="T26"> </text:span></text:span><text:span text:style-name="Source_20_Text"><text:span text:style-name="T31">0</text:span></text:span></text:p>
        <text:p text:style-name="P35"><text:span text:style-name="Source_20_Text"><text:span text:style-name="T27"><text:s text:c="12"/></text:span></text:span></text:p>
        <text:p text:style-name="P34"><text:span text:style-name="Source_20_Text"><text:span text:style-name="T27"><text:s text:c="8"/></text:span></text:span><text:span text:style-name="Source_20_Text"><text:span text:style-name="T30"># Step 6: Collision Detection &amp; Movement</text:span></text:span></text:p>
        <text:p text:style-name="P34"><text:span text:style-name="Source_20_Text"><text:span text:style-name="T27"><text:s text:c="8"/></text:span></text:span><text:span text:style-name="Source_20_Text"><text:span text:style-name="T30"># If they press 'w' (up), we check the current_cell. Does it have a NORTH wall?</text:span></text:span></text:p>
        <text:p text:style-name="P34"><text:span text:style-name="Source_20_Text"><text:span text:style-name="T27"><text:s text:c="8"/></text:span></text:span><text:span text:style-name="Source_20_Text"><text:span text:style-name="T30"># If NOT, we subtract 1 from 'py' (moving them one row up in the grid).</text:span></text:span></text:p>
        <text:p text:style-name="P34"><text:span text:style-name="Source_20_Text"><text:span text:style-name="T27"><text:s text:c="8"/></text:span></text:span><text:span text:style-name="Source_20_Text"><text:span text:style-name="T25">elif</text:span></text:span><text:span text:style-name="Source_20_Text"><text:span text:style-name="T26"> move == </text:span></text:span><text:span text:style-name="Source_20_Text"><text:span text:style-name="T29">'w'</text:span></text:span><text:span text:style-name="Source_20_Text"><text:span text:style-name="T26"> </text:span></text:span><text:span text:style-name="Source_20_Text"><text:span text:style-name="T25">and</text:span></text:span><text:span text:style-name="Source_20_Text"><text:span text:style-name="T26"> </text:span></text:span><text:span text:style-name="Source_20_Text"><text:span text:style-name="T25">not</text:span></text:span><text:span text:style-name="Source_20_Text"><text:span text:style-name="T26"> current_cell.has_wall(current_cell.NORTH):</text:span></text:span></text:p>
        <text:p text:style-name="P34"><text:span text:style-name="Source_20_Text"><text:span text:style-name="T27"><text:s text:c="12"/></text:span></text:span><text:span text:style-name="Source_20_Text"><text:span text:style-name="T26">py -= </text:span></text:span><text:span text:style-name="Source_20_Text"><text:span text:style-name="T31">1</text:span></text:span></text:p>
        <text:p text:style-name="P35"><text:span text:style-name="Source_20_Text"><text:span text:style-name="T27"><text:s text:c="12"/></text:span></text:span></text:p>
        <text:p text:style-name="P34"><text:span text:style-name="Source_20_Text"><text:span text:style-name="T27"><text:s text:c="8"/></text:span></text:span><text:span text:style-name="Source_20_Text"><text:span text:style-name="T30"># Same logic for South (+y), West (-x), and East (+x)</text:span></text:span></text:p>
        <text:p text:style-name="P34"><text:span text:style-name="Source_20_Text"><text:span text:style-name="T27"><text:s text:c="8"/></text:span></text:span><text:span text:style-name="Source_20_Text"><text:span text:style-name="T25">elif</text:span></text:span><text:span text:style-name="Source_20_Text"><text:span text:style-name="T26"> move == </text:span></text:span><text:span text:style-name="Source_20_Text"><text:span text:style-name="T29">'s'</text:span></text:span><text:span text:style-name="Source_20_Text"><text:span text:style-name="T26"> </text:span></text:span><text:span text:style-name="Source_20_Text"><text:span text:style-name="T25">and</text:span></text:span><text:span text:style-name="Source_20_Text"><text:span text:style-name="T26"> </text:span></text:span><text:span text:style-name="Source_20_Text"><text:span text:style-name="T25">not</text:span></text:span><text:span text:style-name="Source_20_Text"><text:span text:style-name="T26"> current_cell.has_wall(current_cell.SOUTH):</text:span></text:span></text:p>
        <text:p text:style-name="P34"><text:span text:style-name="Source_20_Text"><text:span text:style-name="T27"><text:s text:c="12"/></text:span></text:span><text:span text:style-name="Source_20_Text"><text:span text:style-name="T26">py += </text:span></text:span><text:span text:style-name="Source_20_Text"><text:span text:style-name="T31">1</text:span></text:span></text:p>
        <text:p text:style-name="P34"><text:span text:style-name="Source_20_Text"><text:span text:style-name="T27"><text:s text:c="8"/></text:span></text:span><text:span text:style-name="Source_20_Text"><text:span text:style-name="T25">elif</text:span></text:span><text:span text:style-name="Source_20_Text"><text:span text:style-name="T26"> move == </text:span></text:span><text:span text:style-name="Source_20_Text"><text:span text:style-name="T29">'a'</text:span></text:span><text:span text:style-name="Source_20_Text"><text:span text:style-name="T26"> </text:span></text:span><text:span text:style-name="Source_20_Text"><text:span text:style-name="T25">and</text:span></text:span><text:span text:style-name="Source_20_Text"><text:span text:style-name="T26"> </text:span></text:span><text:span text:style-name="Source_20_Text"><text:span text:style-name="T25">not</text:span></text:span><text:span text:style-name="Source_20_Text"><text:span text:style-name="T26"> current_cell.has_wall(current_cell.WEST):</text:span></text:span></text:p>
        <text:p text:style-name="P34"><text:span text:style-name="Source_20_Text"><text:span text:style-name="T27"><text:s text:c="12"/></text:span></text:span><text:span text:style-name="Source_20_Text"><text:span text:style-name="T26">px -= </text:span></text:span><text:span text:style-name="Source_20_Text"><text:span text:style-name="T31">1</text:span></text:span></text:p>
        <text:p text:style-name="P34"><text:span text:style-name="Source_20_Text"><text:span text:style-name="T27"><text:s text:c="8"/></text:span></text:span><text:span text:style-name="Source_20_Text"><text:span text:style-name="T25">elif</text:span></text:span><text:span text:style-name="Source_20_Text"><text:span text:style-name="T26"> move == </text:span></text:span><text:span text:style-name="Source_20_Text"><text:span text:style-name="T29">'d'</text:span></text:span><text:span text:style-name="Source_20_Text"><text:span text:style-name="T26"> </text:span></text:span><text:span text:style-name="Source_20_Text"><text:span text:style-name="T25">and</text:span></text:span><text:span text:style-name="Source_20_Text"><text:span text:style-name="T26"> </text:span></text:span><text:span text:style-name="Source_20_Text"><text:span text:style-name="T25">not</text:span></text:span><text:span text:style-name="Source_20_Text"><text:span text:style-name="T26"> current_cell.has_wall(current_cell.EAST):</text:span></text:span></text:p>
        <text:p text:style-name="P34"><text:span text:style-name="Source_20_Text"><text:span text:style-name="T27"><text:s text:c="12"/></text:span></text:span><text:span text:style-name="Source_20_Text"><text:span text:style-name="T26">px += </text:span></text:span><text:span text:style-name="Source_20_Text"><text:span text:style-name="T31">1</text:span></text:span></text:p>
        <text:p text:style-name="P35"><text:span text:style-name="Source_20_Text"><text:span text:style-name="T27"><text:s text:c="12"/></text:span></text:span></text:p>
        <text:p text:style-name="P34"><text:span text:style-name="Source_20_Text"><text:span text:style-name="T27"><text:s text:c="8"/></text:span></text:span><text:span text:style-name="Source_20_Text"><text:span text:style-name="T30"># After processing the move, the 'while True' loop restarts at the top,</text:span></text:span></text:p>
        <text:p text:style-name="P34"><text:span text:style-name="Source_20_Text"><text:span text:style-name="T27"><text:s text:c="8"/></text:span></text:span><text:span text:style-name="Source_20_Text"><text:span text:style-name="T30"># rendering the maze again with the new (px, py) coordinates!</text:span></text:span></text:p>
      </text:section>
      <text:p text:style-name="P115"/>
      <text:p text:style-name="P44"><text:span text:style-name="T24">POSIX</text:span><text:span text:style-name="T22"> stands for </text:span><text:span text:style-name="T24">Portable Operating System Interface</text:span><text:span text:style-name="T22">.</text:span></text:p>
      <text:p text:style-name="Text_20_body">To understand what it means, it helps to look at the history of computers. Back in the 1980s, there were many different versions of the Unix operating system being created by different companies. Because they were all slightly different, a programmer would write a piece of software for one version of Unix, but it wouldn't work on another company's version without being completely rewritten.</text:p>
      <text:p text:style-name="Text_20_body">To fix this chaos, the IEEE (Institute of Electrical and Electronics Engineers) created <text:span text:style-name="T3">POSIX</text:span>.</text:p>
      <text:p text:style-name="Text_20_body"><text:span text:style-name="T3">POSIX is essentially a rulebook or a standard.</text:span> It defines exactly how an operating system should behave and how programs should talk to it.</text:p>
      <text:p text:style-name="Text_20_body">Here is what it means in practice:</text:p>
      <text:list xml:id="list4224647727" text:style-name="L57">
        <text:list-item>
          <text:p text:style-name="P117"><text:soft-page-break/><text:span text:style-name="T3">For Operating Systems:</text:span> If an OS (like Linux, macOS, or FreeBSD) follows the POSIX rules, it is considered "POSIX-compliant."</text:p>
        </text:list-item>
        <text:list-item>
          <text:p text:style-name="P117"><text:span text:style-name="T3">For Programmers:</text:span> If a programmer writes their C code or Python script using only POSIX-standard commands, they have a guarantee: their program will compile and run on <text:span text:style-name="T1">any</text:span> POSIX-compliant operating system without needing to be changed.</text:p>
        </text:list-item>
      </text:list>
      <text:p text:style-name="Text_20_body">When we talked about <text:span text:style-name="Source_20_Text">termios</text:span> and <text:span text:style-name="Source_20_Text">tty</text:span> in your Python maze game, those are perfect examples! <text:span text:style-name="Source_20_Text">termios</text:span> is the standard POSIX way to talk to a terminal. Because your code uses <text:span text:style-name="Source_20_Text">termios</text:span>, your game will successfully capture keystrokes on a MacBook, an Ubuntu Linux machine, or a Raspberry Pi, because they all agreed to follow the exact same POSIX rulebook!</text:p>
      <text:p text:style-name="P115"/>
      <text:p text:style-name="P115"/>
      <text:p text:style-name="P44"><text:span text:style-name="T34">The dynamic recalculation of the solution path is actually a combined effort between the game loop in </text:span><text:span text:style-name="Source_20_Text"><text:span text:style-name="T35">play_mode</text:span></text:span><text:span text:style-name="T34"> (inside </text:span><text:span text:style-name="Source_20_Text"><text:span text:style-name="T34">a_maze_ing.py</text:span></text:span><text:span text:style-name="T34">) and the </text:span><text:span text:style-name="Source_20_Text"><text:span text:style-name="T35">render_terminal</text:span></text:span><text:span text:style-name="T34"> method (inside </text:span><text:span text:style-name="Source_20_Text"><text:span text:style-name="T34">generator.py</text:span></text:span><text:span text:style-name="T34">).</text:span></text:p>
      <text:p text:style-name="P43">Here is exactly how the logic flows:</text:p>
      <text:p text:style-name="P43"><text:bookmark text:name="p-rc_21ea5b0218f1a7cb-35"/>To be precise, the program does not check if the car has "moved off" the path. Instead, <text:span text:style-name="T3">it recalculates the entire solution from scratch on every single move</text:span>.</text:p>
      <text:h text:style-name="P36" text:outline-level="3"><text:span text:style-name="T38">1. </text:span><text:span text:style-name="Source_20_Text"><text:span text:style-name="T19">play_mode</text:span></text:span><text:span text:style-name="T38"> passes the new coordinates</text:span></text:h>
      <text:p text:style-name="P38"><text:bookmark text:name="p-rc_21ea5b0218f1a7cb-36"/><text:span text:style-name="T19">Every time you press </text:span><text:span text:style-name="Source_20_Text"><text:span text:style-name="T19">w</text:span></text:span><text:span text:style-name="T19">, </text:span><text:span text:style-name="Source_20_Text"><text:span text:style-name="T19">a</text:span></text:span><text:span text:style-name="T19">, </text:span><text:span text:style-name="Source_20_Text"><text:span text:style-name="T19">s</text:span></text:span><text:span text:style-name="T19">, or </text:span><text:span text:style-name="Source_20_Text"><text:span text:style-name="T19">d</text:span></text:span><text:span text:style-name="T19">, the </text:span><text:span text:style-name="Source_20_Text"><text:span text:style-name="T19">play_mode</text:span></text:span><text:span text:style-name="T19"> function updates the </text:span><text:span text:style-name="Source_20_Text"><text:span text:style-name="T19">py</text:span></text:span><text:span text:style-name="T19"> or </text:span><text:span text:style-name="Source_20_Text"><text:span text:style-name="T19">px</text:span></text:span><text:span text:style-name="T19"> coordinates of the car. At the very top of the </text:span><text:span text:style-name="Source_20_Text"><text:span text:style-name="T19">while True:</text:span></text:span><text:span text:style-name="T19"> loop, it immediately calls the render function and passes those brand new coordinates as the </text:span><text:span text:style-name="Source_20_Text"><text:span text:style-name="T19">player_pos</text:span></text:span><text:span text:style-name="T19"> argument:</text:span></text:p>
      <text:p text:style-name="P43">Python</text:p>
      <text:p text:style-name="P37"><text:span text:style-name="Source_20_Text"><text:s text:c="8"/></text:span><text:span text:style-name="Source_20_Text"><text:span text:style-name="T19">maze.render_terminal(</text:span></text:span></text:p>
      <text:p text:style-name="P37"><text:span text:style-name="Source_20_Text"><text:s text:c="12"/></text:span><text:span text:style-name="Source_20_Text"><text:span text:style-name="T19">player_pos=(px, py),</text:span></text:span></text:p>
      <text:p text:style-name="P37"><text:span text:style-name="Source_20_Text"><text:s text:c="12"/></text:span><text:span text:style-name="Source_20_Text"><text:span text:style-name="T19">solution_mode=hint_mode,</text:span></text:span></text:p>
      <text:p text:style-name="P37"><text:span text:style-name="Source_20_Text"><text:s text:c="12"/></text:span><text:span text:style-name="Source_20_Text"><text:span text:style-name="T19">wall_color=wall_color</text:span></text:span></text:p>
      <text:p text:style-name="P37"><text:span text:style-name="Source_20_Text"><text:s text:c="8"/></text:span><text:span text:style-name="Source_20_Text"><text:span text:style-name="T19">)</text:span></text:span></text:p>
      <text:h text:style-name="P36" text:outline-level="3"><text:span text:style-name="T38">2. </text:span><text:span text:style-name="Source_20_Text"><text:span text:style-name="T19">render_terminal</text:span></text:span><text:span text:style-name="T38"> dynamically recalculates the path</text:span></text:h>
      <text:p text:style-name="P38"><text:span text:style-name="T19">Inside </text:span><text:span text:style-name="Source_20_Text"><text:span text:style-name="T19">generator.py</text:span></text:span><text:span text:style-name="T19">, look at the </text:span><text:span text:style-name="Source_20_Text"><text:span text:style-name="T19">render_terminal</text:span></text:span><text:span text:style-name="T19"> method. If the hint mode is turned on (</text:span><text:span text:style-name="Source_20_Text"><text:span text:style-name="T19">solution_mode == 1</text:span></text:span><text:span text:style-name="T19"> or </text:span><text:span text:style-name="Source_20_Text"><text:span text:style-name="T19">2</text:span></text:span><text:span text:style-name="T19">), it triggers the solving algorithms:</text:span></text:p>
      <text:p text:style-name="P43">Python</text:p>
      <text:p text:style-name="P37"><text:span text:style-name="Source_20_Text"><text:s text:c="8"/></text:span><text:span text:style-name="Source_20_Text"><text:span text:style-name="T19">if solution_mode == 1:</text:span></text:span></text:p>
      <text:p text:style-name="P37"><text:span text:style-name="Source_20_Text"><text:s text:c="12"/></text:span><text:span text:style-name="Source_20_Text"><text:span text:style-name="T19">path_str = self.solve_shortest_path_bfs(px, py, ex, ey)</text:span></text:span></text:p>
      <text:p text:style-name="P37"><text:span text:style-name="Source_20_Text"><text:s text:c="12"/></text:span><text:span text:style-name="Source_20_Text"><text:span text:style-name="T19">solution_coords = self._get_path_coords(px, py, path_str)</text:span></text:span></text:p>
      <text:p text:style-name="P37"><text:span text:style-name="Source_20_Text"><text:s text:c="8"/></text:span><text:span text:style-name="Source_20_Text"><text:span text:style-name="T19">elif solution_mode == 2:</text:span></text:span></text:p>
      <text:p text:style-name="P37"><text:span text:style-name="Source_20_Text"><text:s text:c="12"/></text:span><text:span text:style-name="Source_20_Text"><text:span text:style-name="T19">path_str = self.solve_path_dfs(px, py, ex, ey)</text:span></text:span></text:p>
      <text:p text:style-name="P37"><text:span text:style-name="Source_20_Text"><text:s text:c="12"/></text:span><text:span text:style-name="Source_20_Text"><text:span text:style-name="T19">solution_coords = self._get_path_coords(px, py, path_str)</text:span></text:span></text:p>
      <text:p text:style-name="P38"><text:bookmark text:name="p-rc_21ea5b0218f1a7cb-37"/><text:soft-page-break/><text:span text:style-name="T19">Notice what it passes into </text:span><text:span text:style-name="Source_20_Text"><text:span text:style-name="T19">self.solve_shortest_path_bfs(px, py, ex, ey)</text:span></text:span><text:span text:style-name="T19">. It uses the </text:span><text:span text:style-name="Source_20_Text"><text:span text:style-name="T19">px</text:span></text:span><text:span text:style-name="T19"> and </text:span><text:span text:style-name="Source_20_Text"><text:span text:style-name="T19">py</text:span></text:span><text:span text:style-name="T19"> variables as the </text:span><text:span text:style-name="T20">start coordinates</text:span><text:span text:style-name="T19"> for the BFS or DFS algorithm.</text:span></text:p>
      <text:h text:style-name="P41" text:outline-level="3">Summary</text:h>
      <text:p text:style-name="P38"><text:bookmark text:name="p-rc_21ea5b0218f1a7cb-38"/><text:span text:style-name="T19">Because </text:span><text:span text:style-name="Source_20_Text"><text:span text:style-name="T19">render_terminal</text:span></text:span><text:span text:style-name="T19"> uses the car's current coordinates as the starting point for the pathfinding algorithms, the BFS/DFS engine calculates a fresh path from the car to the exit every time the screen refreshes.</text:span></text:p>
      <text:p text:style-name="P115"/>
      <text:p text:style-name="P115"/>
      <text:h text:style-name="Heading_20_2" text:outline-level="2"><text:span text:style-name="Source_20_Text"><text:span text:style-name="T46">Unittest </text:span></text:span><text:span text:style-name="T45">— Unit testing framework</text:span></text:h>
      <text:p text:style-name="P116">It supports test automation, sharing of setup and shutdown code for tests, aggregation of tests into collections, and independence of the tests from the reporting framework.</text:p>
      <text:p text:style-name="P118"><text:span text:style-name="T36">To achieve this, </text:span><text:span text:style-name="Source_20_Text"><text:span text:style-name="T23">unittest</text:span></text:span><text:span text:style-name="T36"> supports some important concepts in an object-oriented way:</text:span></text:p>
      <text:p text:style-name="P51">test fixture</text:p>
      <text:p text:style-name="P49"><text:span text:style-name="T36">A </text:span><text:span text:style-name="Emphasis"><text:span text:style-name="T36">test fixture</text:span></text:span><text:span text:style-name="T36"> represents the preparation needed to perform one or more tests, and any associated cleanup actions. This may involve, for example, creating temporary or proxy databases, directories, or starting a server process.</text:span></text:p>
      <text:p text:style-name="P52">test case</text:p>
      <text:p text:style-name="P49"><text:span text:style-name="T36">A </text:span><text:span text:style-name="Emphasis"><text:span text:style-name="T36">test case</text:span></text:span><text:span text:style-name="T36"> is the individual unit of testing. It checks for a specific response to a particular set of inputs. </text:span><text:span text:style-name="Source_20_Text"><text:span text:style-name="T23">unittest</text:span></text:span><text:span text:style-name="T36"> provides a base class, </text:span><text:a xlink:type="simple" xlink:href="https://docs.python.org/3/library/unittest.html#unittest.TestCase" text:style-name="Internet_20_link" text:visited-style-name="Visited_20_Internet_20_Link"><text:span text:style-name="Source_20_Text"><text:span text:style-name="T37">TestCase</text:span></text:span></text:a><text:span text:style-name="T36">, which may be used to create new test cases.</text:span></text:p>
      <text:p text:style-name="P52">test suite</text:p>
      <text:p text:style-name="P49"><text:span text:style-name="T36">A </text:span><text:span text:style-name="Emphasis"><text:span text:style-name="T36">test suite</text:span></text:span><text:span text:style-name="T36"> is a collection of test cases, test suites, or both. It is used to aggregate tests that should be executed together.</text:span></text:p>
      <text:p text:style-name="P52">test runner</text:p>
      <text:p text:style-name="P50"><text:span text:style-name="T36">A </text:span><text:span text:style-name="Emphasis"><text:span text:style-name="T36">test runner</text:span></text:span><text:span text:style-name="T36"> is a component which orchestrates the execution of tests and provides the outcome to the user. The runner may use a graphical interface, a textual interface, or return a special value to indicate the results of executing the tests.</text:span></text:p>
      <text:p text:style-name="P115"/>
      <text:p text:style-name="P115">This file uses Python's built-in <text:span text:style-name="Source_20_Text">unittest</text:span> framework to automatically test the functionality of your maze generator. In <text:span text:style-name="Source_20_Text">unittest</text:span>, any method that starts with the word <text:span text:style-name="Source_20_Text">test_</text:span> is treated as an individual test case.</text:p>
      <text:p text:style-name="Text_20_body"><text:soft-page-break/>Here is a step-by-step breakdown of how each method works in this file:</text:p>
      <text:h text:style-name="Heading_20_3" text:outline-level="3">1. The Setup &amp; Teardown Methods (The Test Lifecycle)</text:h>
      <text:p text:style-name="Text_20_body">These two methods are special "fixtures" in the <text:span text:style-name="Source_20_Text">unittest</text:span> framework. They do not run tests themselves; instead, they prepare the environment before and after the actual tests run.</text:p>
      <text:list xml:id="list2379897401" text:style-name="L58">
        <text:list-item>
          <text:p text:style-name="P119"><text:span text:style-name="Source_20_Text"><text:span text:style-name="T3">setUp(self)</text:span></text:span><text:span text:style-name="T3">:</text:span> This method automatically runs <text:span text:style-name="T3">before every single test</text:span>. It creates a temporary physical file named <text:span text:style-name="Source_20_Text">test_temp_config.txt</text:span> and writes a perfectly valid set of maze parameters into it. This guarantees that every test has a fresh, predictable configuration file to work with, isolating the tests from one another.</text:p>
        </text:list-item>
        <text:list-item>
          <text:p text:style-name="P119"><text:span text:style-name="Source_20_Text"><text:span text:style-name="T3">tearDown(self)</text:span></text:span><text:span text:style-name="T3">:</text:span> This method automatically runs <text:span text:style-name="T3">after every single test</text:span>. It checks if <text:span text:style-name="Source_20_Text">test_temp_config.txt</text:span> exists, and if it does, it deletes it. This is crucial for keeping your workspace clean so left-over test files don't interfere with future runs or clutter your repository.</text:p>
        </text:list-item>
      </text:list>
      <text:h text:style-name="Heading_20_3" text:outline-level="3">2. The Test Methods</text:h>
      <text:p text:style-name="Text_20_body">These are the actual tests. They run the code you wrote in your main application and use <text:span text:style-name="Source_20_Text">assert</text:span> statements to mathematically prove the output matches what is expected. If an assertion is false, the test fails.</text:p>
      <text:list xml:id="list1141040085" text:style-name="L59">
        <text:list-item>
          <text:p text:style-name="P120"><text:span text:style-name="Source_20_Text"><text:span text:style-name="T3">test_valid_config_parsing(self)</text:span></text:span><text:span text:style-name="T3">:</text:span> This tests your <text:span text:style-name="Source_20_Text">MazeConfig</text:span> class. It passes the temporary file to the class and then checks if the data was parsed correctly.</text:p>
          <text:list>
            <text:list-item>
              <text:p text:style-name="P120"><text:span text:style-name="Source_20_Text">self.assertEqual(config.width, 20)</text:span> proves that the text <text:span text:style-name="Source_20_Text">WIDTH=20</text:span> was successfully converted into an integer <text:span text:style-name="Source_20_Text">20</text:span>.</text:p>
            </text:list-item>
            <text:list-item>
              <text:p text:style-name="P120"><text:span text:style-name="Source_20_Text">self.assertTrue(config.perfect)</text:span> proves that the text <text:span text:style-name="Source_20_Text">PERFECT=True</text:span> was correctly parsed as a Python boolean.</text:p>
            </text:list-item>
          </text:list>
        </text:list-item>
        <text:list-item>
          <text:p text:style-name="P120"><text:span text:style-name="Source_20_Text"><text:span text:style-name="T3">test_grid_initialization(self)</text:span></text:span><text:span text:style-name="T3">:</text:span> This tests your <text:span text:style-name="Source_20_Text">MazeGenerator</text:span> class. It initializes the generator using the temporary config and then measures the resulting 2D list (<text:span text:style-name="Source_20_Text">maze.grid</text:span>).</text:p>
          <text:list>
            <text:list-item>
              <text:p text:style-name="P120"><text:span text:style-name="Source_20_Text">self.assertEqual(len(maze.grid), 10)</text:span> proves that the grid has exactly 10 rows (matching <text:span text:style-name="Source_20_Text">HEIGHT=10</text:span>).</text:p>
            </text:list-item>
            <text:list-item>
              <text:p text:style-name="P120"><text:span text:style-name="Source_20_Text">self.assertEqual(len(maze.grid[0]), 20)</text:span> looks at the first row and proves it has exactly 20 columns (matching <text:span text:style-name="Source_20_Text">WIDTH=20</text:span>).</text:p>
            </text:list-item>
          </text:list>
        </text:list-item>
        <text:list-item>
          <text:p text:style-name="P120"><text:span text:style-name="Source_20_Text"><text:span text:style-name="T3">test_missing_file_error(self)</text:span></text:span><text:span text:style-name="T3">:</text:span> This tests your error handling. Instead of checking for a correct value, it intentionally feeds a fake file (<text:span text:style-name="Source_20_Text">"does_not_exist.txt"</text:span>) to the <text:span text:style-name="Source_20_Text">MazeConfig</text:span> class.</text:p>
          <text:list>
            <text:list-item>
              <text:p text:style-name="P120"><text:span text:style-name="Source_20_Text">with self.assertRaises(FileNotFoundError):</text:span> proves that your code successfully detects the missing file and raises the exact error it is supposed to raise, rather than crashing in an unexpected way.</text:p>
            </text:list-item>
          </text:list>
        </text:list-item>
      </text:list>
      <text:h text:style-name="Heading_20_3" text:outline-level="3"><text:soft-page-break/>3. The Execution Block</text:h>
      <text:p text:style-name="Text_20_body">Python</text:p>
      <text:p text:style-name="Preformatted_20_Text"><text:span text:style-name="Source_20_Text">if __name__ == '__main__':</text:span></text:p>
      <text:p text:style-name="P42"><text:span text:style-name="Source_20_Text"><text:s text:c="4"/>unittest.main()</text:span></text:p>
      <text:p text:style-name="Text_20_body">This standard Python boilerplate checks if you are running this script directly (e.g., typing <text:span text:style-name="Source_20_Text">python3 test_maze.py</text:span> in your terminal). If so, it calls <text:span text:style-name="Source_20_Text">unittest.main()</text:span>, which is the engine that hunts down all the <text:span text:style-name="Source_20_Text">test_</text:span> methods, runs them, and prints the final report (the "OK" or the list of failures) to your screen.</text:p>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1T15:11:07.931926927</meta:creation-date>
    <meta:generator>LibreOffice/7.3.7.2$Linux_X86_64 LibreOffice_project/30$Build-2</meta:generator>
    <dc:date>2026-04-08T12:08:59.075626455</dc:date>
    <meta:editing-duration>P2DT23H59M40S</meta:editing-duration>
    <meta:editing-cycles>14</meta:editing-cycles>
    <meta:document-statistic meta:table-count="0" meta:image-count="0" meta:object-count="0" meta:page-count="40" meta:paragraph-count="730" meta:word-count="11987" meta:character-count="71724" meta:non-whitespace-character-count="59647"/>
  </office:meta>
</office:document-meta>
</file>